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Diode_2_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06M32.642S" calcext:value-type="time">
            <text:p>15:06:32.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55326" calcext:value-type="float">
            <text:p>1.16E-10</text:p>
          </table:table-cell>
          <table:table-cell table:formula="of:=[.C4]*10^9" office:value-type="float" office:value="0.1155326" calcext:value-type="float">
            <text:p>0.1155326</text:p>
          </table:table-cell>
          <table:table-cell table:formula="of:=[.$N$1]*[.D4]" office:value-type="float" office:value="0.0961544468979328" calcext:value-type="float">
            <text:p>0.096154446897933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Iav(Tr)</text:p>
          </table:table-cell>
          <table:table-cell table:number-columns-repeated="4"/>
        </table:table-row>
        <table:table-row table:style-name="ro1">
          <table:table-cell office:value-type="time" office:time-value="PT15H06M33.015S" calcext:value-type="time">
            <text:p>15:06:33.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45824" calcext:value-type="float">
            <text:p>1.55E-10</text:p>
          </table:table-cell>
          <table:table-cell table:formula="of:=[.C5]*10^9" office:value-type="float" office:value="0.1545824" calcext:value-type="float">
            <text:p>0.1545824</text:p>
          </table:table-cell>
          <table:table-cell table:formula="of:=[.$N$1]*[.D5]" office:value-type="float" office:value="0.128654467848512" calcext:value-type="float">
            <text:p>0.128654467848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AVERAGE([.E4:.E8])" office:value-type="float" office:value="0.000636290083872168" calcext:value-type="float">
            <text:p>0.000636290083872</text:p>
          </table:table-cell>
          <table:table-cell table:formula="of:=(MAX([.E4:.E8])-MIN([.E4:.E8]))/2" office:value-type="float" office:value="0.129315083053443" calcext:value-type="float">
            <text:p>0.129315083053443</text:p>
          </table:table-cell>
          <table:table-cell table:number-columns-repeated="4"/>
        </table:table-row>
        <table:table-row table:style-name="ro1">
          <table:table-cell office:value-type="time" office:time-value="PT15H06M33.383S" calcext:value-type="time">
            <text:p>15:06:33.3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561699" calcext:value-type="float">
            <text:p>-1.56E-10</text:p>
          </table:table-cell>
          <table:table-cell table:formula="of:=[.C6]*10^9" office:value-type="float" office:value="-0.1561699" calcext:value-type="float">
            <text:p>-0.1561699</text:p>
          </table:table-cell>
          <table:table-cell table:formula="of:=[.$N$1]*[.D6]" office:value-type="float" office:value="-0.129975698258375" calcext:value-type="float">
            <text:p>-0.129975698258375</text:p>
          </table:table-cell>
          <table:table-cell table:number-columns-repeated="9"/>
        </table:table-row>
        <table:table-row table:style-name="ro1">
          <table:table-cell office:value-type="time" office:time-value="PT15H06M33.752S" calcext:value-type="time">
            <text:p>15:06:33.7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039719" calcext:value-type="float">
            <text:p>-1.04E-10</text:p>
          </table:table-cell>
          <table:table-cell table:formula="of:=[.C7]*10^9" office:value-type="float" office:value="-0.1039719" calcext:value-type="float">
            <text:p>-0.1039719</text:p>
          </table:table-cell>
          <table:table-cell table:formula="of:=[.$N$1]*[.D7]" office:value-type="float" office:value="-0.0865328101109746" calcext:value-type="float">
            <text:p>-0.086532810110975</text:p>
          </table:table-cell>
          <table:table-cell table:number-columns-repeated="9"/>
        </table:table-row>
        <table:table-row table:style-name="ro1">
          <table:table-cell office:value-type="time" office:time-value="PT15H06M34.12S" calcext:value-type="time">
            <text:p>15:06:34.1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6150587" calcext:value-type="float">
            <text:p>-6.15E-12</text:p>
          </table:table-cell>
          <table:table-cell table:formula="of:=[.C8]*10^9" office:value-type="float" office:value="-0.006150587" calcext:value-type="float">
            <text:p>-0.006150587</text:p>
          </table:table-cell>
          <table:table-cell table:formula="of:=[.$N$1]*[.D8]" office:value-type="float" office:value="-0.00511895595773501" calcext:value-type="float">
            <text:p>-0.005118955957735</text:p>
          </table:table-cell>
          <table:table-cell table:number-columns-repeated="9"/>
        </table:table-row>
        <table:table-row table:style-name="ro1">
          <table:table-cell office:value-type="time" office:time-value="PT15H06M34.496S" calcext:value-type="time">
            <text:p>15:06:34.50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258596" calcext:value-type="float">
            <text:p>2.26E-11</text:p>
          </table:table-cell>
          <table:table-cell table:formula="of:=[.C9]*10^9" office:value-type="float" office:value="0.02258596" calcext:value-type="float">
            <text:p>0.02258596</text:p>
          </table:table-cell>
          <table:table-cell table:formula="of:=[.$N$1]*[.D9]" office:value-type="float" office:value="0.0187976423231091" calcext:value-type="float">
            <text:p>0.018797642323109</text:p>
          </table:table-cell>
          <table:table-cell table:number-columns-repeated="9"/>
        </table:table-row>
        <table:table-row table:style-name="ro1">
          <table:table-cell office:value-type="time" office:time-value="PT15H06M34.879S" calcext:value-type="time">
            <text:p>15:06:34.8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027528" calcext:value-type="float">
            <text:p>-2.03E-10</text:p>
          </table:table-cell>
          <table:table-cell table:formula="of:=[.C10]*10^9" office:value-type="float" office:value="-0.2027528" calcext:value-type="float">
            <text:p>-0.2027528</text:p>
          </table:table-cell>
          <table:table-cell table:formula="of:=[.$N$1]*[.D10]" office:value-type="float" office:value="-0.16874530081559" calcext:value-type="float">
            <text:p>-0.16874530081559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5" calcext:value-type="float">
            <text:p>0.05</text:p>
          </table:table-cell>
          <table:table-cell table:formula="of:=AVERAGE([.E9:.E13])" office:value-type="float" office:value="-0.0632469759666456" calcext:value-type="float">
            <text:p>-0.063246975966646</text:p>
          </table:table-cell>
          <table:table-cell table:formula="of:=(MAX([.E9:.E13])-MIN([.E9:.E13]))/2" office:value-type="float" office:value="0.146729931871624" calcext:value-type="float">
            <text:p>0.146729931871624</text:p>
          </table:table-cell>
          <table:table-cell table:number-columns-repeated="4"/>
        </table:table-row>
        <table:table-row table:style-name="ro1">
          <table:table-cell office:value-type="time" office:time-value="PT15H06M35.263S" calcext:value-type="time">
            <text:p>15:06:35.2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717542" calcext:value-type="float">
            <text:p>-3.72E-11</text:p>
          </table:table-cell>
          <table:table-cell table:formula="of:=[.C11]*10^9" office:value-type="float" office:value="-0.03717542" calcext:value-type="float">
            <text:p>-0.03717542</text:p>
          </table:table-cell>
          <table:table-cell table:formula="of:=[.$N$1]*[.D11]" office:value-type="float" office:value="-0.0309400286005712" calcext:value-type="float">
            <text:p>-0.030940028600571</text:p>
          </table:table-cell>
          <table:table-cell table:number-columns-repeated="9"/>
        </table:table-row>
        <table:table-row table:style-name="ro1">
          <table:table-cell office:value-type="time" office:time-value="PT15H06M35.647S" calcext:value-type="time">
            <text:p>15:06:35.65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9498868" calcext:value-type="float">
            <text:p>9.50E-11</text:p>
          </table:table-cell>
          <table:table-cell table:formula="of:=[.C12]*10^9" office:value-type="float" office:value="0.09498868" calcext:value-type="float">
            <text:p>0.09498868</text:p>
          </table:table-cell>
          <table:table-cell table:formula="of:=[.$N$1]*[.D12]" office:value-type="float" office:value="0.0790563355015358" calcext:value-type="float">
            <text:p>0.079056335501536</text:p>
          </table:table-cell>
          <table:table-cell table:number-columns-repeated="9"/>
        </table:table-row>
        <table:table-row table:style-name="ro1">
          <table:table-cell office:value-type="time" office:time-value="PT15H06M36.031S" calcext:value-type="time">
            <text:p>15:06:36.0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576126" calcext:value-type="float">
            <text:p>-2.58E-10</text:p>
          </table:table-cell>
          <table:table-cell table:formula="of:=[.C13]*10^9" office:value-type="float" office:value="-0.2576126" calcext:value-type="float">
            <text:p>-0.2576126</text:p>
          </table:table-cell>
          <table:table-cell table:formula="of:=[.$N$1]*[.D13]" office:value-type="float" office:value="-0.214403528241712" calcext:value-type="float">
            <text:p>-0.214403528241712</text:p>
          </table:table-cell>
          <table:table-cell table:number-columns-repeated="9"/>
        </table:table-row>
        <table:table-row table:style-name="ro1">
          <table:table-cell office:value-type="time" office:time-value="PT15H06M36.416S" calcext:value-type="time">
            <text:p>15:06:36.4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755391" calcext:value-type="float">
            <text:p>-2.76E-10</text:p>
          </table:table-cell>
          <table:table-cell table:formula="of:=[.C14]*10^9" office:value-type="float" office:value="-0.2755391" calcext:value-type="float">
            <text:p>-0.2755391</text:p>
          </table:table-cell>
          <table:table-cell table:formula="of:=[.$N$1]*[.D14]" office:value-type="float" office:value="-0.229323236551884" calcext:value-type="float">
            <text:p>-0.229323236551884</text:p>
          </table:table-cell>
          <table:table-cell table:number-columns-repeated="9"/>
        </table:table-row>
        <table:table-row table:style-name="ro1">
          <table:table-cell office:value-type="time" office:time-value="PT15H06M36.799S" calcext:value-type="time">
            <text:p>15:06:36.80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499084" calcext:value-type="float">
            <text:p>4.99E-11</text:p>
          </table:table-cell>
          <table:table-cell table:formula="of:=[.C15]*10^9" office:value-type="float" office:value="0.0499084" calcext:value-type="float">
            <text:p>0.0499084</text:p>
          </table:table-cell>
          <table:table-cell table:formula="of:=[.$N$1]*[.D15]" office:value-type="float" office:value="0.0415373201811505" calcext:value-type="float">
            <text:p>0.041537320181151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table:formula="of:=AVERAGE([.E14:.E18])" office:value-type="float" office:value="-0.118318800695864" calcext:value-type="float">
            <text:p>-0.118318800695864</text:p>
          </table:table-cell>
          <table:table-cell table:formula="of:=(MAX([.E14:.E18])-MIN([.E14:.E18]))/2" office:value-type="float" office:value="0.135430278366517" calcext:value-type="float">
            <text:p>0.135430278366517</text:p>
          </table:table-cell>
          <table:table-cell table:number-columns-repeated="4"/>
        </table:table-row>
        <table:table-row table:style-name="ro1">
          <table:table-cell office:value-type="time" office:time-value="PT15H06M37.182S" calcext:value-type="time">
            <text:p>15:06:37.1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852013" calcext:value-type="float">
            <text:p>-1.85E-10</text:p>
          </table:table-cell>
          <table:table-cell table:formula="of:=[.C16]*10^9" office:value-type="float" office:value="-0.1852013" calcext:value-type="float">
            <text:p>-0.1852013</text:p>
          </table:table-cell>
          <table:table-cell table:formula="of:=[.$N$1]*[.D16]" office:value-type="float" office:value="-0.154137694177039" calcext:value-type="float">
            <text:p>-0.154137694177039</text:p>
          </table:table-cell>
          <table:table-cell table:number-columns-repeated="9"/>
        </table:table-row>
        <table:table-row table:style-name="ro1">
          <table:table-cell office:value-type="time" office:time-value="PT15H06M37.566S" calcext:value-type="time">
            <text:p>15:06:37.5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654733" calcext:value-type="float">
            <text:p>-2.65E-10</text:p>
          </table:table-cell>
          <table:table-cell table:formula="of:=[.C17]*10^9" office:value-type="float" office:value="-0.2654733" calcext:value-type="float">
            <text:p>-0.2654733</text:p>
          </table:table-cell>
          <table:table-cell table:formula="of:=[.$N$1]*[.D17]" office:value-type="float" office:value="-0.220945761868676" calcext:value-type="float">
            <text:p>-0.220945761868676</text:p>
          </table:table-cell>
          <table:table-cell table:number-columns-repeated="9"/>
        </table:table-row>
        <table:table-row table:style-name="ro1">
          <table:table-cell office:value-type="time" office:time-value="PT15H06M37.95S" calcext:value-type="time">
            <text:p>15:06:37.9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3451355" calcext:value-type="float">
            <text:p>-3.45E-11</text:p>
          </table:table-cell>
          <table:table-cell table:formula="of:=[.C18]*10^9" office:value-type="float" office:value="-0.03451355" calcext:value-type="float">
            <text:p>-0.03451355</text:p>
          </table:table-cell>
          <table:table-cell table:formula="of:=[.$N$1]*[.D18]" office:value-type="float" office:value="-0.0287246310628701" calcext:value-type="float">
            <text:p>-0.02872463106287</text:p>
          </table:table-cell>
          <table:table-cell table:number-columns-repeated="9"/>
        </table:table-row>
        <table:table-row table:style-name="ro1">
          <table:table-cell office:value-type="time" office:time-value="PT15H06M38.335S" calcext:value-type="time">
            <text:p>15:06:38.3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3334897" calcext:value-type="float">
            <text:p>-3.33E-11</text:p>
          </table:table-cell>
          <table:table-cell table:formula="of:=[.C19]*10^9" office:value-type="float" office:value="-0.03334897" calcext:value-type="float">
            <text:p>-0.03334897</text:p>
          </table:table-cell>
          <table:table-cell table:formula="of:=[.$N$1]*[.D19]" office:value-type="float" office:value="-0.0277553847569063" calcext:value-type="float">
            <text:p>-0.027755384756906</text:p>
          </table:table-cell>
          <table:table-cell table:number-columns-repeated="9"/>
        </table:table-row>
        <table:table-row table:style-name="ro1">
          <table:table-cell office:value-type="time" office:time-value="PT15H06M38.718S" calcext:value-type="time">
            <text:p>15:06:38.7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7901695" calcext:value-type="float">
            <text:p>-7.90E-11</text:p>
          </table:table-cell>
          <table:table-cell table:formula="of:=[.C20]*10^9" office:value-type="float" office:value="-0.07901695" calcext:value-type="float">
            <text:p>-0.07901695</text:p>
          </table:table-cell>
          <table:table-cell table:formula="of:=[.$N$1]*[.D20]" office:value-type="float" office:value="-0.0657635258170561" calcext:value-type="float">
            <text:p>-0.065763525817056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5" calcext:value-type="float">
            <text:p>0.05</text:p>
          </table:table-cell>
          <table:table-cell table:formula="of:=AVERAGE([.E19:.E23])" office:value-type="float" office:value="-0.095963362441415" calcext:value-type="float">
            <text:p>-0.095963362441415</text:p>
          </table:table-cell>
          <table:table-cell table:formula="of:=(MAX([.E19:.E23])-MIN([.E19:.E23]))/2" office:value-type="float" office:value="0.125168204788037" calcext:value-type="float">
            <text:p>0.125168204788037</text:p>
          </table:table-cell>
          <table:table-cell table:number-columns-repeated="4"/>
        </table:table-row>
        <table:table-row table:style-name="ro1">
          <table:table-cell office:value-type="time" office:time-value="PT15H06M39.102S" calcext:value-type="time">
            <text:p>15:06:39.1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800726" calcext:value-type="float">
            <text:p>-2.80E-10</text:p>
          </table:table-cell>
          <table:table-cell table:formula="of:=[.C21]*10^9" office:value-type="float" office:value="-0.2800726" calcext:value-type="float">
            <text:p>-0.2800726</text:p>
          </table:table-cell>
          <table:table-cell table:formula="of:=[.$N$1]*[.D21]" office:value-type="float" office:value="-0.233096337694001" calcext:value-type="float">
            <text:p>-0.233096337694001</text:p>
          </table:table-cell>
          <table:table-cell table:number-columns-repeated="9"/>
        </table:table-row>
        <table:table-row table:style-name="ro1">
          <table:table-cell office:value-type="time" office:time-value="PT15H06M39.485S" calcext:value-type="time">
            <text:p>15:06:39.49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2071449" calcext:value-type="float">
            <text:p>2.07E-11</text:p>
          </table:table-cell>
          <table:table-cell table:formula="of:=[.C22]*10^9" office:value-type="float" office:value="0.02071449" calcext:value-type="float">
            <text:p>0.02071449</text:p>
          </table:table-cell>
          <table:table-cell table:formula="of:=[.$N$1]*[.D22]" office:value-type="float" office:value="0.0172400718820728" calcext:value-type="float">
            <text:p>0.017240071882073</text:p>
          </table:table-cell>
          <table:table-cell table:number-columns-repeated="9"/>
        </table:table-row>
        <table:table-row table:style-name="ro1">
          <table:table-cell office:value-type="time" office:time-value="PT15H06M39.868S" calcext:value-type="time">
            <text:p>15:06:39.8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04791" calcext:value-type="float">
            <text:p>-2.05E-10</text:p>
          </table:table-cell>
          <table:table-cell table:formula="of:=[.C23]*10^9" office:value-type="float" office:value="-0.204791" calcext:value-type="float">
            <text:p>-0.204791</text:p>
          </table:table-cell>
          <table:table-cell table:formula="of:=[.$N$1]*[.D23]" office:value-type="float" office:value="-0.170441635821184" calcext:value-type="float">
            <text:p>-0.170441635821184</text:p>
          </table:table-cell>
          <table:table-cell table:number-columns-repeated="9"/>
        </table:table-row>
        <table:table-row table:style-name="ro1">
          <table:table-cell office:value-type="time" office:time-value="PT15H06M40.253S" calcext:value-type="time">
            <text:p>15:06:40.2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91635" calcext:value-type="float">
            <text:p>-2.92E-10</text:p>
          </table:table-cell>
          <table:table-cell table:formula="of:=[.C24]*10^9" office:value-type="float" office:value="-0.291635" calcext:value-type="float">
            <text:p>-0.291635</text:p>
          </table:table-cell>
          <table:table-cell table:formula="of:=[.$N$1]*[.D24]" office:value-type="float" office:value="-0.242719389341871" calcext:value-type="float">
            <text:p>-0.242719389341871</text:p>
          </table:table-cell>
          <table:table-cell table:number-columns-repeated="9"/>
        </table:table-row>
        <table:table-row table:style-name="ro1">
          <table:table-cell office:value-type="time" office:time-value="PT15H06M40.637S" calcext:value-type="time">
            <text:p>15:06:40.6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8246911" calcext:value-type="float">
            <text:p>-8.25E-11</text:p>
          </table:table-cell>
          <table:table-cell table:formula="of:=[.C25]*10^9" office:value-type="float" office:value="-0.08246911" calcext:value-type="float">
            <text:p>-0.08246911</text:p>
          </table:table-cell>
          <table:table-cell table:formula="of:=[.$N$1]*[.D25]" office:value-type="float" office:value="-0.0686366589015982" calcext:value-type="float">
            <text:p>-0.06863665890159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5" calcext:value-type="float">
            <text:p>0.05</text:p>
          </table:table-cell>
          <table:table-cell table:formula="of:=AVERAGE([.E24:.E28])" office:value-type="float" office:value="-0.126999273669135" calcext:value-type="float">
            <text:p>-0.126999273669135</text:p>
          </table:table-cell>
          <table:table-cell table:formula="of:=(MAX([.E24:.E28])-MIN([.E24:.E28]))/2" office:value-type="float" office:value="0.117173474949482" calcext:value-type="float">
            <text:p>0.117173474949482</text:p>
          </table:table-cell>
          <table:table-cell table:number-columns-repeated="4"/>
        </table:table-row>
        <table:table-row table:style-name="ro1">
          <table:table-cell office:value-type="time" office:time-value="PT15H06M41.021S" calcext:value-type="time">
            <text:p>15:06:41.0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1005975" calcext:value-type="float">
            <text:p>-1.01E-11</text:p>
          </table:table-cell>
          <table:table-cell table:formula="of:=[.C26]*10^9" office:value-type="float" office:value="-0.01005975" calcext:value-type="float">
            <text:p>-0.01005975</text:p>
          </table:table-cell>
          <table:table-cell table:formula="of:=[.$N$1]*[.D26]" office:value-type="float" office:value="-0.00837243944290598" calcext:value-type="float">
            <text:p>-0.008372439442906</text:p>
          </table:table-cell>
          <table:table-cell table:number-columns-repeated="9"/>
        </table:table-row>
        <table:table-row table:style-name="ro1">
          <table:table-cell office:value-type="time" office:time-value="PT15H06M41.404S" calcext:value-type="time">
            <text:p>15:06:41.4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571684" calcext:value-type="float">
            <text:p>-1.57E-10</text:p>
          </table:table-cell>
          <table:table-cell table:formula="of:=[.C27]*10^9" office:value-type="float" office:value="-0.1571684" calcext:value-type="float">
            <text:p>-0.1571684</text:p>
          </table:table-cell>
          <table:table-cell table:formula="of:=[.$N$1]*[.D27]" office:value-type="float" office:value="-0.130806720976011" calcext:value-type="float">
            <text:p>-0.130806720976011</text:p>
          </table:table-cell>
          <table:table-cell table:number-columns-repeated="9"/>
        </table:table-row>
        <table:table-row table:style-name="ro1">
          <table:table-cell office:value-type="time" office:time-value="PT15H06M41.788S" calcext:value-type="time">
            <text:p>15:06:41.7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16359" calcext:value-type="float">
            <text:p>-2.22E-10</text:p>
          </table:table-cell>
          <table:table-cell table:formula="of:=[.C28]*10^9" office:value-type="float" office:value="-0.2216359" calcext:value-type="float">
            <text:p>-0.2216359</text:p>
          </table:table-cell>
          <table:table-cell table:formula="of:=[.$N$1]*[.D28]" office:value-type="float" office:value="-0.184461159683289" calcext:value-type="float">
            <text:p>-0.184461159683289</text:p>
          </table:table-cell>
          <table:table-cell table:number-columns-repeated="9"/>
        </table:table-row>
        <table:table-row table:style-name="ro1">
          <table:table-cell office:value-type="time" office:time-value="PT15H06M42.172S" calcext:value-type="time">
            <text:p>15:06:42.1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7934969" calcext:value-type="float">
            <text:p>-7.93E-11</text:p>
          </table:table-cell>
          <table:table-cell table:formula="of:=[.C29]*10^9" office:value-type="float" office:value="-0.07934969" calcext:value-type="float">
            <text:p>-0.07934969</text:p>
          </table:table-cell>
          <table:table-cell table:formula="of:=[.$N$1]*[.D29]" office:value-type="float" office:value="-0.0660404557109632" calcext:value-type="float">
            <text:p>-0.066040455710963</text:p>
          </table:table-cell>
          <table:table-cell table:number-columns-repeated="9"/>
        </table:table-row>
        <table:table-row table:style-name="ro1">
          <table:table-cell office:value-type="time" office:time-value="PT15H06M42.556S" calcext:value-type="time">
            <text:p>15:06:42.5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4145942" calcext:value-type="float">
            <text:p>-4.15E-11</text:p>
          </table:table-cell>
          <table:table-cell table:formula="of:=[.C30]*10^9" office:value-type="float" office:value="-0.04145942" calcext:value-type="float">
            <text:p>-0.04145942</text:p>
          </table:table-cell>
          <table:table-cell table:formula="of:=[.$N$1]*[.D30]" office:value-type="float" office:value="-0.0345054780971699" calcext:value-type="float">
            <text:p>-0.03450547809717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5" calcext:value-type="float">
            <text:p>0.05</text:p>
          </table:table-cell>
          <table:table-cell table:formula="of:=AVERAGE([.E29:.E33])" office:value-type="float" office:value="-0.0911648034015972" calcext:value-type="float">
            <text:p>-0.091164803401597</text:p>
          </table:table-cell>
          <table:table-cell table:formula="of:=(MAX([.E29:.E33])-MIN([.E29:.E33]))/2" office:value-type="float" office:value="0.0839945413133038" calcext:value-type="float">
            <text:p>0.083994541313304</text:p>
          </table:table-cell>
          <table:table-cell table:number-columns-repeated="4"/>
        </table:table-row>
        <table:table-row table:style-name="ro1">
          <table:table-cell office:value-type="time" office:time-value="PT15H06M42.94S" calcext:value-type="time">
            <text:p>15:06:42.9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925212" calcext:value-type="float">
            <text:p>-1.93E-10</text:p>
          </table:table-cell>
          <table:table-cell table:formula="of:=[.C31]*10^9" office:value-type="float" office:value="-0.1925212" calcext:value-type="float">
            <text:p>-0.1925212</text:p>
          </table:table-cell>
          <table:table-cell table:formula="of:=[.$N$1]*[.D31]" office:value-type="float" office:value="-0.160229835579969" calcext:value-type="float">
            <text:p>-0.160229835579969</text:p>
          </table:table-cell>
          <table:table-cell table:number-columns-repeated="9"/>
        </table:table-row>
        <table:table-row table:style-name="ro1">
          <table:table-cell office:value-type="time" office:time-value="PT15H06M43.324S" calcext:value-type="time">
            <text:p>15:06:43.3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181004" calcext:value-type="float">
            <text:p>-2.18E-10</text:p>
          </table:table-cell>
          <table:table-cell table:formula="of:=[.C32]*10^9" office:value-type="float" office:value="-0.2181004" calcext:value-type="float">
            <text:p>-0.2181004</text:p>
          </table:table-cell>
          <table:table-cell table:formula="of:=[.$N$1]*[.D32]" office:value-type="float" office:value="-0.181518665123246" calcext:value-type="float">
            <text:p>-0.181518665123246</text:p>
          </table:table-cell>
          <table:table-cell table:number-columns-repeated="9"/>
        </table:table-row>
        <table:table-row table:style-name="ro1">
          <table:table-cell office:value-type="time" office:time-value="PT15H06M43.708S" calcext:value-type="time">
            <text:p>15:06:43.7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1625622" calcext:value-type="float">
            <text:p>-1.63E-11</text:p>
          </table:table-cell>
          <table:table-cell table:formula="of:=[.C33]*10^9" office:value-type="float" office:value="-0.01625622" calcext:value-type="float">
            <text:p>-0.01625622</text:p>
          </table:table-cell>
          <table:table-cell table:formula="of:=[.$N$1]*[.D33]" office:value-type="float" office:value="-0.0135295824966383" calcext:value-type="float">
            <text:p>-0.013529582496638</text:p>
          </table:table-cell>
          <table:table-cell table:number-columns-repeated="9"/>
        </table:table-row>
        <table:table-row table:style-name="ro1">
          <table:table-cell office:value-type="time" office:time-value="PT15H06M44.091S" calcext:value-type="time">
            <text:p>15:06:44.0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191403" calcext:value-type="float">
            <text:p>-2.19E-10</text:p>
          </table:table-cell>
          <table:table-cell table:formula="of:=[.C34]*10^9" office:value-type="float" office:value="-0.2191403" calcext:value-type="float">
            <text:p>-0.2191403</text:p>
          </table:table-cell>
          <table:table-cell table:formula="of:=[.$N$1]*[.D34]" office:value-type="float" office:value="-0.182384143865429" calcext:value-type="float">
            <text:p>-0.182384143865429</text:p>
          </table:table-cell>
          <table:table-cell table:number-columns-repeated="9"/>
        </table:table-row>
        <table:table-row table:style-name="ro1">
          <table:table-cell office:value-type="time" office:time-value="PT15H06M44.467S" calcext:value-type="time">
            <text:p>15:06:44.4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508879" calcext:value-type="float">
            <text:p>-1.51E-10</text:p>
          </table:table-cell>
          <table:table-cell table:formula="of:=[.C35]*10^9" office:value-type="float" office:value="-0.1508879" calcext:value-type="float">
            <text:p>-0.1508879</text:p>
          </table:table-cell>
          <table:table-cell table:formula="of:=[.$N$1]*[.D35]" office:value-type="float" office:value="-0.125579642179702" calcext:value-type="float">
            <text:p>-0.125579642179702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5" calcext:value-type="float">
            <text:p>0.05</text:p>
          </table:table-cell>
          <table:table-cell table:formula="of:=AVERAGE([.E34:.E38])" office:value-type="float" office:value="-0.118726051763773" calcext:value-type="float">
            <text:p>-0.118726051763773</text:p>
          </table:table-cell>
          <table:table-cell table:formula="of:=(MAX([.E34:.E38])-MIN([.E34:.E38]))/2" office:value-type="float" office:value="0.0903807012170013" calcext:value-type="float">
            <text:p>0.090380701217001</text:p>
          </table:table-cell>
          <table:table-cell table:number-columns-repeated="4"/>
        </table:table-row>
        <table:table-row table:style-name="ro1">
          <table:table-cell office:value-type="time" office:time-value="PT15H06M44.844S" calcext:value-type="time">
            <text:p>15:06:44.8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075906" calcext:value-type="float">
            <text:p>-1.08E-10</text:p>
          </table:table-cell>
          <table:table-cell table:formula="of:=[.C36]*10^9" office:value-type="float" office:value="-0.1075906" calcext:value-type="float">
            <text:p>-0.1075906</text:p>
          </table:table-cell>
          <table:table-cell table:formula="of:=[.$N$1]*[.D36]" office:value-type="float" office:value="-0.0895445496285614" calcext:value-type="float">
            <text:p>-0.089544549628561</text:p>
          </table:table-cell>
          <table:table-cell table:number-columns-repeated="9"/>
        </table:table-row>
        <table:table-row table:style-name="ro1">
          <table:table-cell office:value-type="time" office:time-value="PT15H06M45.228S" calcext:value-type="time">
            <text:p>15:06:45.2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09228075" calcext:value-type="float">
            <text:p>-9.23E-12</text:p>
          </table:table-cell>
          <table:table-cell table:formula="of:=[.C37]*10^9" office:value-type="float" office:value="-0.009228075" calcext:value-type="float">
            <text:p>-0.009228075</text:p>
          </table:table-cell>
          <table:table-cell table:formula="of:=[.$N$1]*[.D37]" office:value-type="float" office:value="-0.00768026035558484" calcext:value-type="float">
            <text:p>-0.007680260355585</text:p>
          </table:table-cell>
          <table:table-cell table:number-columns-repeated="9"/>
        </table:table-row>
        <table:table-row table:style-name="ro1">
          <table:table-cell office:value-type="time" office:time-value="PT15H06M45.611S" calcext:value-type="time">
            <text:p>15:06:45.6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264186" calcext:value-type="float">
            <text:p>-2.26E-10</text:p>
          </table:table-cell>
          <table:table-cell table:formula="of:=[.C38]*10^9" office:value-type="float" office:value="-0.2264186" calcext:value-type="float">
            <text:p>-0.2264186</text:p>
          </table:table-cell>
          <table:table-cell table:formula="of:=[.$N$1]*[.D38]" office:value-type="float" office:value="-0.188441662789587" calcext:value-type="float">
            <text:p>-0.188441662789587</text:p>
          </table:table-cell>
          <table:table-cell table:number-columns-repeated="9"/>
        </table:table-row>
        <table:table-row table:style-name="ro1">
          <table:table-cell office:value-type="time" office:time-value="PT15H06M45.994S" calcext:value-type="time">
            <text:p>15:06:45.9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30245" calcext:value-type="float">
            <text:p>-2.30E-10</text:p>
          </table:table-cell>
          <table:table-cell table:formula="of:=[.C39]*10^9" office:value-type="float" office:value="-0.230245" calcext:value-type="float">
            <text:p>-0.230245</text:p>
          </table:table-cell>
          <table:table-cell table:formula="of:=[.$N$1]*[.D39]" office:value-type="float" office:value="-0.191626265019696" calcext:value-type="float">
            <text:p>-0.191626265019696</text:p>
          </table:table-cell>
          <table:table-cell table:number-columns-repeated="9"/>
        </table:table-row>
        <table:table-row table:style-name="ro1">
          <table:table-cell office:value-type="time" office:time-value="PT15H06M46.378S" calcext:value-type="time">
            <text:p>15:06:46.3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07814074" calcext:value-type="float">
            <text:p>-7.81E-12</text:p>
          </table:table-cell>
          <table:table-cell table:formula="of:=[.C40]*10^9" office:value-type="float" office:value="-0.007814074" calcext:value-type="float">
            <text:p>-0.007814074</text:p>
          </table:table-cell>
          <table:table-cell table:formula="of:=[.$N$1]*[.D40]" office:value-type="float" office:value="-0.00650342815352132" calcext:value-type="float">
            <text:p>-0.006503428153521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5" calcext:value-type="float">
            <text:p>0.05</text:p>
          </table:table-cell>
          <table:table-cell table:formula="of:=AVERAGE([.E39:.E43])" office:value-type="float" office:value="-0.184128796204692" calcext:value-type="float">
            <text:p>-0.184128796204692</text:p>
          </table:table-cell>
          <table:table-cell table:formula="of:=(MAX([.E39:.E43])-MIN([.E39:.E43]))/2" office:value-type="float" office:value="0.133996202811721" calcext:value-type="float">
            <text:p>0.133996202811721</text:p>
          </table:table-cell>
          <table:table-cell table:number-columns-repeated="4"/>
        </table:table-row>
        <table:table-row table:style-name="ro1">
          <table:table-cell office:value-type="time" office:time-value="PT15H06M46.762S" calcext:value-type="time">
            <text:p>15:06:46.7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562398" calcext:value-type="float">
            <text:p>-2.56E-10</text:p>
          </table:table-cell>
          <table:table-cell table:formula="of:=[.C41]*10^9" office:value-type="float" office:value="-0.2562398" calcext:value-type="float">
            <text:p>-0.2562398</text:p>
          </table:table-cell>
          <table:table-cell table:formula="of:=[.$N$1]*[.D41]" office:value-type="float" office:value="-0.213260986442242" calcext:value-type="float">
            <text:p>-0.213260986442242</text:p>
          </table:table-cell>
          <table:table-cell table:number-columns-repeated="9"/>
        </table:table-row>
        <table:table-row table:style-name="ro1">
          <table:table-cell office:value-type="time" office:time-value="PT15H06M47.146S" calcext:value-type="time">
            <text:p>15:06:47.1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298154" calcext:value-type="float">
            <text:p>-3.30E-10</text:p>
          </table:table-cell>
          <table:table-cell table:formula="of:=[.C42]*10^9" office:value-type="float" office:value="-0.3298154" calcext:value-type="float">
            <text:p>-0.3298154</text:p>
          </table:table-cell>
          <table:table-cell table:formula="of:=[.$N$1]*[.D42]" office:value-type="float" office:value="-0.274495833776964" calcext:value-type="float">
            <text:p>-0.274495833776964</text:p>
          </table:table-cell>
          <table:table-cell table:number-columns-repeated="9"/>
        </table:table-row>
        <table:table-row table:style-name="ro1">
          <table:table-cell office:value-type="time" office:time-value="PT15H06M47.53S" calcext:value-type="time">
            <text:p>15:06:47.5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820685" calcext:value-type="float">
            <text:p>-2.82E-10</text:p>
          </table:table-cell>
          <table:table-cell table:formula="of:=[.C43]*10^9" office:value-type="float" office:value="-0.2820685" calcext:value-type="float">
            <text:p>-0.2820685</text:p>
          </table:table-cell>
          <table:table-cell table:formula="of:=[.$N$1]*[.D43]" office:value-type="float" office:value="-0.234757467631037" calcext:value-type="float">
            <text:p>-0.234757467631037</text:p>
          </table:table-cell>
          <table:table-cell table:number-columns-repeated="9"/>
        </table:table-row>
        <table:table-row table:style-name="ro1">
          <table:table-cell office:value-type="time" office:time-value="PT15H06M47.914S" calcext:value-type="time">
            <text:p>15:06:47.9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5805459" calcext:value-type="float">
            <text:p>-5.81E-11</text:p>
          </table:table-cell>
          <table:table-cell table:formula="of:=[.C44]*10^9" office:value-type="float" office:value="-0.05805459" calcext:value-type="float">
            <text:p>-0.05805459</text:p>
          </table:table-cell>
          <table:table-cell table:formula="of:=[.$N$1]*[.D44]" office:value-type="float" office:value="-0.0483171588913974" calcext:value-type="float">
            <text:p>-0.048317158891398</text:p>
          </table:table-cell>
          <table:table-cell table:number-columns-repeated="9"/>
        </table:table-row>
        <table:table-row table:style-name="ro1">
          <table:table-cell office:value-type="time" office:time-value="PT15H06M48.289S" calcext:value-type="time">
            <text:p>15:06:48.2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323534" calcext:value-type="float">
            <text:p>-3.32E-10</text:p>
          </table:table-cell>
          <table:table-cell table:formula="of:=[.C45]*10^9" office:value-type="float" office:value="-0.3323534" calcext:value-type="float">
            <text:p>-0.3323534</text:p>
          </table:table-cell>
          <table:table-cell table:formula="of:=[.$N$1]*[.D45]" office:value-type="float" office:value="-0.276608137890495" calcext:value-type="float">
            <text:p>-0.276608137890495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5" calcext:value-type="float">
            <text:p>0.05</text:p>
          </table:table-cell>
          <table:table-cell table:formula="of:=AVERAGE([.E44:.E48])" office:value-type="float" office:value="-0.13705813243946" calcext:value-type="float">
            <text:p>-0.13705813243946</text:p>
          </table:table-cell>
          <table:table-cell table:formula="of:=(MAX([.E44:.E48])-MIN([.E44:.E48]))/2" office:value-type="float" office:value="0.125880237703029" calcext:value-type="float">
            <text:p>0.125880237703029</text:p>
          </table:table-cell>
          <table:table-cell table:number-columns-repeated="4"/>
        </table:table-row>
        <table:table-row table:style-name="ro1">
          <table:table-cell office:value-type="time" office:time-value="PT15H06M48.665S" calcext:value-type="time">
            <text:p>15:06:48.6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163952" calcext:value-type="float">
            <text:p>-2.16E-10</text:p>
          </table:table-cell>
          <table:table-cell table:formula="of:=[.C46]*10^9" office:value-type="float" office:value="-0.2163952" calcext:value-type="float">
            <text:p>-0.2163952</text:p>
          </table:table-cell>
          <table:table-cell table:formula="of:=[.$N$1]*[.D46]" office:value-type="float" office:value="-0.180099476402051" calcext:value-type="float">
            <text:p>-0.180099476402051</text:p>
          </table:table-cell>
          <table:table-cell table:number-columns-repeated="9"/>
        </table:table-row>
        <table:table-row table:style-name="ro1">
          <table:table-cell office:value-type="time" office:time-value="PT15H06M49.049S" calcext:value-type="time">
            <text:p>15:06:49.0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2985525" calcext:value-type="float">
            <text:p>-2.99E-11</text:p>
          </table:table-cell>
          <table:table-cell table:formula="of:=[.C47]*10^9" office:value-type="float" office:value="-0.02985525" calcext:value-type="float">
            <text:p>-0.02985525</text:p>
          </table:table-cell>
          <table:table-cell table:formula="of:=[.$N$1]*[.D47]" office:value-type="float" office:value="-0.0248476624844374" calcext:value-type="float">
            <text:p>-0.024847662484437</text:p>
          </table:table-cell>
          <table:table-cell table:number-columns-repeated="9"/>
        </table:table-row>
        <table:table-row table:style-name="ro1">
          <table:table-cell office:value-type="time" office:time-value="PT15H06M49.432S" calcext:value-type="time">
            <text:p>15:06:49.4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867399" calcext:value-type="float">
            <text:p>-1.87E-10</text:p>
          </table:table-cell>
          <table:table-cell table:formula="of:=[.C48]*10^9" office:value-type="float" office:value="-0.1867399" calcext:value-type="float">
            <text:p>-0.1867399</text:p>
          </table:table-cell>
          <table:table-cell table:formula="of:=[.$N$1]*[.D48]" office:value-type="float" office:value="-0.155418226528922" calcext:value-type="float">
            <text:p>-0.155418226528922</text:p>
          </table:table-cell>
          <table:table-cell table:number-columns-repeated="9"/>
        </table:table-row>
        <table:table-row table:style-name="ro1">
          <table:table-cell office:value-type="time" office:time-value="PT15H06M49.816S" calcext:value-type="time">
            <text:p>15:06:49.8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617591" calcext:value-type="float">
            <text:p>-3.62E-10</text:p>
          </table:table-cell>
          <table:table-cell table:formula="of:=[.C49]*10^9" office:value-type="float" office:value="-0.3617591" calcext:value-type="float">
            <text:p>-0.3617591</text:p>
          </table:table-cell>
          <table:table-cell table:formula="of:=[.$N$1]*[.D49]" office:value-type="float" office:value="-0.301081652890993" calcext:value-type="float">
            <text:p>-0.301081652890993</text:p>
          </table:table-cell>
          <table:table-cell table:number-columns-repeated="9"/>
        </table:table-row>
        <table:table-row table:style-name="ro1">
          <table:table-cell office:value-type="time" office:time-value="PT15H06M50.2S" calcext:value-type="time">
            <text:p>15:06:50.2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8712734" calcext:value-type="float">
            <text:p>-8.71E-11</text:p>
          </table:table-cell>
          <table:table-cell table:formula="of:=[.C50]*10^9" office:value-type="float" office:value="-0.08712734" calcext:value-type="float">
            <text:p>-0.08712734</text:p>
          </table:table-cell>
          <table:table-cell table:formula="of:=[.$N$1]*[.D50]" office:value-type="float" office:value="-0.0725135692210522" calcext:value-type="float">
            <text:p>-0.07251356922105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5" calcext:value-type="float">
            <text:p>0.05</text:p>
          </table:table-cell>
          <table:table-cell table:formula="of:=AVERAGE([.E49:.E53])" office:value-type="float" office:value="-0.190747155341039" calcext:value-type="float">
            <text:p>-0.190747155341039</text:p>
          </table:table-cell>
          <table:table-cell table:formula="of:=(MAX([.E49:.E53])-MIN([.E49:.E53]))/2" office:value-type="float" office:value="0.120514868736702" calcext:value-type="float">
            <text:p>0.120514868736702</text:p>
          </table:table-cell>
          <table:table-cell table:number-columns-repeated="4"/>
        </table:table-row>
        <table:table-row table:style-name="ro1">
          <table:table-cell office:value-type="time" office:time-value="PT15H06M50.583S" calcext:value-type="time">
            <text:p>15:06:50.5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7215427" calcext:value-type="float">
            <text:p>-7.22E-11</text:p>
          </table:table-cell>
          <table:table-cell table:formula="of:=[.C51]*10^9" office:value-type="float" office:value="-0.07215427" calcext:value-type="float">
            <text:p>-0.07215427</text:p>
          </table:table-cell>
          <table:table-cell table:formula="of:=[.$N$1]*[.D51]" office:value-type="float" office:value="-0.0600519154175887" calcext:value-type="float">
            <text:p>-0.060051915417589</text:p>
          </table:table-cell>
          <table:table-cell table:number-columns-repeated="9"/>
        </table:table-row>
        <table:table-row table:style-name="ro1">
          <table:table-cell office:value-type="time" office:time-value="PT15H06M50.967S" calcext:value-type="time">
            <text:p>15:06:50.9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141776" calcext:value-type="float">
            <text:p>-3.14E-10</text:p>
          </table:table-cell>
          <table:table-cell table:formula="of:=[.C52]*10^9" office:value-type="float" office:value="-0.3141776" calcext:value-type="float">
            <text:p>-0.3141776</text:p>
          </table:table-cell>
          <table:table-cell table:formula="of:=[.$N$1]*[.D52]" office:value-type="float" office:value="-0.261480944389029" calcext:value-type="float">
            <text:p>-0.261480944389029</text:p>
          </table:table-cell>
          <table:table-cell table:number-columns-repeated="9"/>
        </table:table-row>
        <table:table-row table:style-name="ro1">
          <table:table-cell office:value-type="time" office:time-value="PT15H06M51.352S" calcext:value-type="time">
            <text:p>15:06:51.3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107253" calcext:value-type="float">
            <text:p>-3.11E-10</text:p>
          </table:table-cell>
          <table:table-cell table:formula="of:=[.C53]*10^9" office:value-type="float" office:value="-0.3107253" calcext:value-type="float">
            <text:p>-0.3107253</text:p>
          </table:table-cell>
          <table:table-cell table:formula="of:=[.$N$1]*[.D53]" office:value-type="float" office:value="-0.25860769478653" calcext:value-type="float">
            <text:p>-0.25860769478653</text:p>
          </table:table-cell>
          <table:table-cell table:number-columns-repeated="9"/>
        </table:table-row>
        <table:table-row table:style-name="ro1">
          <table:table-cell office:value-type="time" office:time-value="PT15H06M51.736S" calcext:value-type="time">
            <text:p>15:06:51.7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473393" calcext:value-type="float">
            <text:p>-2.47E-10</text:p>
          </table:table-cell>
          <table:table-cell table:formula="of:=[.C54]*10^9" office:value-type="float" office:value="-0.2473393" calcext:value-type="float">
            <text:p>-0.2473393</text:p>
          </table:table-cell>
          <table:table-cell table:formula="of:=[.$N$1]*[.D54]" office:value-type="float" office:value="-0.205853357300207" calcext:value-type="float">
            <text:p>-0.205853357300207</text:p>
          </table:table-cell>
          <table:table-cell table:number-columns-repeated="9"/>
        </table:table-row>
        <table:table-row table:style-name="ro1">
          <table:table-cell office:value-type="time" office:time-value="PT15H06M52.119S" calcext:value-type="time">
            <text:p>15:06:52.1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5751385" calcext:value-type="float">
            <text:p>-5.75E-11</text:p>
          </table:table-cell>
          <table:table-cell table:formula="of:=[.C55]*10^9" office:value-type="float" office:value="-0.05751385" calcext:value-type="float">
            <text:p>-0.05751385</text:p>
          </table:table-cell>
          <table:table-cell table:formula="of:=[.$N$1]*[.D55]" office:value-type="float" office:value="-0.0478671166036311" calcext:value-type="float">
            <text:p>-0.047867116603631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5" calcext:value-type="float">
            <text:p>0.05</text:p>
          </table:table-cell>
          <table:table-cell table:formula="of:=AVERAGE([.E54:.E58])" office:value-type="float" office:value="-0.175550740185621" calcext:value-type="float">
            <text:p>-0.175550740185621</text:p>
          </table:table-cell>
          <table:table-cell table:formula="of:=(MAX([.E54:.E58])-MIN([.E54:.E58]))/2" office:value-type="float" office:value="0.122314704979318" calcext:value-type="float">
            <text:p>0.122314704979318</text:p>
          </table:table-cell>
          <table:table-cell table:number-columns-repeated="4"/>
        </table:table-row>
        <table:table-row table:style-name="ro1">
          <table:table-cell office:value-type="time" office:time-value="PT15H06M52.503S" calcext:value-type="time">
            <text:p>15:06:52.5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835658" calcext:value-type="float">
            <text:p>-2.84E-10</text:p>
          </table:table-cell>
          <table:table-cell table:formula="of:=[.C56]*10^9" office:value-type="float" office:value="-0.2835658" calcext:value-type="float">
            <text:p>-0.2835658</text:p>
          </table:table-cell>
          <table:table-cell table:formula="of:=[.$N$1]*[.D56]" office:value-type="float" office:value="-0.236003627185486" calcext:value-type="float">
            <text:p>-0.236003627185486</text:p>
          </table:table-cell>
          <table:table-cell table:number-columns-repeated="9"/>
        </table:table-row>
        <table:table-row table:style-name="ro1">
          <table:table-cell office:value-type="time" office:time-value="PT15H06M52.887S" calcext:value-type="time">
            <text:p>15:06:52.8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514438" calcext:value-type="float">
            <text:p>-3.51E-10</text:p>
          </table:table-cell>
          <table:table-cell table:formula="of:=[.C57]*10^9" office:value-type="float" office:value="-0.3514438" calcext:value-type="float">
            <text:p>-0.3514438</text:p>
          </table:table-cell>
          <table:table-cell table:formula="of:=[.$N$1]*[.D57]" office:value-type="float" office:value="-0.292496526562267" calcext:value-type="float">
            <text:p>-0.292496526562267</text:p>
          </table:table-cell>
          <table:table-cell table:number-columns-repeated="9"/>
        </table:table-row>
        <table:table-row table:style-name="ro1">
          <table:table-cell office:value-type="time" office:time-value="PT15H06M53.271S" calcext:value-type="time">
            <text:p>15:06:53.2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14786" calcext:value-type="float">
            <text:p>-1.15E-10</text:p>
          </table:table-cell>
          <table:table-cell table:formula="of:=[.C58]*10^9" office:value-type="float" office:value="-0.114786" calcext:value-type="float">
            <text:p>-0.114786</text:p>
          </table:table-cell>
          <table:table-cell table:formula="of:=[.$N$1]*[.D58]" office:value-type="float" office:value="-0.0955330732765135" calcext:value-type="float">
            <text:p>-0.095533073276514</text:p>
          </table:table-cell>
          <table:table-cell table:number-columns-repeated="9"/>
        </table:table-row>
        <table:table-row table:style-name="ro1">
          <table:table-cell office:value-type="time" office:time-value="PT15H06M53.655S" calcext:value-type="time">
            <text:p>15:06:53.6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9577839" calcext:value-type="float">
            <text:p>-9.58E-11</text:p>
          </table:table-cell>
          <table:table-cell table:formula="of:=[.C59]*10^9" office:value-type="float" office:value="-0.09577839" calcext:value-type="float">
            <text:p>-0.09577839</text:p>
          </table:table-cell>
          <table:table-cell table:formula="of:=[.$N$1]*[.D59]" office:value-type="float" office:value="-0.0797135883311247" calcext:value-type="float">
            <text:p>-0.079713588331125</text:p>
          </table:table-cell>
          <table:table-cell table:number-columns-repeated="9"/>
        </table:table-row>
        <table:table-row table:style-name="ro1">
          <table:table-cell office:value-type="time" office:time-value="PT15H06M54.038S" calcext:value-type="time">
            <text:p>15:06:54.0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34558" calcext:value-type="float">
            <text:p>-3.35E-10</text:p>
          </table:table-cell>
          <table:table-cell table:formula="of:=[.C60]*10^9" office:value-type="float" office:value="-0.334558" calcext:value-type="float">
            <text:p>-0.334558</text:p>
          </table:table-cell>
          <table:table-cell table:formula="of:=[.$N$1]*[.D60]" office:value-type="float" office:value="-0.278442962811177" calcext:value-type="float">
            <text:p>-0.278442962811177</text:p>
          </table:table-cell>
          <table:table-cell/>
          <table:table-cell office:value-type="float" office:value="-55" calcext:value-type="float">
            <text:p>-55</text:p>
          </table:table-cell>
          <table:table-cell office:value-type="float" office:value="0.05" calcext:value-type="float">
            <text:p>0.05</text:p>
          </table:table-cell>
          <table:table-cell table:formula="of:=AVERAGE([.E59:.E63])" office:value-type="float" office:value="-0.155092820171107" calcext:value-type="float">
            <text:p>-0.155092820171107</text:p>
          </table:table-cell>
          <table:table-cell table:formula="of:=(MAX([.E59:.E63])-MIN([.E59:.E63]))/2" office:value-type="float" office:value="0.120150920735392" calcext:value-type="float">
            <text:p>0.120150920735392</text:p>
          </table:table-cell>
          <table:table-cell table:number-columns-repeated="4"/>
        </table:table-row>
        <table:table-row table:style-name="ro1">
          <table:table-cell office:value-type="time" office:time-value="PT15H06M54.422S" calcext:value-type="time">
            <text:p>15:06:54.4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559351" calcext:value-type="float">
            <text:p>-3.56E-10</text:p>
          </table:table-cell>
          <table:table-cell table:formula="of:=[.C61]*10^9" office:value-type="float" office:value="-0.3559351" calcext:value-type="float">
            <text:p>-0.3559351</text:p>
          </table:table-cell>
          <table:table-cell table:formula="of:=[.$N$1]*[.D61]" office:value-type="float" office:value="-0.296234505862937" calcext:value-type="float">
            <text:p>-0.296234505862937</text:p>
          </table:table-cell>
          <table:table-cell table:number-columns-repeated="9"/>
        </table:table-row>
        <table:table-row table:style-name="ro1">
          <table:table-cell office:value-type="time" office:time-value="PT15H06M54.806S" calcext:value-type="time">
            <text:p>15:06:54.8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7826822" calcext:value-type="float">
            <text:p>-7.83E-11</text:p>
          </table:table-cell>
          <table:table-cell table:formula="of:=[.C62]*10^9" office:value-type="float" office:value="-0.07826822" calcext:value-type="float">
            <text:p>-0.07826822</text:p>
          </table:table-cell>
          <table:table-cell table:formula="of:=[.$N$1]*[.D62]" office:value-type="float" office:value="-0.0651403794581419" calcext:value-type="float">
            <text:p>-0.065140379458142</text:p>
          </table:table-cell>
          <table:table-cell table:number-columns-repeated="9"/>
        </table:table-row>
        <table:table-row table:style-name="ro1">
          <table:table-cell office:value-type="time" office:time-value="PT15H06M55.19S" calcext:value-type="time">
            <text:p>15:06:55.1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6720486" calcext:value-type="float">
            <text:p>-6.72E-11</text:p>
          </table:table-cell>
          <table:table-cell table:formula="of:=[.C63]*10^9" office:value-type="float" office:value="-0.06720486" calcext:value-type="float">
            <text:p>-0.06720486</text:p>
          </table:table-cell>
          <table:table-cell table:formula="of:=[.$N$1]*[.D63]" office:value-type="float" office:value="-0.0559326643921543" calcext:value-type="float">
            <text:p>-0.055932664392154</text:p>
          </table:table-cell>
          <table:table-cell table:number-columns-repeated="9"/>
        </table:table-row>
        <table:table-row table:style-name="ro1">
          <table:table-cell office:value-type="time" office:time-value="PT15H06M55.575S" calcext:value-type="time">
            <text:p>15:06:55.5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218435" calcext:value-type="float">
            <text:p>-2.22E-10</text:p>
          </table:table-cell>
          <table:table-cell table:formula="of:=[.C64]*10^9" office:value-type="float" office:value="-0.2218435" calcext:value-type="float">
            <text:p>-0.2218435</text:p>
          </table:table-cell>
          <table:table-cell table:formula="of:=[.$N$1]*[.D64]" office:value-type="float" office:value="-0.184633939168698" calcext:value-type="float">
            <text:p>-0.184633939168698</text:p>
          </table:table-cell>
          <table:table-cell table:number-columns-repeated="9"/>
        </table:table-row>
        <table:table-row table:style-name="ro1">
          <table:table-cell office:value-type="time" office:time-value="PT15H06M55.958S" calcext:value-type="time">
            <text:p>15:06:55.9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219838" calcext:value-type="float">
            <text:p>-4.22E-10</text:p>
          </table:table-cell>
          <table:table-cell table:formula="of:=[.C65]*10^9" office:value-type="float" office:value="-0.4219838" calcext:value-type="float">
            <text:p>-0.4219838</text:p>
          </table:table-cell>
          <table:table-cell table:formula="of:=[.$N$1]*[.D65]" office:value-type="float" office:value="-0.351204931671995" calcext:value-type="float">
            <text:p>-0.351204931671995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0.05" calcext:value-type="float">
            <text:p>0.05</text:p>
          </table:table-cell>
          <table:table-cell table:formula="of:=AVERAGE([.E64:.E68])" office:value-type="float" office:value="-0.214355053442347" calcext:value-type="float">
            <text:p>-0.214355053442347</text:p>
          </table:table-cell>
          <table:table-cell table:formula="of:=(MAX([.E64:.E68])-MIN([.E64:.E68]))/2" office:value-type="float" office:value="0.13552067133333" calcext:value-type="float">
            <text:p>0.13552067133333</text:p>
          </table:table-cell>
          <table:table-cell table:number-columns-repeated="4"/>
        </table:table-row>
        <table:table-row table:style-name="ro1">
          <table:table-cell office:value-type="time" office:time-value="PT15H06M56.342S" calcext:value-type="time">
            <text:p>15:06:56.3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05297" calcext:value-type="float">
            <text:p>-2.81E-10</text:p>
          </table:table-cell>
          <table:table-cell table:formula="of:=[.C66]*10^9" office:value-type="float" office:value="-0.2805297" calcext:value-type="float">
            <text:p>-0.2805297</text:p>
          </table:table-cell>
          <table:table-cell table:formula="of:=[.$N$1]*[.D66]" office:value-type="float" office:value="-0.233476768824929" calcext:value-type="float">
            <text:p>-0.233476768824929</text:p>
          </table:table-cell>
          <table:table-cell table:number-columns-repeated="9"/>
        </table:table-row>
        <table:table-row table:style-name="ro1">
          <table:table-cell office:value-type="time" office:time-value="PT15H06M56.725S" calcext:value-type="time">
            <text:p>15:06:56.7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09631908" calcext:value-type="float">
            <text:p>-9.63E-11</text:p>
          </table:table-cell>
          <table:table-cell table:formula="of:=[.C67]*10^9" office:value-type="float" office:value="-0.09631908" calcext:value-type="float">
            <text:p>-0.09631908</text:p>
          </table:table-cell>
          <table:table-cell table:formula="of:=[.$N$1]*[.D67]" office:value-type="float" office:value="-0.0801635890053348" calcext:value-type="float">
            <text:p>-0.080163589005335</text:p>
          </table:table-cell>
          <table:table-cell table:number-columns-repeated="9"/>
        </table:table-row>
        <table:table-row table:style-name="ro1">
          <table:table-cell office:value-type="time" office:time-value="PT15H06M57.109S" calcext:value-type="time">
            <text:p>15:06:57.1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670957" calcext:value-type="float">
            <text:p>-2.67E-10</text:p>
          </table:table-cell>
          <table:table-cell table:formula="of:=[.C68]*10^9" office:value-type="float" office:value="-0.2670957" calcext:value-type="float">
            <text:p>-0.2670957</text:p>
          </table:table-cell>
          <table:table-cell table:formula="of:=[.$N$1]*[.D68]" office:value-type="float" office:value="-0.222296038540777" calcext:value-type="float">
            <text:p>-0.222296038540777</text:p>
          </table:table-cell>
          <table:table-cell table:number-columns-repeated="9"/>
        </table:table-row>
        <table:table-row table:style-name="ro1">
          <table:table-cell office:value-type="time" office:time-value="PT15H06M57.494S" calcext:value-type="time">
            <text:p>15:06:57.4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350982" calcext:value-type="float">
            <text:p>-3.35E-10</text:p>
          </table:table-cell>
          <table:table-cell table:formula="of:=[.C69]*10^9" office:value-type="float" office:value="-0.3350982" calcext:value-type="float">
            <text:p>-0.3350982</text:p>
          </table:table-cell>
          <table:table-cell table:formula="of:=[.$N$1]*[.D69]" office:value-type="float" office:value="-0.278892555672536" calcext:value-type="float">
            <text:p>-0.278892555672536</text:p>
          </table:table-cell>
          <table:table-cell table:number-columns-repeated="9"/>
        </table:table-row>
        <table:table-row table:style-name="ro1">
          <table:table-cell office:value-type="time" office:time-value="PT15H06M57.877S" calcext:value-type="time">
            <text:p>15:06:57.8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30565" calcext:value-type="float">
            <text:p>-3.31E-10</text:p>
          </table:table-cell>
          <table:table-cell table:formula="of:=[.C70]*10^9" office:value-type="float" office:value="-0.330565" calcext:value-type="float">
            <text:p>-0.330565</text:p>
          </table:table-cell>
          <table:table-cell table:formula="of:=[.$N$1]*[.D70]" office:value-type="float" office:value="-0.275119704211756" calcext:value-type="float">
            <text:p>-0.275119704211756</text:p>
          </table:table-cell>
          <table:table-cell/>
          <table:table-cell office:value-type="float" office:value="-65" calcext:value-type="float">
            <text:p>-65</text:p>
          </table:table-cell>
          <table:table-cell office:value-type="float" office:value="0.05" calcext:value-type="float">
            <text:p>0.05</text:p>
          </table:table-cell>
          <table:table-cell table:formula="of:=AVERAGE([.E69:.E73])" office:value-type="float" office:value="-0.209245727693791" calcext:value-type="float">
            <text:p>-0.209245727693791</text:p>
          </table:table-cell>
          <table:table-cell table:formula="of:=(MAX([.E69:.E73])-MIN([.E69:.E73]))/2" office:value-type="float" office:value="0.095002958183876" calcext:value-type="float">
            <text:p>0.095002958183876</text:p>
          </table:table-cell>
          <table:table-cell table:number-columns-repeated="4"/>
        </table:table-row>
        <table:table-row table:style-name="ro1">
          <table:table-cell office:value-type="time" office:time-value="PT15H06M58.26S" calcext:value-type="time">
            <text:p>15:06:58.2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598299" calcext:value-type="float">
            <text:p>-1.60E-10</text:p>
          </table:table-cell>
          <table:table-cell table:formula="of:=[.C71]*10^9" office:value-type="float" office:value="-0.1598299" calcext:value-type="float">
            <text:p>-0.1598299</text:p>
          </table:table-cell>
          <table:table-cell table:formula="of:=[.$N$1]*[.D71]" office:value-type="float" office:value="-0.133021810573396" calcext:value-type="float">
            <text:p>-0.133021810573396</text:p>
          </table:table-cell>
          <table:table-cell table:number-columns-repeated="9"/>
        </table:table-row>
        <table:table-row table:style-name="ro1">
          <table:table-cell office:value-type="time" office:time-value="PT15H06M58.644S" calcext:value-type="time">
            <text:p>15:06:58.6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068001" calcext:value-type="float">
            <text:p>-1.07E-10</text:p>
          </table:table-cell>
          <table:table-cell table:formula="of:=[.C72]*10^9" office:value-type="float" office:value="-0.1068001" calcext:value-type="float">
            <text:p>-0.1068001</text:p>
          </table:table-cell>
          <table:table-cell table:formula="of:=[.$N$1]*[.D72]" office:value-type="float" office:value="-0.0888866393047842" calcext:value-type="float">
            <text:p>-0.088886639304784</text:p>
          </table:table-cell>
          <table:table-cell table:number-columns-repeated="9"/>
        </table:table-row>
        <table:table-row table:style-name="ro1">
          <table:table-cell office:value-type="time" office:time-value="PT15H06M59.027S" calcext:value-type="time">
            <text:p>15:06:59.0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247835" calcext:value-type="float">
            <text:p>-3.25E-10</text:p>
          </table:table-cell>
          <table:table-cell table:formula="of:=[.C73]*10^9" office:value-type="float" office:value="-0.3247835" calcext:value-type="float">
            <text:p>-0.3247835</text:p>
          </table:table-cell>
          <table:table-cell table:formula="of:=[.$N$1]*[.D73]" office:value-type="float" office:value="-0.270307928706484" calcext:value-type="float">
            <text:p>-0.270307928706484</text:p>
          </table:table-cell>
          <table:table-cell table:number-columns-repeated="9"/>
        </table:table-row>
        <table:table-row table:style-name="ro1">
          <table:table-cell office:value-type="time" office:time-value="PT15H06M59.412S" calcext:value-type="time">
            <text:p>15:06:59.4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487816" calcext:value-type="float">
            <text:p>-3.49E-10</text:p>
          </table:table-cell>
          <table:table-cell table:formula="of:=[.C74]*10^9" office:value-type="float" office:value="-0.3487816" calcext:value-type="float">
            <text:p>-0.3487816</text:p>
          </table:table-cell>
          <table:table-cell table:formula="of:=[.$N$1]*[.D74]" office:value-type="float" office:value="-0.290280854375095" calcext:value-type="float">
            <text:p>-0.290280854375095</text:p>
          </table:table-cell>
          <table:table-cell table:number-columns-repeated="9"/>
        </table:table-row>
        <table:table-row table:style-name="ro1">
          <table:table-cell office:value-type="time" office:time-value="PT15H06M59.796S" calcext:value-type="time">
            <text:p>15:06:59.8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235642" calcext:value-type="float">
            <text:p>-4.24E-10</text:p>
          </table:table-cell>
          <table:table-cell table:formula="of:=[.C75]*10^9" office:value-type="float" office:value="-0.4235642" calcext:value-type="float">
            <text:p>-0.4235642</text:p>
          </table:table-cell>
          <table:table-cell table:formula="of:=[.$N$1]*[.D75]" office:value-type="float" office:value="-0.352520252956874" calcext:value-type="float">
            <text:p>-0.352520252956874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0.05" calcext:value-type="float">
            <text:p>0.05</text:p>
          </table:table-cell>
          <table:table-cell table:formula="of:=AVERAGE([.E74:.E78])" office:value-type="float" office:value="-0.255166786340975" calcext:value-type="float">
            <text:p>-0.255166786340975</text:p>
          </table:table-cell>
          <table:table-cell table:formula="of:=(MAX([.E74:.E78])-MIN([.E74:.E78]))/2" office:value-type="float" office:value="0.129670587664198" calcext:value-type="float">
            <text:p>0.129670587664198</text:p>
          </table:table-cell>
          <table:table-cell table:number-columns-repeated="4"/>
        </table:table-row>
        <table:table-row table:style-name="ro1">
          <table:table-cell office:value-type="time" office:time-value="PT15H07M00.18S" calcext:value-type="time">
            <text:p>15:07:00.1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19501" calcext:value-type="float">
            <text:p>-3.20E-10</text:p>
          </table:table-cell>
          <table:table-cell table:formula="of:=[.C76]*10^9" office:value-type="float" office:value="-0.319501" calcext:value-type="float">
            <text:p>-0.319501</text:p>
          </table:table-cell>
          <table:table-cell table:formula="of:=[.$N$1]*[.D76]" office:value-type="float" office:value="-0.265911456492249" calcext:value-type="float">
            <text:p>-0.265911456492249</text:p>
          </table:table-cell>
          <table:table-cell table:number-columns-repeated="9"/>
        </table:table-row>
        <table:table-row table:style-name="ro1">
          <table:table-cell office:value-type="time" office:time-value="PT15H07M00.563S" calcext:value-type="time">
            <text:p>15:07:00.5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119576" calcext:value-type="float">
            <text:p>-1.12E-10</text:p>
          </table:table-cell>
          <table:table-cell table:formula="of:=[.C77]*10^9" office:value-type="float" office:value="-0.1119576" calcext:value-type="float">
            <text:p>-0.1119576</text:p>
          </table:table-cell>
          <table:table-cell table:formula="of:=[.$N$1]*[.D77]" office:value-type="float" office:value="-0.0931790776284789" calcext:value-type="float">
            <text:p>-0.093179077628479</text:p>
          </table:table-cell>
          <table:table-cell table:number-columns-repeated="9"/>
        </table:table-row>
        <table:table-row table:style-name="ro1">
          <table:table-cell office:value-type="time" office:time-value="PT15H07M00.939S" calcext:value-type="time">
            <text:p>15:07:00.9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291503" calcext:value-type="float">
            <text:p>-3.29E-10</text:p>
          </table:table-cell>
          <table:table-cell table:formula="of:=[.C78]*10^9" office:value-type="float" office:value="-0.3291503" calcext:value-type="float">
            <text:p>-0.3291503</text:p>
          </table:table-cell>
          <table:table-cell table:formula="of:=[.$N$1]*[.D78]" office:value-type="float" office:value="-0.273942290252177" calcext:value-type="float">
            <text:p>-0.273942290252177</text:p>
          </table:table-cell>
          <table:table-cell table:number-columns-repeated="9"/>
        </table:table-row>
        <table:table-row table:style-name="ro1">
          <table:table-cell office:value-type="time" office:time-value="PT15H07M01.316S" calcext:value-type="time">
            <text:p>15:07:01.3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878366" calcext:value-type="float">
            <text:p>-3.88E-10</text:p>
          </table:table-cell>
          <table:table-cell table:formula="of:=[.C79]*10^9" office:value-type="float" office:value="-0.3878366" calcext:value-type="float">
            <text:p>-0.3878366</text:p>
          </table:table-cell>
          <table:table-cell table:formula="of:=[.$N$1]*[.D79]" office:value-type="float" office:value="-0.32278520313552" calcext:value-type="float">
            <text:p>-0.32278520313552</text:p>
          </table:table-cell>
          <table:table-cell table:number-columns-repeated="9"/>
        </table:table-row>
        <table:table-row table:style-name="ro1">
          <table:table-cell office:value-type="time" office:time-value="PT15H07M01.7S" calcext:value-type="time">
            <text:p>15:07:01.7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038209" calcext:value-type="float">
            <text:p>-3.04E-10</text:p>
          </table:table-cell>
          <table:table-cell table:formula="of:=[.C80]*10^9" office:value-type="float" office:value="-0.3038209" calcext:value-type="float">
            <text:p>-0.3038209</text:p>
          </table:table-cell>
          <table:table-cell table:formula="of:=[.$N$1]*[.D80]" office:value-type="float" office:value="-0.252861362035756" calcext:value-type="float">
            <text:p>-0.252861362035756</text:p>
          </table:table-cell>
          <table:table-cell/>
          <table:table-cell office:value-type="float" office:value="-75" calcext:value-type="float">
            <text:p>-75</text:p>
          </table:table-cell>
          <table:table-cell office:value-type="float" office:value="0.05" calcext:value-type="float">
            <text:p>0.05</text:p>
          </table:table-cell>
          <table:table-cell table:formula="of:=AVERAGE([.E79:.E83])" office:value-type="float" office:value="-0.181559992378195" calcext:value-type="float">
            <text:p>-0.181559992378195</text:p>
          </table:table-cell>
          <table:table-cell table:formula="of:=(MAX([.E79:.E83])-MIN([.E79:.E83]))/2" office:value-type="float" office:value="0.131799379068702" calcext:value-type="float">
            <text:p>0.131799379068702</text:p>
          </table:table-cell>
          <table:table-cell table:number-columns-repeated="4"/>
        </table:table-row>
        <table:table-row table:style-name="ro1">
          <table:table-cell office:value-type="time" office:time-value="PT15H07M02.083S" calcext:value-type="time">
            <text:p>15:07:02.0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557956" calcext:value-type="float">
            <text:p>-1.56E-10</text:p>
          </table:table-cell>
          <table:table-cell table:formula="of:=[.C81]*10^9" office:value-type="float" office:value="-0.1557956" calcext:value-type="float">
            <text:p>-0.1557956</text:p>
          </table:table-cell>
          <table:table-cell table:formula="of:=[.$N$1]*[.D81]" office:value-type="float" office:value="-0.129664179176541" calcext:value-type="float">
            <text:p>-0.129664179176541</text:p>
          </table:table-cell>
          <table:table-cell table:number-columns-repeated="9"/>
        </table:table-row>
        <table:table-row table:style-name="ro1">
          <table:table-cell office:value-type="time" office:time-value="PT15H07M02.467S" calcext:value-type="time">
            <text:p>15:07:02.4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7111438" calcext:value-type="float">
            <text:p>-7.11E-11</text:p>
          </table:table-cell>
          <table:table-cell table:formula="of:=[.C82]*10^9" office:value-type="float" office:value="-0.07111438" calcext:value-type="float">
            <text:p>-0.07111438</text:p>
          </table:table-cell>
          <table:table-cell table:formula="of:=[.$N$1]*[.D82]" office:value-type="float" office:value="-0.0591864449981167" calcext:value-type="float">
            <text:p>-0.059186444998117</text:p>
          </table:table-cell>
          <table:table-cell table:number-columns-repeated="9"/>
        </table:table-row>
        <table:table-row table:style-name="ro1">
          <table:table-cell office:value-type="time" office:time-value="PT15H07M02.85S" calcext:value-type="time">
            <text:p>15:07:02.8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721828" calcext:value-type="float">
            <text:p>-1.72E-10</text:p>
          </table:table-cell>
          <table:table-cell table:formula="of:=[.C83]*10^9" office:value-type="float" office:value="-0.1721828" calcext:value-type="float">
            <text:p>-0.1721828</text:p>
          </table:table-cell>
          <table:table-cell table:formula="of:=[.$N$1]*[.D83]" office:value-type="float" office:value="-0.143302772545043" calcext:value-type="float">
            <text:p>-0.143302772545043</text:p>
          </table:table-cell>
          <table:table-cell table:number-columns-repeated="9"/>
        </table:table-row>
        <table:table-row table:style-name="ro1">
          <table:table-cell office:value-type="time" office:time-value="PT15H07M03.234S" calcext:value-type="time">
            <text:p>15:07:03.2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835238" calcext:value-type="float">
            <text:p>-2.84E-10</text:p>
          </table:table-cell>
          <table:table-cell table:formula="of:=[.C84]*10^9" office:value-type="float" office:value="-0.2835238" calcext:value-type="float">
            <text:p>-0.2835238</text:p>
          </table:table-cell>
          <table:table-cell table:formula="of:=[.$N$1]*[.D84]" office:value-type="float" office:value="-0.235968671798264" calcext:value-type="float">
            <text:p>-0.235968671798264</text:p>
          </table:table-cell>
          <table:table-cell table:number-columns-repeated="9"/>
        </table:table-row>
        <table:table-row table:style-name="ro1">
          <table:table-cell office:value-type="time" office:time-value="PT15H07M03.61S" calcext:value-type="time">
            <text:p>15:07:03.6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342117" calcext:value-type="float">
            <text:p>-4.34E-10</text:p>
          </table:table-cell>
          <table:table-cell table:formula="of:=[.C85]*10^9" office:value-type="float" office:value="-0.4342117" calcext:value-type="float">
            <text:p>-0.4342117</text:p>
          </table:table-cell>
          <table:table-cell table:formula="of:=[.$N$1]*[.D85]" office:value-type="float" office:value="-0.361381859753101" calcext:value-type="float">
            <text:p>-0.361381859753101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0.05" calcext:value-type="float">
            <text:p>0.05</text:p>
          </table:table-cell>
          <table:table-cell table:formula="of:=AVERAGE([.E84:.E88])" office:value-type="float" office:value="-0.287615556035718" calcext:value-type="float">
            <text:p>-0.287615556035718</text:p>
          </table:table-cell>
          <table:table-cell table:formula="of:=(MAX([.E84:.E88])-MIN([.E84:.E88]))/2" office:value-type="float" office:value="0.0923894603992777" calcext:value-type="float">
            <text:p>0.092389460399278</text:p>
          </table:table-cell>
          <table:table-cell table:number-columns-repeated="4"/>
        </table:table-row>
        <table:table-row table:style-name="ro1">
          <table:table-cell office:value-type="time" office:time-value="PT15H07M03.987S" calcext:value-type="time">
            <text:p>15:07:03.9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729466" calcext:value-type="float">
            <text:p>-3.73E-10</text:p>
          </table:table-cell>
          <table:table-cell table:formula="of:=[.C86]*10^9" office:value-type="float" office:value="-0.3729466" calcext:value-type="float">
            <text:p>-0.3729466</text:p>
          </table:table-cell>
          <table:table-cell table:formula="of:=[.$N$1]*[.D86]" office:value-type="float" office:value="-0.310392686094354" calcext:value-type="float">
            <text:p>-0.310392686094354</text:p>
          </table:table-cell>
          <table:table-cell table:number-columns-repeated="9"/>
        </table:table-row>
        <table:table-row table:style-name="ro1">
          <table:table-cell office:value-type="time" office:time-value="PT15H07M04.37S" calcext:value-type="time">
            <text:p>15:07:04.3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250197" calcext:value-type="float">
            <text:p>-4.25E-10</text:p>
          </table:table-cell>
          <table:table-cell table:formula="of:=[.C87]*10^9" office:value-type="float" office:value="-0.4250197" calcext:value-type="float">
            <text:p>-0.4250197</text:p>
          </table:table-cell>
          <table:table-cell table:formula="of:=[.$N$1]*[.D87]" office:value-type="float" office:value="-0.353731623578326" calcext:value-type="float">
            <text:p>-0.353731623578326</text:p>
          </table:table-cell>
          <table:table-cell table:number-columns-repeated="9"/>
        </table:table-row>
        <table:table-row table:style-name="ro1">
          <table:table-cell office:value-type="time" office:time-value="PT15H07M04.753S" calcext:value-type="time">
            <text:p>15:07:04.7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12194" calcext:value-type="float">
            <text:p>-2.12E-10</text:p>
          </table:table-cell>
          <table:table-cell table:formula="of:=[.C88]*10^9" office:value-type="float" office:value="-0.212194" calcext:value-type="float">
            <text:p>-0.212194</text:p>
          </table:table-cell>
          <table:table-cell table:formula="of:=[.$N$1]*[.D88]" office:value-type="float" office:value="-0.176602938954546" calcext:value-type="float">
            <text:p>-0.176602938954546</text:p>
          </table:table-cell>
          <table:table-cell table:number-columns-repeated="9"/>
        </table:table-row>
        <table:table-row table:style-name="ro1">
          <table:table-cell office:value-type="time" office:time-value="PT15H07M05.138S" calcext:value-type="time">
            <text:p>15:07:05.1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772982" calcext:value-type="float">
            <text:p>-1.77E-10</text:p>
          </table:table-cell>
          <table:table-cell table:formula="of:=[.C89]*10^9" office:value-type="float" office:value="-0.1772982" calcext:value-type="float">
            <text:p>-0.1772982</text:p>
          </table:table-cell>
          <table:table-cell table:formula="of:=[.$N$1]*[.D89]" office:value-type="float" office:value="-0.147560172254403" calcext:value-type="float">
            <text:p>-0.147560172254403</text:p>
          </table:table-cell>
          <table:table-cell table:number-columns-repeated="9"/>
        </table:table-row>
        <table:table-row table:style-name="ro1">
          <table:table-cell office:value-type="time" office:time-value="PT15H07M05.522S" calcext:value-type="time">
            <text:p>15:07:05.5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431515" calcext:value-type="float">
            <text:p>-1.43E-10</text:p>
          </table:table-cell>
          <table:table-cell table:formula="of:=[.C90]*10^9" office:value-type="float" office:value="-0.1431515" calcext:value-type="float">
            <text:p>-0.1431515</text:p>
          </table:table-cell>
          <table:table-cell table:formula="of:=[.$N$1]*[.D90]" office:value-type="float" office:value="-0.119140859853491" calcext:value-type="float">
            <text:p>-0.119140859853491</text:p>
          </table:table-cell>
          <table:table-cell/>
          <table:table-cell office:value-type="float" office:value="-85" calcext:value-type="float">
            <text:p>-85</text:p>
          </table:table-cell>
          <table:table-cell office:value-type="float" office:value="0.05" calcext:value-type="float">
            <text:p>0.05</text:p>
          </table:table-cell>
          <table:table-cell table:formula="of:=AVERAGE([.E89:.E93])" office:value-type="float" office:value="-0.225182637772111" calcext:value-type="float">
            <text:p>-0.225182637772111</text:p>
          </table:table-cell>
          <table:table-cell table:formula="of:=(MAX([.E89:.E93])-MIN([.E89:.E93]))/2" office:value-type="float" office:value="0.11173968081267" calcext:value-type="float">
            <text:p>0.11173968081267</text:p>
          </table:table-cell>
          <table:table-cell table:number-columns-repeated="4"/>
        </table:table-row>
        <table:table-row table:style-name="ro1">
          <table:table-cell office:value-type="time" office:time-value="PT15H07M05.906S" calcext:value-type="time">
            <text:p>15:07:05.9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773266" calcext:value-type="float">
            <text:p>-2.77E-10</text:p>
          </table:table-cell>
          <table:table-cell table:formula="of:=[.C91]*10^9" office:value-type="float" office:value="-0.2773266" calcext:value-type="float">
            <text:p>-0.2773266</text:p>
          </table:table-cell>
          <table:table-cell table:formula="of:=[.$N$1]*[.D91]" office:value-type="float" office:value="-0.230810921186611" calcext:value-type="float">
            <text:p>-0.230810921186611</text:p>
          </table:table-cell>
          <table:table-cell table:number-columns-repeated="9"/>
        </table:table-row>
        <table:table-row table:style-name="ro1">
          <table:table-cell office:value-type="time" office:time-value="PT15H07M06.29S" calcext:value-type="time">
            <text:p>15:07:06.2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433749" calcext:value-type="float">
            <text:p>-3.43E-10</text:p>
          </table:table-cell>
          <table:table-cell table:formula="of:=[.C92]*10^9" office:value-type="float" office:value="-0.3433749" calcext:value-type="float">
            <text:p>-0.3433749</text:p>
          </table:table-cell>
          <table:table-cell table:formula="of:=[.$N$1]*[.D92]" office:value-type="float" office:value="-0.285781014087219" calcext:value-type="float">
            <text:p>-0.285781014087219</text:p>
          </table:table-cell>
          <table:table-cell table:number-columns-repeated="9"/>
        </table:table-row>
        <table:table-row table:style-name="ro1">
          <table:table-cell office:value-type="time" office:time-value="PT15H07M06.673S" calcext:value-type="time">
            <text:p>15:07:06.6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11669" calcext:value-type="float">
            <text:p>-4.12E-10</text:p>
          </table:table-cell>
          <table:table-cell table:formula="of:=[.C93]*10^9" office:value-type="float" office:value="-0.411669" calcext:value-type="float">
            <text:p>-0.411669</text:p>
          </table:table-cell>
          <table:table-cell table:formula="of:=[.$N$1]*[.D93]" office:value-type="float" office:value="-0.34262022147883" calcext:value-type="float">
            <text:p>-0.34262022147883</text:p>
          </table:table-cell>
          <table:table-cell table:number-columns-repeated="9"/>
        </table:table-row>
        <table:table-row table:style-name="ro1">
          <table:table-cell office:value-type="time" office:time-value="PT15H07M07.057S" calcext:value-type="time">
            <text:p>15:07:07.0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360835" calcext:value-type="float">
            <text:p>-4.36E-10</text:p>
          </table:table-cell>
          <table:table-cell table:formula="of:=[.C94]*10^9" office:value-type="float" office:value="-0.4360835" calcext:value-type="float">
            <text:p>-0.4360835</text:p>
          </table:table-cell>
          <table:table-cell table:formula="of:=[.$N$1]*[.D94]" office:value-type="float" office:value="-0.362939704843609" calcext:value-type="float">
            <text:p>-0.362939704843609</text:p>
          </table:table-cell>
          <table:table-cell table:number-columns-repeated="9"/>
        </table:table-row>
        <table:table-row table:style-name="ro1">
          <table:table-cell office:value-type="time" office:time-value="PT15H07M07.44S" calcext:value-type="time">
            <text:p>15:07:07.4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404063" calcext:value-type="float">
            <text:p>-1.40E-10</text:p>
          </table:table-cell>
          <table:table-cell table:formula="of:=[.C95]*10^9" office:value-type="float" office:value="-0.1404063" calcext:value-type="float">
            <text:p>-0.1404063</text:p>
          </table:table-cell>
          <table:table-cell table:formula="of:=[.$N$1]*[.D95]" office:value-type="float" office:value="-0.116856109163" calcext:value-type="float">
            <text:p>-0.116856109163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0.05" calcext:value-type="float">
            <text:p>0.05</text:p>
          </table:table-cell>
          <table:table-cell table:formula="of:=AVERAGE([.E94:.E98])" office:value-type="float" office:value="-0.244712945011384" calcext:value-type="float">
            <text:p>-0.244712945011384</text:p>
          </table:table-cell>
          <table:table-cell table:formula="of:=(MAX([.E94:.E98])-MIN([.E94:.E98]))/2" office:value-type="float" office:value="0.123041797840304" calcext:value-type="float">
            <text:p>0.123041797840304</text:p>
          </table:table-cell>
          <table:table-cell table:number-columns-repeated="4"/>
        </table:table-row>
        <table:table-row table:style-name="ro1">
          <table:table-cell office:value-type="time" office:time-value="PT15H07M07.824S" calcext:value-type="time">
            <text:p>15:07:07.8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669836" calcext:value-type="float">
            <text:p>-1.67E-10</text:p>
          </table:table-cell>
          <table:table-cell table:formula="of:=[.C96]*10^9" office:value-type="float" office:value="-0.1669836" calcext:value-type="float">
            <text:p>-0.1669836</text:p>
          </table:table-cell>
          <table:table-cell table:formula="of:=[.$N$1]*[.D96]" office:value-type="float" office:value="-0.138975628515464" calcext:value-type="float">
            <text:p>-0.138975628515464</text:p>
          </table:table-cell>
          <table:table-cell table:number-columns-repeated="9"/>
        </table:table-row>
        <table:table-row table:style-name="ro1">
          <table:table-cell office:value-type="time" office:time-value="PT15H07M08.208S" calcext:value-type="time">
            <text:p>15:07:08.2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442486" calcext:value-type="float">
            <text:p>-3.44E-10</text:p>
          </table:table-cell>
          <table:table-cell table:formula="of:=[.C97]*10^9" office:value-type="float" office:value="-0.3442486" calcext:value-type="float">
            <text:p>-0.3442486</text:p>
          </table:table-cell>
          <table:table-cell table:formula="of:=[.$N$1]*[.D97]" office:value-type="float" office:value="-0.286508169368539" calcext:value-type="float">
            <text:p>-0.286508169368539</text:p>
          </table:table-cell>
          <table:table-cell table:number-columns-repeated="9"/>
        </table:table-row>
        <table:table-row table:style-name="ro1">
          <table:table-cell office:value-type="time" office:time-value="PT15H07M08.592S" calcext:value-type="time">
            <text:p>15:07:08.5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824296" calcext:value-type="float">
            <text:p>-3.82E-10</text:p>
          </table:table-cell>
          <table:table-cell table:formula="of:=[.C98]*10^9" office:value-type="float" office:value="-0.3824296" calcext:value-type="float">
            <text:p>-0.3824296</text:p>
          </table:table-cell>
          <table:table-cell table:formula="of:=[.$N$1]*[.D98]" office:value-type="float" office:value="-0.318285113166307" calcext:value-type="float">
            <text:p>-0.318285113166307</text:p>
          </table:table-cell>
          <table:table-cell table:number-columns-repeated="9"/>
        </table:table-row>
        <table:table-row table:style-name="ro1">
          <table:table-cell office:value-type="time" office:time-value="PT15H07M08.976S" calcext:value-type="time">
            <text:p>15:07:08.9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002594" calcext:value-type="float">
            <text:p>-5.00E-10</text:p>
          </table:table-cell>
          <table:table-cell table:formula="of:=[.C99]*10^9" office:value-type="float" office:value="-0.5002594" calcext:value-type="float">
            <text:p>-0.5002594</text:p>
          </table:table-cell>
          <table:table-cell table:formula="of:=[.$N$1]*[.D99]" office:value-type="float" office:value="-0.416351453291034" calcext:value-type="float">
            <text:p>-0.416351453291034</text:p>
          </table:table-cell>
          <table:table-cell table:number-columns-repeated="9"/>
        </table:table-row>
        <table:table-row table:style-name="ro1">
          <table:table-cell office:value-type="time" office:time-value="PT15H07M09.359S" calcext:value-type="time">
            <text:p>15:07:09.3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78034" calcext:value-type="float">
            <text:p>-2.78E-10</text:p>
          </table:table-cell>
          <table:table-cell table:formula="of:=[.C100]*10^9" office:value-type="float" office:value="-0.278034" calcext:value-type="float">
            <text:p>-0.278034</text:p>
          </table:table-cell>
          <table:table-cell table:formula="of:=[.$N$1]*[.D100]" office:value-type="float" office:value="-0.231399669779957" calcext:value-type="float">
            <text:p>-0.231399669779957</text:p>
          </table:table-cell>
          <table:table-cell/>
          <table:table-cell office:value-type="float" office:value="-95" calcext:value-type="float">
            <text:p>-95</text:p>
          </table:table-cell>
          <table:table-cell office:value-type="float" office:value="0.05" calcext:value-type="float">
            <text:p>0.05</text:p>
          </table:table-cell>
          <table:table-cell table:formula="of:=AVERAGE([.E99:.E103])" office:value-type="float" office:value="-0.30090790797108" calcext:value-type="float">
            <text:p>-0.30090790797108</text:p>
          </table:table-cell>
          <table:table-cell table:formula="of:=(MAX([.E99:.E103])-MIN([.E99:.E103]))/2" office:value-type="float" office:value="0.132405222510941" calcext:value-type="float">
            <text:p>0.132405222510941</text:p>
          </table:table-cell>
          <table:table-cell table:number-columns-repeated="4"/>
        </table:table-row>
        <table:table-row table:style-name="ro1">
          <table:table-cell office:value-type="time" office:time-value="PT15H07M09.743S" calcext:value-type="time">
            <text:p>15:07:09.7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820813" calcext:value-type="float">
            <text:p>-1.82E-10</text:p>
          </table:table-cell>
          <table:table-cell table:formula="of:=[.C101]*10^9" office:value-type="float" office:value="-0.1820813" calcext:value-type="float">
            <text:p>-0.1820813</text:p>
          </table:table-cell>
          <table:table-cell table:formula="of:=[.$N$1]*[.D101]" office:value-type="float" office:value="-0.151541008269152" calcext:value-type="float">
            <text:p>-0.151541008269152</text:p>
          </table:table-cell>
          <table:table-cell table:number-columns-repeated="9"/>
        </table:table-row>
        <table:table-row table:style-name="ro1">
          <table:table-cell office:value-type="time" office:time-value="PT15H07M10.127S" calcext:value-type="time">
            <text:p>15:07:10.1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878776" calcext:value-type="float">
            <text:p>-3.88E-10</text:p>
          </table:table-cell>
          <table:table-cell table:formula="of:=[.C102]*10^9" office:value-type="float" office:value="-0.3878776" calcext:value-type="float">
            <text:p>-0.3878776</text:p>
          </table:table-cell>
          <table:table-cell table:formula="of:=[.$N$1]*[.D102]" office:value-type="float" office:value="-0.322819326251618" calcext:value-type="float">
            <text:p>-0.322819326251618</text:p>
          </table:table-cell>
          <table:table-cell table:number-columns-repeated="9"/>
        </table:table-row>
        <table:table-row table:style-name="ro1">
          <table:table-cell office:value-type="time" office:time-value="PT15H07M10.511S" calcext:value-type="time">
            <text:p>15:07:10.5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594994" calcext:value-type="float">
            <text:p>-4.59E-10</text:p>
          </table:table-cell>
          <table:table-cell table:formula="of:=[.C103]*10^9" office:value-type="float" office:value="-0.4594994" calcext:value-type="float">
            <text:p>-0.4594994</text:p>
          </table:table-cell>
          <table:table-cell table:formula="of:=[.$N$1]*[.D103]" office:value-type="float" office:value="-0.382428082263638" calcext:value-type="float">
            <text:p>-0.382428082263638</text:p>
          </table:table-cell>
          <table:table-cell table:number-columns-repeated="9"/>
        </table:table-row>
        <table:table-row table:style-name="ro1">
          <table:table-cell office:value-type="time" office:time-value="PT15H07M10.896S" calcext:value-type="time">
            <text:p>15:07:10.9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777164" calcext:value-type="float">
            <text:p>-4.78E-10</text:p>
          </table:table-cell>
          <table:table-cell table:formula="of:=[.C104]*10^9" office:value-type="float" office:value="-0.4777164" calcext:value-type="float">
            <text:p>-0.4777164</text:p>
          </table:table-cell>
          <table:table-cell table:formula="of:=[.$N$1]*[.D104]" office:value-type="float" office:value="-0.397589565335426" calcext:value-type="float">
            <text:p>-0.397589565335426</text:p>
          </table:table-cell>
          <table:table-cell table:number-columns-repeated="9"/>
        </table:table-row>
        <table:table-row table:style-name="ro1">
          <table:table-cell office:value-type="time" office:time-value="PT15H07M11.279S" calcext:value-type="time">
            <text:p>15:07:11.2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691748" calcext:value-type="float">
            <text:p>-2.69E-10</text:p>
          </table:table-cell>
          <table:table-cell table:formula="of:=[.C105]*10^9" office:value-type="float" office:value="-0.2691748" calcext:value-type="float">
            <text:p>-0.2691748</text:p>
          </table:table-cell>
          <table:table-cell table:formula="of:=[.$N$1]*[.D105]" office:value-type="float" office:value="-0.224026413435357" calcext:value-type="float">
            <text:p>-0.224026413435357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0.05" calcext:value-type="float">
            <text:p>0.05</text:p>
          </table:table-cell>
          <table:table-cell table:formula="of:=AVERAGE([.E104:.E108])" office:value-type="float" office:value="-0.25754133908578" calcext:value-type="float">
            <text:p>-0.25754133908578</text:p>
          </table:table-cell>
          <table:table-cell table:formula="of:=(MAX([.E104:.E108])-MIN([.E104:.E108]))/2" office:value-type="float" office:value="0.131885718875139" calcext:value-type="float">
            <text:p>0.131885718875139</text:p>
          </table:table-cell>
          <table:table-cell table:number-columns-repeated="4"/>
        </table:table-row>
        <table:table-row table:style-name="ro1">
          <table:table-cell office:value-type="time" office:time-value="PT15H07M11.663S" calcext:value-type="time">
            <text:p>15:07:11.6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607867" calcext:value-type="float">
            <text:p>-1.61E-10</text:p>
          </table:table-cell>
          <table:table-cell table:formula="of:=[.C106]*10^9" office:value-type="float" office:value="-0.1607867" calcext:value-type="float">
            <text:p>-0.1607867</text:p>
          </table:table-cell>
          <table:table-cell table:formula="of:=[.$N$1]*[.D106]" office:value-type="float" office:value="-0.133818127585148" calcext:value-type="float">
            <text:p>-0.133818127585148</text:p>
          </table:table-cell>
          <table:table-cell table:number-columns-repeated="9"/>
        </table:table-row>
        <table:table-row table:style-name="ro1">
          <table:table-cell office:value-type="time" office:time-value="PT15H07M12.046S" calcext:value-type="time">
            <text:p>15:07:12.0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145646" calcext:value-type="float">
            <text:p>-2.15E-10</text:p>
          </table:table-cell>
          <table:table-cell table:formula="of:=[.C107]*10^9" office:value-type="float" office:value="-0.2145646" calcext:value-type="float">
            <text:p>-0.2145646</text:p>
          </table:table-cell>
          <table:table-cell table:formula="of:=[.$N$1]*[.D107]" office:value-type="float" office:value="-0.178575920881865" calcext:value-type="float">
            <text:p>-0.178575920881865</text:p>
          </table:table-cell>
          <table:table-cell table:number-columns-repeated="9"/>
        </table:table-row>
        <table:table-row table:style-name="ro1">
          <table:table-cell office:value-type="time" office:time-value="PT15H07M12.422S" calcext:value-type="time">
            <text:p>15:07:12.4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249777" calcext:value-type="float">
            <text:p>-4.25E-10</text:p>
          </table:table-cell>
          <table:table-cell table:formula="of:=[.C108]*10^9" office:value-type="float" office:value="-0.4249777" calcext:value-type="float">
            <text:p>-0.4249777</text:p>
          </table:table-cell>
          <table:table-cell table:formula="of:=[.$N$1]*[.D108]" office:value-type="float" office:value="-0.353696668191105" calcext:value-type="float">
            <text:p>-0.353696668191105</text:p>
          </table:table-cell>
          <table:table-cell table:number-columns-repeated="9"/>
        </table:table-row>
        <table:table-row table:style-name="ro1">
          <table:table-cell office:value-type="time" office:time-value="PT15H07M12.799S" calcext:value-type="time">
            <text:p>15:07:12.8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805578" calcext:value-type="float">
            <text:p>-3.81E-10</text:p>
          </table:table-cell>
          <table:table-cell table:formula="of:=[.C109]*10^9" office:value-type="float" office:value="-0.3805578" calcext:value-type="float">
            <text:p>-0.3805578</text:p>
          </table:table-cell>
          <table:table-cell table:formula="of:=[.$N$1]*[.D109]" office:value-type="float" office:value="-0.3167272680758" calcext:value-type="float">
            <text:p>-0.3167272680758</text:p>
          </table:table-cell>
          <table:table-cell table:number-columns-repeated="9"/>
        </table:table-row>
        <table:table-row table:style-name="ro1">
          <table:table-cell office:value-type="time" office:time-value="PT15H07M13.183S" calcext:value-type="time">
            <text:p>15:07:13.1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010499" calcext:value-type="float">
            <text:p>-5.01E-10</text:p>
          </table:table-cell>
          <table:table-cell table:formula="of:=[.C110]*10^9" office:value-type="float" office:value="-0.5010499" calcext:value-type="float">
            <text:p>-0.5010499</text:p>
          </table:table-cell>
          <table:table-cell table:formula="of:=[.$N$1]*[.D110]" office:value-type="float" office:value="-0.417009363614811" calcext:value-type="float">
            <text:p>-0.417009363614811</text:p>
          </table:table-cell>
          <table:table-cell/>
          <table:table-cell office:value-type="float" office:value="-105" calcext:value-type="float">
            <text:p>-105</text:p>
          </table:table-cell>
          <table:table-cell office:value-type="float" office:value="0.05" calcext:value-type="float">
            <text:p>0.05</text:p>
          </table:table-cell>
          <table:table-cell table:formula="of:=AVERAGE([.E109:.E113])" office:value-type="float" office:value="-0.385148726632782" calcext:value-type="float">
            <text:p>-0.385148726632782</text:p>
          </table:table-cell>
          <table:table-cell table:formula="of:=(MAX([.E109:.E113])-MIN([.E109:.E113]))/2" office:value-type="float" office:value="0.0501410477695058" calcext:value-type="float">
            <text:p>0.050141047769506</text:p>
          </table:table-cell>
          <table:table-cell table:number-columns-repeated="4"/>
        </table:table-row>
        <table:table-row table:style-name="ro1">
          <table:table-cell office:value-type="time" office:time-value="PT15H07M13.567S" calcext:value-type="time">
            <text:p>15:07:13.5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935217" calcext:value-type="float">
            <text:p>-4.94E-10</text:p>
          </table:table-cell>
          <table:table-cell table:formula="of:=[.C111]*10^9" office:value-type="float" office:value="-0.4935217" calcext:value-type="float">
            <text:p>-0.4935217</text:p>
          </table:table-cell>
          <table:table-cell table:formula="of:=[.$N$1]*[.D111]" office:value-type="float" office:value="-0.410743860136685" calcext:value-type="float">
            <text:p>-0.410743860136685</text:p>
          </table:table-cell>
          <table:table-cell table:number-columns-repeated="9"/>
        </table:table-row>
        <table:table-row table:style-name="ro1">
          <table:table-cell office:value-type="time" office:time-value="PT15H07M13.95S" calcext:value-type="time">
            <text:p>15:07:13.9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82915" calcext:value-type="float">
            <text:p>-4.83E-10</text:p>
          </table:table-cell>
          <table:table-cell table:formula="of:=[.C112]*10^9" office:value-type="float" office:value="-0.482915" calcext:value-type="float">
            <text:p>-0.482915</text:p>
          </table:table-cell>
          <table:table-cell table:formula="of:=[.$N$1]*[.D112]" office:value-type="float" office:value="-0.40191621000233" calcext:value-type="float">
            <text:p>-0.40191621000233</text:p>
          </table:table-cell>
          <table:table-cell table:number-columns-repeated="9"/>
        </table:table-row>
        <table:table-row table:style-name="ro1">
          <table:table-cell office:value-type="time" office:time-value="PT15H07M14.334S" calcext:value-type="time">
            <text:p>15:07:14.3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557973" calcext:value-type="float">
            <text:p>-4.56E-10</text:p>
          </table:table-cell>
          <table:table-cell table:formula="of:=[.C113]*10^9" office:value-type="float" office:value="-0.4557973" calcext:value-type="float">
            <text:p>-0.4557973</text:p>
          </table:table-cell>
          <table:table-cell table:formula="of:=[.$N$1]*[.D113]" office:value-type="float" office:value="-0.379346931334283" calcext:value-type="float">
            <text:p>-0.379346931334283</text:p>
          </table:table-cell>
          <table:table-cell table:number-columns-repeated="9"/>
        </table:table-row>
        <table:table-row table:style-name="ro1">
          <table:table-cell office:value-type="time" office:time-value="PT15H07M14.718S" calcext:value-type="time">
            <text:p>15:07:14.7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532607" calcext:value-type="float">
            <text:p>-4.53E-10</text:p>
          </table:table-cell>
          <table:table-cell table:formula="of:=[.C114]*10^9" office:value-type="float" office:value="-0.4532607" calcext:value-type="float">
            <text:p>-0.4532607</text:p>
          </table:table-cell>
          <table:table-cell table:formula="of:=[.$N$1]*[.D114]" office:value-type="float" office:value="-0.377235792400326" calcext:value-type="float">
            <text:p>-0.377235792400326</text:p>
          </table:table-cell>
          <table:table-cell table:number-columns-repeated="9"/>
        </table:table-row>
        <table:table-row table:style-name="ro1">
          <table:table-cell office:value-type="time" office:time-value="PT15H07M15.101S" calcext:value-type="time">
            <text:p>15:07:15.1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862695" calcext:value-type="float">
            <text:p>-2.86E-10</text:p>
          </table:table-cell>
          <table:table-cell table:formula="of:=[.C115]*10^9" office:value-type="float" office:value="-0.2862695" calcext:value-type="float">
            <text:p>-0.2862695</text:p>
          </table:table-cell>
          <table:table-cell table:formula="of:=[.$N$1]*[.D115]" office:value-type="float" office:value="-0.238253838624317" calcext:value-type="float">
            <text:p>-0.238253838624317</text:p>
          </table:table-cell>
          <table:table-cell/>
          <table:table-cell office:value-type="float" office:value="-110" calcext:value-type="float">
            <text:p>-110</text:p>
          </table:table-cell>
          <table:table-cell office:value-type="float" office:value="0.05" calcext:value-type="float">
            <text:p>0.05</text:p>
          </table:table-cell>
          <table:table-cell table:formula="of:=AVERAGE([.E114:.E118])" office:value-type="float" office:value="-0.26426389257454" calcext:value-type="float">
            <text:p>-0.26426389257454</text:p>
          </table:table-cell>
          <table:table-cell table:formula="of:=(MAX([.E114:.E118])-MIN([.E114:.E118]))/2" office:value-type="float" office:value="0.0933586401235515" calcext:value-type="float">
            <text:p>0.093358640123552</text:p>
          </table:table-cell>
          <table:table-cell table:number-columns-repeated="4"/>
        </table:table-row>
        <table:table-row table:style-name="ro1">
          <table:table-cell office:value-type="time" office:time-value="PT15H07M15.485S" calcext:value-type="time">
            <text:p>15:07:15.4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28914" calcext:value-type="float">
            <text:p>-2.29E-10</text:p>
          </table:table-cell>
          <table:table-cell table:formula="of:=[.C116]*10^9" office:value-type="float" office:value="-0.228914" calcext:value-type="float">
            <text:p>-0.228914</text:p>
          </table:table-cell>
          <table:table-cell table:formula="of:=[.$N$1]*[.D116]" office:value-type="float" office:value="-0.190518512153223" calcext:value-type="float">
            <text:p>-0.190518512153223</text:p>
          </table:table-cell>
          <table:table-cell table:number-columns-repeated="9"/>
        </table:table-row>
        <table:table-row table:style-name="ro1">
          <table:table-cell office:value-type="time" office:time-value="PT15H07M15.869S" calcext:value-type="time">
            <text:p>15:07:15.8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412252" calcext:value-type="float">
            <text:p>-2.41E-10</text:p>
          </table:table-cell>
          <table:table-cell table:formula="of:=[.C117]*10^9" office:value-type="float" office:value="-0.2412252" calcext:value-type="float">
            <text:p>-0.2412252</text:p>
          </table:table-cell>
          <table:table-cell table:formula="of:=[.$N$1]*[.D117]" office:value-type="float" office:value="-0.200764768418985" calcext:value-type="float">
            <text:p>-0.200764768418985</text:p>
          </table:table-cell>
          <table:table-cell table:number-columns-repeated="9"/>
        </table:table-row>
        <table:table-row table:style-name="ro1">
          <table:table-cell office:value-type="time" office:time-value="PT15H07M16.253S" calcext:value-type="time">
            <text:p>15:07:16.2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779376" calcext:value-type="float">
            <text:p>-3.78E-10</text:p>
          </table:table-cell>
          <table:table-cell table:formula="of:=[.C118]*10^9" office:value-type="float" office:value="-0.3779376" calcext:value-type="float">
            <text:p>-0.3779376</text:p>
          </table:table-cell>
          <table:table-cell table:formula="of:=[.$N$1]*[.D118]" office:value-type="float" office:value="-0.314546551275849" calcext:value-type="float">
            <text:p>-0.314546551275849</text:p>
          </table:table-cell>
          <table:table-cell table:number-columns-repeated="9"/>
        </table:table-row>
        <table:table-row table:style-name="ro1">
          <table:table-cell office:value-type="time" office:time-value="PT15H07M16.637S" calcext:value-type="time">
            <text:p>15:07:16.6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347389" calcext:value-type="float">
            <text:p>-5.35E-10</text:p>
          </table:table-cell>
          <table:table-cell table:formula="of:=[.C119]*10^9" office:value-type="float" office:value="-0.5347389" calcext:value-type="float">
            <text:p>-0.5347389</text:p>
          </table:table-cell>
          <table:table-cell table:formula="of:=[.$N$1]*[.D119]" office:value-type="float" office:value="-0.445047745522121" calcext:value-type="float">
            <text:p>-0.445047745522121</text:p>
          </table:table-cell>
          <table:table-cell table:number-columns-repeated="9"/>
        </table:table-row>
        <table:table-row table:style-name="ro1">
          <table:table-cell office:value-type="time" office:time-value="PT15H07M17.013S" calcext:value-type="time">
            <text:p>15:07:17.0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814862" calcext:value-type="float">
            <text:p>-2.81E-10</text:p>
          </table:table-cell>
          <table:table-cell table:formula="of:=[.C120]*10^9" office:value-type="float" office:value="-0.2814862" calcext:value-type="float">
            <text:p>-0.2814862</text:p>
          </table:table-cell>
          <table:table-cell table:formula="of:=[.$N$1]*[.D120]" office:value-type="float" office:value="-0.234272836155344" calcext:value-type="float">
            <text:p>-0.234272836155344</text:p>
          </table:table-cell>
          <table:table-cell/>
          <table:table-cell office:value-type="float" office:value="-115" calcext:value-type="float">
            <text:p>-115</text:p>
          </table:table-cell>
          <table:table-cell office:value-type="float" office:value="0.05" calcext:value-type="float">
            <text:p>0.05</text:p>
          </table:table-cell>
          <table:table-cell table:formula="of:=AVERAGE([.E119:.E123])" office:value-type="float" office:value="-0.281793137058759" calcext:value-type="float">
            <text:p>-0.281793137058759</text:p>
          </table:table-cell>
          <table:table-cell table:formula="of:=(MAX([.E119:.E123])-MIN([.E119:.E123]))/2" office:value-type="float" office:value="0.131055112293065" calcext:value-type="float">
            <text:p>0.131055112293065</text:p>
          </table:table-cell>
          <table:table-cell table:number-columns-repeated="4"/>
        </table:table-row>
        <table:table-row table:style-name="ro1">
          <table:table-cell office:value-type="time" office:time-value="PT15H07M17.389S" calcext:value-type="time">
            <text:p>15:07:17.3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794063" calcext:value-type="float">
            <text:p>-2.79E-10</text:p>
          </table:table-cell>
          <table:table-cell table:formula="of:=[.C121]*10^9" office:value-type="float" office:value="-0.2794063" calcext:value-type="float">
            <text:p>-0.2794063</text:p>
          </table:table-cell>
          <table:table-cell table:formula="of:=[.$N$1]*[.D121]" office:value-type="float" office:value="-0.232541795443865" calcext:value-type="float">
            <text:p>-0.232541795443865</text:p>
          </table:table-cell>
          <table:table-cell table:number-columns-repeated="9"/>
        </table:table-row>
        <table:table-row table:style-name="ro1">
          <table:table-cell office:value-type="time" office:time-value="PT15H07M17.773S" calcext:value-type="time">
            <text:p>15:07:17.7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198052" calcext:value-type="float">
            <text:p>-2.20E-10</text:p>
          </table:table-cell>
          <table:table-cell table:formula="of:=[.C122]*10^9" office:value-type="float" office:value="-0.2198052" calcext:value-type="float">
            <text:p>-0.2198052</text:p>
          </table:table-cell>
          <table:table-cell table:formula="of:=[.$N$1]*[.D122]" office:value-type="float" office:value="-0.182937520935991" calcext:value-type="float">
            <text:p>-0.182937520935991</text:p>
          </table:table-cell>
          <table:table-cell table:number-columns-repeated="9"/>
        </table:table-row>
        <table:table-row table:style-name="ro1">
          <table:table-cell office:value-type="time" office:time-value="PT15H07M18.156S" calcext:value-type="time">
            <text:p>15:07:18.1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774801" calcext:value-type="float">
            <text:p>-3.77E-10</text:p>
          </table:table-cell>
          <table:table-cell table:formula="of:=[.C123]*10^9" office:value-type="float" office:value="-0.3774801" calcext:value-type="float">
            <text:p>-0.3774801</text:p>
          </table:table-cell>
          <table:table-cell table:formula="of:=[.$N$1]*[.D123]" office:value-type="float" office:value="-0.314165787236471" calcext:value-type="float">
            <text:p>-0.314165787236471</text:p>
          </table:table-cell>
          <table:table-cell table:number-columns-repeated="9"/>
        </table:table-row>
        <table:table-row table:style-name="ro1">
          <table:table-cell office:value-type="time" office:time-value="PT15H07M18.54S" calcext:value-type="time">
            <text:p>15:07:18.5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748751" calcext:value-type="float">
            <text:p>-5.75E-10</text:p>
          </table:table-cell>
          <table:table-cell table:formula="of:=[.C124]*10^9" office:value-type="float" office:value="-0.5748751" calcext:value-type="float">
            <text:p>-0.5748751</text:p>
          </table:table-cell>
          <table:table-cell table:formula="of:=[.$N$1]*[.D124]" office:value-type="float" office:value="-0.478451945822165" calcext:value-type="float">
            <text:p>-0.478451945822165</text:p>
          </table:table-cell>
          <table:table-cell table:number-columns-repeated="9"/>
        </table:table-row>
        <table:table-row table:style-name="ro1">
          <table:table-cell office:value-type="time" office:time-value="PT15H07M18.916S" calcext:value-type="time">
            <text:p>15:07:18.9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312715" calcext:value-type="float">
            <text:p>-3.31E-10</text:p>
          </table:table-cell>
          <table:table-cell table:formula="of:=[.C125]*10^9" office:value-type="float" office:value="-0.3312715" calcext:value-type="float">
            <text:p>-0.3312715</text:p>
          </table:table-cell>
          <table:table-cell table:formula="of:=[.$N$1]*[.D125]" office:value-type="float" office:value="-0.27570770376109" calcext:value-type="float">
            <text:p>-0.27570770376109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float" office:value="0.05" calcext:value-type="float">
            <text:p>0.05</text:p>
          </table:table-cell>
          <table:table-cell table:formula="of:=AVERAGE([.E124:.E128])" office:value-type="float" office:value="-0.334139062458954" calcext:value-type="float">
            <text:p>-0.334139062458954</text:p>
          </table:table-cell>
          <table:table-cell table:formula="of:=(MAX([.E124:.E128])-MIN([.E124:.E128]))/2" office:value-type="float" office:value="0.1251357919891" calcext:value-type="float">
            <text:p>0.1251357919891</text:p>
          </table:table-cell>
          <table:table-cell table:number-columns-repeated="4"/>
        </table:table-row>
        <table:table-row table:style-name="ro1">
          <table:table-cell office:value-type="time" office:time-value="PT15H07M19.293S" calcext:value-type="time">
            <text:p>15:07:19.29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382044" calcext:value-type="float">
            <text:p>-4.38E-10</text:p>
          </table:table-cell>
          <table:table-cell table:formula="of:=[.C126]*10^9" office:value-type="float" office:value="-0.4382044" calcext:value-type="float">
            <text:p>-0.4382044</text:p>
          </table:table-cell>
          <table:table-cell table:formula="of:=[.$N$1]*[.D126]" office:value-type="float" office:value="-0.364704868671185" calcext:value-type="float">
            <text:p>-0.364704868671185</text:p>
          </table:table-cell>
          <table:table-cell table:number-columns-repeated="9"/>
        </table:table-row>
        <table:table-row table:style-name="ro1">
          <table:table-cell office:value-type="time" office:time-value="PT15H07M19.676S" calcext:value-type="time">
            <text:p>15:07:19.6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888762" calcext:value-type="float">
            <text:p>-3.89E-10</text:p>
          </table:table-cell>
          <table:table-cell table:formula="of:=[.C127]*10^9" office:value-type="float" office:value="-0.3888762" calcext:value-type="float">
            <text:p>-0.3888762</text:p>
          </table:table-cell>
          <table:table-cell table:formula="of:=[.$N$1]*[.D127]" office:value-type="float" office:value="-0.323650432196366" calcext:value-type="float">
            <text:p>-0.323650432196366</text:p>
          </table:table-cell>
          <table:table-cell table:number-columns-repeated="9"/>
        </table:table-row>
        <table:table-row table:style-name="ro1">
          <table:table-cell office:value-type="time" office:time-value="PT15H07M20.06S" calcext:value-type="time">
            <text:p>15:07:20.0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741659" calcext:value-type="float">
            <text:p>-2.74E-10</text:p>
          </table:table-cell>
          <table:table-cell table:formula="of:=[.C128]*10^9" office:value-type="float" office:value="-0.2741659" calcext:value-type="float">
            <text:p>-0.2741659</text:p>
          </table:table-cell>
          <table:table-cell table:formula="of:=[.$N$1]*[.D128]" office:value-type="float" office:value="-0.228180361843964" calcext:value-type="float">
            <text:p>-0.228180361843964</text:p>
          </table:table-cell>
          <table:table-cell table:number-columns-repeated="9"/>
        </table:table-row>
        <table:table-row table:style-name="ro1">
          <table:table-cell office:value-type="time" office:time-value="PT15H07M20.444S" calcext:value-type="time">
            <text:p>15:07:20.4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174916" calcext:value-type="float">
            <text:p>-4.17E-10</text:p>
          </table:table-cell>
          <table:table-cell table:formula="of:=[.C129]*10^9" office:value-type="float" office:value="-0.4174916" calcext:value-type="float">
            <text:p>-0.4174916</text:p>
          </table:table-cell>
          <table:table-cell table:formula="of:=[.$N$1]*[.D129]" office:value-type="float" office:value="-0.347466203327312" calcext:value-type="float">
            <text:p>-0.347466203327312</text:p>
          </table:table-cell>
          <table:table-cell table:number-columns-repeated="9"/>
        </table:table-row>
        <table:table-row table:style-name="ro1">
          <table:table-cell office:value-type="time" office:time-value="PT15H07M20.827S" calcext:value-type="time">
            <text:p>15:07:20.8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112242" calcext:value-type="float">
            <text:p>-3.11E-10</text:p>
          </table:table-cell>
          <table:table-cell table:formula="of:=[.C130]*10^9" office:value-type="float" office:value="-0.3112242" calcext:value-type="float">
            <text:p>-0.3112242</text:p>
          </table:table-cell>
          <table:table-cell table:formula="of:=[.$N$1]*[.D130]" office:value-type="float" office:value="-0.259022914850454" calcext:value-type="float">
            <text:p>-0.259022914850454</text:p>
          </table:table-cell>
          <table:table-cell/>
          <table:table-cell office:value-type="float" office:value="-125" calcext:value-type="float">
            <text:p>-125</text:p>
          </table:table-cell>
          <table:table-cell office:value-type="float" office:value="0.05" calcext:value-type="float">
            <text:p>0.05</text:p>
          </table:table-cell>
          <table:table-cell table:formula="of:=AVERAGE([.E129:.E133])" office:value-type="float" office:value="-0.353274723376496" calcext:value-type="float">
            <text:p>-0.353274723376496</text:p>
          </table:table-cell>
          <table:table-cell table:formula="of:=(MAX([.E129:.E133])-MIN([.E129:.E133]))/2" office:value-type="float" office:value="0.0856050358751358" calcext:value-type="float">
            <text:p>0.085605035875136</text:p>
          </table:table-cell>
          <table:table-cell table:number-columns-repeated="4"/>
        </table:table-row>
        <table:table-row table:style-name="ro1">
          <table:table-cell office:value-type="time" office:time-value="PT15H07M21.211S" calcext:value-type="time">
            <text:p>15:07:21.21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744854" calcext:value-type="float">
            <text:p>-3.74E-10</text:p>
          </table:table-cell>
          <table:table-cell table:formula="of:=[.C131]*10^9" office:value-type="float" office:value="-0.3744854" calcext:value-type="float">
            <text:p>-0.3744854</text:p>
          </table:table-cell>
          <table:table-cell table:formula="of:=[.$N$1]*[.D131]" office:value-type="float" office:value="-0.311673384900462" calcext:value-type="float">
            <text:p>-0.311673384900462</text:p>
          </table:table-cell>
          <table:table-cell table:number-columns-repeated="9"/>
        </table:table-row>
        <table:table-row table:style-name="ro1">
          <table:table-cell office:value-type="time" office:time-value="PT15H07M21.595S" calcext:value-type="time">
            <text:p>15:07:21.6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022139" calcext:value-type="float">
            <text:p>-5.02E-10</text:p>
          </table:table-cell>
          <table:table-cell table:formula="of:=[.C132]*10^9" office:value-type="float" office:value="-0.5022139" calcext:value-type="float">
            <text:p>-0.5022139</text:p>
          </table:table-cell>
          <table:table-cell table:formula="of:=[.$N$1]*[.D132]" office:value-type="float" office:value="-0.417978127203523" calcext:value-type="float">
            <text:p>-0.417978127203523</text:p>
          </table:table-cell>
          <table:table-cell table:number-columns-repeated="9"/>
        </table:table-row>
        <table:table-row table:style-name="ro1">
          <table:table-cell office:value-type="time" office:time-value="PT15H07M21.979S" calcext:value-type="time">
            <text:p>15:07:21.9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169385" calcext:value-type="float">
            <text:p>-5.17E-10</text:p>
          </table:table-cell>
          <table:table-cell table:formula="of:=[.C133]*10^9" office:value-type="float" office:value="-0.5169385" calcext:value-type="float">
            <text:p>-0.5169385</text:p>
          </table:table-cell>
          <table:table-cell table:formula="of:=[.$N$1]*[.D133]" office:value-type="float" office:value="-0.430232986600726" calcext:value-type="float">
            <text:p>-0.430232986600726</text:p>
          </table:table-cell>
          <table:table-cell table:number-columns-repeated="9"/>
        </table:table-row>
        <table:table-row table:style-name="ro1">
          <table:table-cell office:value-type="time" office:time-value="PT15H07M22.363S" calcext:value-type="time">
            <text:p>15:07:22.3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876437" calcext:value-type="float">
            <text:p>-5.88E-10</text:p>
          </table:table-cell>
          <table:table-cell table:formula="of:=[.C134]*10^9" office:value-type="float" office:value="-0.5876437" calcext:value-type="float">
            <text:p>-0.5876437</text:p>
          </table:table-cell>
          <table:table-cell table:formula="of:=[.$N$1]*[.D134]" office:value-type="float" office:value="-0.489078882900192" calcext:value-type="float">
            <text:p>-0.489078882900192</text:p>
          </table:table-cell>
          <table:table-cell table:number-columns-repeated="9"/>
        </table:table-row>
        <table:table-row table:style-name="ro1">
          <table:table-cell office:value-type="time" office:time-value="PT15H07M22.738S" calcext:value-type="time">
            <text:p>15:07:22.7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72918" calcext:value-type="float">
            <text:p>-2.73E-10</text:p>
          </table:table-cell>
          <table:table-cell table:formula="of:=[.C135]*10^9" office:value-type="float" office:value="-0.272918" calcext:value-type="float">
            <text:p>-0.272918</text:p>
          </table:table-cell>
          <table:table-cell table:formula="of:=[.$N$1]*[.D135]" office:value-type="float" office:value="-0.227141770707922" calcext:value-type="float">
            <text:p>-0.227141770707922</text:p>
          </table:table-cell>
          <table:table-cell/>
          <table:table-cell office:value-type="float" office:value="-130" calcext:value-type="float">
            <text:p>-130</text:p>
          </table:table-cell>
          <table:table-cell office:value-type="float" office:value="0.05" calcext:value-type="float">
            <text:p>0.05</text:p>
          </table:table-cell>
          <table:table-cell table:formula="of:=AVERAGE([.E134:.E138])" office:value-type="float" office:value="-0.342744562784804" calcext:value-type="float">
            <text:p>-0.342744562784804</text:p>
          </table:table-cell>
          <table:table-cell table:formula="of:=(MAX([.E134:.E138])-MIN([.E134:.E138]))/2" office:value-type="float" office:value="0.130968556096135" calcext:value-type="float">
            <text:p>0.130968556096135</text:p>
          </table:table-cell>
          <table:table-cell table:number-columns-repeated="4"/>
        </table:table-row>
        <table:table-row table:style-name="ro1">
          <table:table-cell office:value-type="time" office:time-value="PT15H07M23.114S" calcext:value-type="time">
            <text:p>15:07:23.1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869344" calcext:value-type="float">
            <text:p>-2.87E-10</text:p>
          </table:table-cell>
          <table:table-cell table:formula="of:=[.C136]*10^9" office:value-type="float" office:value="-0.2869344" calcext:value-type="float">
            <text:p>-0.2869344</text:p>
          </table:table-cell>
          <table:table-cell table:formula="of:=[.$N$1]*[.D136]" office:value-type="float" office:value="-0.238807215694879" calcext:value-type="float">
            <text:p>-0.238807215694879</text:p>
          </table:table-cell>
          <table:table-cell table:number-columns-repeated="9"/>
        </table:table-row>
        <table:table-row table:style-name="ro1">
          <table:table-cell office:value-type="time" office:time-value="PT15H07M23.49S" calcext:value-type="time">
            <text:p>15:07:23.4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5297" calcext:value-type="float">
            <text:p>-4.53E-10</text:p>
          </table:table-cell>
          <table:table-cell table:formula="of:=[.C137]*10^9" office:value-type="float" office:value="-0.45297" calcext:value-type="float">
            <text:p>-0.45297</text:p>
          </table:table-cell>
          <table:table-cell table:formula="of:=[.$N$1]*[.D137]" office:value-type="float" office:value="-0.376993851184485" calcext:value-type="float">
            <text:p>-0.376993851184485</text:p>
          </table:table-cell>
          <table:table-cell table:number-columns-repeated="9"/>
        </table:table-row>
        <table:table-row table:style-name="ro1">
          <table:table-cell office:value-type="time" office:time-value="PT15H07M23.866S" calcext:value-type="time">
            <text:p>15:07:23.8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586259" calcext:value-type="float">
            <text:p>-4.59E-10</text:p>
          </table:table-cell>
          <table:table-cell table:formula="of:=[.C138]*10^9" office:value-type="float" office:value="-0.4586259" calcext:value-type="float">
            <text:p>-0.4586259</text:p>
          </table:table-cell>
          <table:table-cell table:formula="of:=[.$N$1]*[.D138]" office:value-type="float" office:value="-0.381701093436542" calcext:value-type="float">
            <text:p>-0.381701093436542</text:p>
          </table:table-cell>
          <table:table-cell table:number-columns-repeated="9"/>
        </table:table-row>
        <table:table-row table:style-name="ro1">
          <table:table-cell office:value-type="time" office:time-value="PT15H07M24.25S" calcext:value-type="time">
            <text:p>15:07:24.2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303164" calcext:value-type="float">
            <text:p>-6.30E-10</text:p>
          </table:table-cell>
          <table:table-cell table:formula="of:=[.C139]*10^9" office:value-type="float" office:value="-0.6303164" calcext:value-type="float">
            <text:p>-0.6303164</text:p>
          </table:table-cell>
          <table:table-cell table:formula="of:=[.$N$1]*[.D139]" office:value-type="float" office:value="-0.524594138907081" calcext:value-type="float">
            <text:p>-0.524594138907081</text:p>
          </table:table-cell>
          <table:table-cell table:number-columns-repeated="9"/>
        </table:table-row>
        <table:table-row table:style-name="ro1">
          <table:table-cell office:value-type="time" office:time-value="PT15H07M24.634S" calcext:value-type="time">
            <text:p>15:07:24.6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750262" calcext:value-type="float">
            <text:p>-3.75E-10</text:p>
          </table:table-cell>
          <table:table-cell table:formula="of:=[.C140]*10^9" office:value-type="float" office:value="-0.3750262" calcext:value-type="float">
            <text:p>-0.3750262</text:p>
          </table:table-cell>
          <table:table-cell table:formula="of:=[.$N$1]*[.D140]" office:value-type="float" office:value="-0.312123477124496" calcext:value-type="float">
            <text:p>-0.312123477124496</text:p>
          </table:table-cell>
          <table:table-cell/>
          <table:table-cell office:value-type="float" office:value="-135" calcext:value-type="float">
            <text:p>-135</text:p>
          </table:table-cell>
          <table:table-cell office:value-type="float" office:value="0.05" calcext:value-type="float">
            <text:p>0.05</text:p>
          </table:table-cell>
          <table:table-cell table:formula="of:=AVERAGE([.E139:.E143])" office:value-type="float" office:value="-0.378197864529198" calcext:value-type="float">
            <text:p>-0.378197864529198</text:p>
          </table:table-cell>
          <table:table-cell table:formula="of:=(MAX([.E139:.E143])-MIN([.E139:.E143]))/2" office:value-type="float" office:value="0.129479706281834" calcext:value-type="float">
            <text:p>0.129479706281834</text:p>
          </table:table-cell>
          <table:table-cell table:number-columns-repeated="4"/>
        </table:table-row>
        <table:table-row table:style-name="ro1">
          <table:table-cell office:value-type="time" office:time-value="PT15H07M25.018S" calcext:value-type="time">
            <text:p>15:07:25.0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191685" calcext:value-type="float">
            <text:p>-3.19E-10</text:p>
          </table:table-cell>
          <table:table-cell table:formula="of:=[.C141]*10^9" office:value-type="float" office:value="-0.3191685" calcext:value-type="float">
            <text:p>-0.3191685</text:p>
          </table:table-cell>
          <table:table-cell table:formula="of:=[.$N$1]*[.D141]" office:value-type="float" office:value="-0.265634726343412" calcext:value-type="float">
            <text:p>-0.265634726343412</text:p>
          </table:table-cell>
          <table:table-cell table:number-columns-repeated="9"/>
        </table:table-row>
        <table:table-row table:style-name="ro1">
          <table:table-cell office:value-type="time" office:time-value="PT15H07M25.402S" calcext:value-type="time">
            <text:p>15:07:25.4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998986" calcext:value-type="float">
            <text:p>-4.00E-10</text:p>
          </table:table-cell>
          <table:table-cell table:formula="of:=[.C142]*10^9" office:value-type="float" office:value="-0.3998986" calcext:value-type="float">
            <text:p>-0.3998986</text:p>
          </table:table-cell>
          <table:table-cell table:formula="of:=[.$N$1]*[.D142]" office:value-type="float" office:value="-0.332824057437102" calcext:value-type="float">
            <text:p>-0.332824057437102</text:p>
          </table:table-cell>
          <table:table-cell table:number-columns-repeated="9"/>
        </table:table-row>
        <table:table-row table:style-name="ro1">
          <table:table-cell office:value-type="time" office:time-value="PT15H07M25.786S" calcext:value-type="time">
            <text:p>15:07:25.7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476736" calcext:value-type="float">
            <text:p>-5.48E-10</text:p>
          </table:table-cell>
          <table:table-cell table:formula="of:=[.C143]*10^9" office:value-type="float" office:value="-0.5476736" calcext:value-type="float">
            <text:p>-0.5476736</text:p>
          </table:table-cell>
          <table:table-cell table:formula="of:=[.$N$1]*[.D143]" office:value-type="float" office:value="-0.455812922833899" calcext:value-type="float">
            <text:p>-0.455812922833899</text:p>
          </table:table-cell>
          <table:table-cell table:number-columns-repeated="9"/>
        </table:table-row>
        <table:table-row table:style-name="ro1">
          <table:table-cell office:value-type="time" office:time-value="PT15H07M26.17S" calcext:value-type="time">
            <text:p>15:07:26.1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930511" calcext:value-type="float">
            <text:p>-5.93E-10</text:p>
          </table:table-cell>
          <table:table-cell table:formula="of:=[.C144]*10^9" office:value-type="float" office:value="-0.5930511" calcext:value-type="float">
            <text:p>-0.5930511</text:p>
          </table:table-cell>
          <table:table-cell table:formula="of:=[.$N$1]*[.D144]" office:value-type="float" office:value="-0.493579305777855" calcext:value-type="float">
            <text:p>-0.493579305777855</text:p>
          </table:table-cell>
          <table:table-cell table:number-columns-repeated="9"/>
        </table:table-row>
        <table:table-row table:style-name="ro1">
          <table:table-cell office:value-type="time" office:time-value="PT15H07M26.552S" calcext:value-type="time">
            <text:p>15:07:26.5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238555" calcext:value-type="float">
            <text:p>-4.24E-10</text:p>
          </table:table-cell>
          <table:table-cell table:formula="of:=[.C145]*10^9" office:value-type="float" office:value="-0.4238555" calcext:value-type="float">
            <text:p>-0.4238555</text:p>
          </table:table-cell>
          <table:table-cell table:formula="of:=[.$N$1]*[.D145]" office:value-type="float" office:value="-0.35276269353539" calcext:value-type="float">
            <text:p>-0.35276269353539</text:p>
          </table:table-cell>
          <table:table-cell/>
          <table:table-cell office:value-type="float" office:value="-140" calcext:value-type="float">
            <text:p>-140</text:p>
          </table:table-cell>
          <table:table-cell office:value-type="float" office:value="0.05" calcext:value-type="float">
            <text:p>0.05</text:p>
          </table:table-cell>
          <table:table-cell table:formula="of:=AVERAGE([.E144:.E148])" office:value-type="float" office:value="-0.384172555831064" calcext:value-type="float">
            <text:p>-0.384172555831064</text:p>
          </table:table-cell>
          <table:table-cell table:formula="of:=(MAX([.E144:.E148])-MIN([.E144:.E148]))/2" office:value-type="float" office:value="0.107949476498948" calcext:value-type="float">
            <text:p>0.107949476498948</text:p>
          </table:table-cell>
          <table:table-cell table:number-columns-repeated="4"/>
        </table:table-row>
        <table:table-row table:style-name="ro1">
          <table:table-cell office:value-type="time" office:time-value="PT15H07M26.936S" calcext:value-type="time">
            <text:p>15:07:26.9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336417" calcext:value-type="float">
            <text:p>-3.34E-10</text:p>
          </table:table-cell>
          <table:table-cell table:formula="of:=[.C146]*10^9" office:value-type="float" office:value="-0.3336417" calcext:value-type="float">
            <text:p>-0.3336417</text:p>
          </table:table-cell>
          <table:table-cell table:formula="of:=[.$N$1]*[.D146]" office:value-type="float" office:value="-0.27768035277996" calcext:value-type="float">
            <text:p>-0.27768035277996</text:p>
          </table:table-cell>
          <table:table-cell table:number-columns-repeated="9"/>
        </table:table-row>
        <table:table-row table:style-name="ro1">
          <table:table-cell office:value-type="time" office:time-value="PT15H07M27.321S" calcext:value-type="time">
            <text:p>15:07:27.3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102543" calcext:value-type="float">
            <text:p>-4.10E-10</text:p>
          </table:table-cell>
          <table:table-cell table:formula="of:=[.C147]*10^9" office:value-type="float" office:value="-0.4102543" calcext:value-type="float">
            <text:p>-0.4102543</text:p>
          </table:table-cell>
          <table:table-cell table:formula="of:=[.$N$1]*[.D147]" office:value-type="float" office:value="-0.341442807519251" calcext:value-type="float">
            <text:p>-0.341442807519251</text:p>
          </table:table-cell>
          <table:table-cell table:number-columns-repeated="9"/>
        </table:table-row>
        <table:table-row table:style-name="ro1">
          <table:table-cell office:value-type="time" office:time-value="PT15H07M27.705S" calcext:value-type="time">
            <text:p>15:07:27.7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471746" calcext:value-type="float">
            <text:p>-5.47E-10</text:p>
          </table:table-cell>
          <table:table-cell table:formula="of:=[.C148]*10^9" office:value-type="float" office:value="-0.5471746" calcext:value-type="float">
            <text:p>-0.5471746</text:p>
          </table:table-cell>
          <table:table-cell table:formula="of:=[.$N$1]*[.D148]" office:value-type="float" office:value="-0.455397619542862" calcext:value-type="float">
            <text:p>-0.455397619542862</text:p>
          </table:table-cell>
          <table:table-cell table:number-columns-repeated="9"/>
        </table:table-row>
        <table:table-row table:style-name="ro1">
          <table:table-cell office:value-type="time" office:time-value="PT15H07M28.09S" calcext:value-type="time">
            <text:p>15:07:28.0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526104" calcext:value-type="float">
            <text:p>-6.53E-10</text:p>
          </table:table-cell>
          <table:table-cell table:formula="of:=[.C149]*10^9" office:value-type="float" office:value="-0.6526104" calcext:value-type="float">
            <text:p>-0.6526104</text:p>
          </table:table-cell>
          <table:table-cell table:formula="of:=[.$N$1]*[.D149]" office:value-type="float" office:value="-0.543148791352732" calcext:value-type="float">
            <text:p>-0.543148791352732</text:p>
          </table:table-cell>
          <table:table-cell table:number-columns-repeated="9"/>
        </table:table-row>
        <table:table-row table:style-name="ro1">
          <table:table-cell office:value-type="time" office:time-value="PT15H07M28.473S" calcext:value-type="time">
            <text:p>15:07:28.4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392595" calcext:value-type="float">
            <text:p>-6.39E-10</text:p>
          </table:table-cell>
          <table:table-cell table:formula="of:=[.C150]*10^9" office:value-type="float" office:value="-0.6392595" calcext:value-type="float">
            <text:p>-0.6392595</text:p>
          </table:table-cell>
          <table:table-cell table:formula="of:=[.$N$1]*[.D150]" office:value-type="float" office:value="-0.532037222799012" calcext:value-type="float">
            <text:p>-0.532037222799012</text:p>
          </table:table-cell>
          <table:table-cell/>
          <table:table-cell office:value-type="float" office:value="-145" calcext:value-type="float">
            <text:p>-145</text:p>
          </table:table-cell>
          <table:table-cell office:value-type="float" office:value="0.05" calcext:value-type="float">
            <text:p>0.05</text:p>
          </table:table-cell>
          <table:table-cell table:formula="of:=AVERAGE([.E149:.E153])" office:value-type="float" office:value="-0.432766037058448" calcext:value-type="float">
            <text:p>-0.432766037058448</text:p>
          </table:table-cell>
          <table:table-cell table:formula="of:=(MAX([.E149:.E153])-MIN([.E149:.E153]))/2" office:value-type="float" office:value="0.125741685367607" calcext:value-type="float">
            <text:p>0.125741685367607</text:p>
          </table:table-cell>
          <table:table-cell table:number-columns-repeated="4"/>
        </table:table-row>
        <table:table-row table:style-name="ro1">
          <table:table-cell office:value-type="time" office:time-value="PT15H07M28.856S" calcext:value-type="time">
            <text:p>15:07:28.8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636716" calcext:value-type="float">
            <text:p>-3.64E-10</text:p>
          </table:table-cell>
          <table:table-cell table:formula="of:=[.C151]*10^9" office:value-type="float" office:value="-0.3636716" calcext:value-type="float">
            <text:p>-0.3636716</text:p>
          </table:table-cell>
          <table:table-cell table:formula="of:=[.$N$1]*[.D151]" office:value-type="float" office:value="-0.302673371416261" calcext:value-type="float">
            <text:p>-0.302673371416261</text:p>
          </table:table-cell>
          <table:table-cell table:number-columns-repeated="9"/>
        </table:table-row>
        <table:table-row table:style-name="ro1">
          <table:table-cell office:value-type="time" office:time-value="PT15H07M29.24S" calcext:value-type="time">
            <text:p>15:07:29.2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504452" calcext:value-type="float">
            <text:p>-3.50E-10</text:p>
          </table:table-cell>
          <table:table-cell table:formula="of:=[.C152]*10^9" office:value-type="float" office:value="-0.3504452" calcext:value-type="float">
            <text:p>-0.3504452</text:p>
          </table:table-cell>
          <table:table-cell table:formula="of:=[.$N$1]*[.D152]" office:value-type="float" office:value="-0.291665420617518" calcext:value-type="float">
            <text:p>-0.291665420617518</text:p>
          </table:table-cell>
          <table:table-cell table:number-columns-repeated="9"/>
        </table:table-row>
        <table:table-row table:style-name="ro1">
          <table:table-cell office:value-type="time" office:time-value="PT15H07M29.623S" calcext:value-type="time">
            <text:p>15:07:29.6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939235" calcext:value-type="float">
            <text:p>-5.94E-10</text:p>
          </table:table-cell>
          <table:table-cell table:formula="of:=[.C153]*10^9" office:value-type="float" office:value="-0.5939235" calcext:value-type="float">
            <text:p>-0.5939235</text:p>
          </table:table-cell>
          <table:table-cell table:formula="of:=[.$N$1]*[.D153]" office:value-type="float" office:value="-0.494305379106715" calcext:value-type="float">
            <text:p>-0.494305379106715</text:p>
          </table:table-cell>
          <table:table-cell table:number-columns-repeated="9"/>
        </table:table-row>
        <table:table-row table:style-name="ro1">
          <table:table-cell office:value-type="time" office:time-value="PT15H07M30.008S" calcext:value-type="time">
            <text:p>15:07:30.0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547722" calcext:value-type="float">
            <text:p>-6.55E-10</text:p>
          </table:table-cell>
          <table:table-cell table:formula="of:=[.C154]*10^9" office:value-type="float" office:value="-0.6547722" calcext:value-type="float">
            <text:p>-0.6547722</text:p>
          </table:table-cell>
          <table:table-cell table:formula="of:=[.$N$1]*[.D154]" office:value-type="float" office:value="-0.544947995069294" calcext:value-type="float">
            <text:p>-0.544947995069294</text:p>
          </table:table-cell>
          <table:table-cell table:number-columns-repeated="9"/>
        </table:table-row>
        <table:table-row table:style-name="ro1">
          <table:table-cell office:value-type="time" office:time-value="PT15H07M30.392S" calcext:value-type="time">
            <text:p>15:07:30.3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58141" calcext:value-type="float">
            <text:p>-6.58E-10</text:p>
          </table:table-cell>
          <table:table-cell table:formula="of:=[.C155]*10^9" office:value-type="float" office:value="-0.658141" calcext:value-type="float">
            <text:p>-0.658141</text:p>
          </table:table-cell>
          <table:table-cell table:formula="of:=[.$N$1]*[.D155]" office:value-type="float" office:value="-0.547751750032912" calcext:value-type="float">
            <text:p>-0.547751750032912</text:p>
          </table:table-cell>
          <table:table-cell/>
          <table:table-cell office:value-type="float" office:value="-150" calcext:value-type="float">
            <text:p>-150</text:p>
          </table:table-cell>
          <table:table-cell office:value-type="float" office:value="0.05" calcext:value-type="float">
            <text:p>0.05</text:p>
          </table:table-cell>
          <table:table-cell table:formula="of:=AVERAGE([.E154:.E158])" office:value-type="float" office:value="-0.469153929339188" calcext:value-type="float">
            <text:p>-0.469153929339188</text:p>
          </table:table-cell>
          <table:table-cell table:formula="of:=(MAX([.E154:.E158])-MIN([.E154:.E158]))/2" office:value-type="float" office:value="0.0991735520149699" calcext:value-type="float">
            <text:p>0.09917355201497</text:p>
          </table:table-cell>
          <table:table-cell table:number-columns-repeated="4"/>
        </table:table-row>
        <table:table-row table:style-name="ro1">
          <table:table-cell office:value-type="time" office:time-value="PT15H07M30.776S" calcext:value-type="time">
            <text:p>15:07:30.7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449578" calcext:value-type="float">
            <text:p>-6.45E-10</text:p>
          </table:table-cell>
          <table:table-cell table:formula="of:=[.C156]*10^9" office:value-type="float" office:value="-0.6449578" calcext:value-type="float">
            <text:p>-0.6449578</text:p>
          </table:table-cell>
          <table:table-cell table:formula="of:=[.$N$1]*[.D156]" office:value-type="float" office:value="-0.53677975334674" calcext:value-type="float">
            <text:p>-0.53677975334674</text:p>
          </table:table-cell>
          <table:table-cell table:number-columns-repeated="9"/>
        </table:table-row>
        <table:table-row table:style-name="ro1">
          <table:table-cell office:value-type="time" office:time-value="PT15H07M31.16S" calcext:value-type="time">
            <text:p>15:07:31.1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408245" calcext:value-type="float">
            <text:p>-4.41E-10</text:p>
          </table:table-cell>
          <table:table-cell table:formula="of:=[.C157]*10^9" office:value-type="float" office:value="-0.4408245" calcext:value-type="float">
            <text:p>-0.4408245</text:p>
          </table:table-cell>
          <table:table-cell table:formula="of:=[.$N$1]*[.D157]" office:value-type="float" office:value="-0.366885502244023" calcext:value-type="float">
            <text:p>-0.366885502244023</text:p>
          </table:table-cell>
          <table:table-cell table:number-columns-repeated="9"/>
        </table:table-row>
        <table:table-row table:style-name="ro1">
          <table:table-cell office:value-type="time" office:time-value="PT15H07M31.543S" calcext:value-type="time">
            <text:p>15:07:31.5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198207" calcext:value-type="float">
            <text:p>-4.20E-10</text:p>
          </table:table-cell>
          <table:table-cell table:formula="of:=[.C158]*10^9" office:value-type="float" office:value="-0.4198207" calcext:value-type="float">
            <text:p>-0.4198207</text:p>
          </table:table-cell>
          <table:table-cell table:formula="of:=[.$N$1]*[.D158]" office:value-type="float" office:value="-0.349404646002972" calcext:value-type="float">
            <text:p>-0.349404646002972</text:p>
          </table:table-cell>
          <table:table-cell table:number-columns-repeated="9"/>
        </table:table-row>
        <table:table-row table:style-name="ro1">
          <table:table-cell office:value-type="time" office:time-value="PT15H07M31.927S" calcext:value-type="time">
            <text:p>15:07:31.9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338531" calcext:value-type="float">
            <text:p>-6.34E-10</text:p>
          </table:table-cell>
          <table:table-cell table:formula="of:=[.C159]*10^9" office:value-type="float" office:value="-0.6338531" calcext:value-type="float">
            <text:p>-0.6338531</text:p>
          </table:table-cell>
          <table:table-cell table:formula="of:=[.$N$1]*[.D159]" office:value-type="float" office:value="-0.527537632192473" calcext:value-type="float">
            <text:p>-0.527537632192473</text:p>
          </table:table-cell>
          <table:table-cell table:number-columns-repeated="9"/>
        </table:table-row>
        <table:table-row table:style-name="ro1">
          <table:table-cell office:value-type="time" office:time-value="PT15H07M32.303S" calcext:value-type="time">
            <text:p>15:07:32.3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365423" calcext:value-type="float">
            <text:p>-7.37E-10</text:p>
          </table:table-cell>
          <table:table-cell table:formula="of:=[.C160]*10^9" office:value-type="float" office:value="-0.7365423" calcext:value-type="float">
            <text:p>-0.7365423</text:p>
          </table:table-cell>
          <table:table-cell table:formula="of:=[.$N$1]*[.D160]" office:value-type="float" office:value="-0.613002888132279" calcext:value-type="float">
            <text:p>-0.613002888132279</text:p>
          </table:table-cell>
          <table:table-cell/>
          <table:table-cell office:value-type="float" office:value="-155" calcext:value-type="float">
            <text:p>-155</text:p>
          </table:table-cell>
          <table:table-cell office:value-type="float" office:value="0.05" calcext:value-type="float">
            <text:p>0.05</text:p>
          </table:table-cell>
          <table:table-cell table:formula="of:=AVERAGE([.E159:.E163])" office:value-type="float" office:value="-0.514839987911708" calcext:value-type="float">
            <text:p>-0.514839987911708</text:p>
          </table:table-cell>
          <table:table-cell table:formula="of:=(MAX([.E159:.E163])-MIN([.E159:.E163]))/2" office:value-type="float" office:value="0.118108552364437" calcext:value-type="float">
            <text:p>0.118108552364437</text:p>
          </table:table-cell>
          <table:table-cell table:number-columns-repeated="4"/>
        </table:table-row>
        <table:table-row table:style-name="ro1">
          <table:table-cell office:value-type="time" office:time-value="PT15H07M32.679S" calcext:value-type="time">
            <text:p>15:07:32.6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237324" calcext:value-type="float">
            <text:p>-7.24E-10</text:p>
          </table:table-cell>
          <table:table-cell table:formula="of:=[.C161]*10^9" office:value-type="float" office:value="-0.7237324" calcext:value-type="float">
            <text:p>-0.7237324</text:p>
          </table:table-cell>
          <table:table-cell table:formula="of:=[.$N$1]*[.D161]" office:value-type="float" office:value="-0.602341578256817" calcext:value-type="float">
            <text:p>-0.602341578256817</text:p>
          </table:table-cell>
          <table:table-cell table:number-columns-repeated="9"/>
        </table:table-row>
        <table:table-row table:style-name="ro1">
          <table:table-cell office:value-type="time" office:time-value="PT15H07M33.063S" calcext:value-type="time">
            <text:p>15:07:33.0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5461346" calcext:value-type="float">
            <text:p>-5.46E-10</text:p>
          </table:table-cell>
          <table:table-cell table:formula="of:=[.C162]*10^9" office:value-type="float" office:value="-0.5461346" calcext:value-type="float">
            <text:p>-0.5461346</text:p>
          </table:table-cell>
          <table:table-cell table:formula="of:=[.$N$1]*[.D162]" office:value-type="float" office:value="-0.454532057573566" calcext:value-type="float">
            <text:p>-0.454532057573566</text:p>
          </table:table-cell>
          <table:table-cell table:number-columns-repeated="9"/>
        </table:table-row>
        <table:table-row table:style-name="ro1">
          <table:table-cell office:value-type="time" office:time-value="PT15H07M33.447S" calcext:value-type="time">
            <text:p>15:07:33.4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5272" calcext:value-type="float">
            <text:p>-4.53E-10</text:p>
          </table:table-cell>
          <table:table-cell table:formula="of:=[.C163]*10^9" office:value-type="float" office:value="-0.45272" calcext:value-type="float">
            <text:p>-0.45272</text:p>
          </table:table-cell>
          <table:table-cell table:formula="of:=[.$N$1]*[.D163]" office:value-type="float" office:value="-0.376785783403404" calcext:value-type="float">
            <text:p>-0.376785783403404</text:p>
          </table:table-cell>
          <table:table-cell table:number-columns-repeated="9"/>
        </table:table-row>
        <table:table-row table:style-name="ro1">
          <table:table-cell office:value-type="time" office:time-value="PT15H07M33.83S" calcext:value-type="time">
            <text:p>15:07:33.8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60235" calcext:value-type="float">
            <text:p>-5.60E-10</text:p>
          </table:table-cell>
          <table:table-cell table:formula="of:=[.C164]*10^9" office:value-type="float" office:value="-0.560235" calcext:value-type="float">
            <text:p>-0.560235</text:p>
          </table:table-cell>
          <table:table-cell table:formula="of:=[.$N$1]*[.D164]" office:value-type="float" office:value="-0.466267413334967" calcext:value-type="float">
            <text:p>-0.466267413334967</text:p>
          </table:table-cell>
          <table:table-cell table:number-columns-repeated="9"/>
        </table:table-row>
        <table:table-row table:style-name="ro1">
          <table:table-cell office:value-type="time" office:time-value="PT15H07M34.213S" calcext:value-type="time">
            <text:p>15:07:34.2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919013" calcext:value-type="float">
            <text:p>-7.92E-10</text:p>
          </table:table-cell>
          <table:table-cell table:formula="of:=[.C165]*10^9" office:value-type="float" office:value="-0.7919013" calcext:value-type="float">
            <text:p>-0.7919013</text:p>
          </table:table-cell>
          <table:table-cell table:formula="of:=[.$N$1]*[.D165]" office:value-type="float" office:value="-0.659076585303663" calcext:value-type="float">
            <text:p>-0.659076585303663</text:p>
          </table:table-cell>
          <table:table-cell/>
          <table:table-cell office:value-type="float" office:value="-160" calcext:value-type="float">
            <text:p>-160</text:p>
          </table:table-cell>
          <table:table-cell office:value-type="float" office:value="0.05" calcext:value-type="float">
            <text:p>0.05</text:p>
          </table:table-cell>
          <table:table-cell table:formula="of:=AVERAGE([.E164:.E168])" office:value-type="float" office:value="-0.513531491250047" calcext:value-type="float">
            <text:p>-0.513531491250047</text:p>
          </table:table-cell>
          <table:table-cell table:formula="of:=(MAX([.E164:.E168])-MIN([.E164:.E168]))/2" office:value-type="float" office:value="0.133599240279451" calcext:value-type="float">
            <text:p>0.133599240279451</text:p>
          </table:table-cell>
          <table:table-cell table:number-columns-repeated="4"/>
        </table:table-row>
        <table:table-row table:style-name="ro1">
          <table:table-cell office:value-type="time" office:time-value="PT15H07M34.59S" calcext:value-type="time">
            <text:p>15:07:34.5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61095" calcext:value-type="float">
            <text:p>-6.61E-10</text:p>
          </table:table-cell>
          <table:table-cell table:formula="of:=[.C166]*10^9" office:value-type="float" office:value="-0.661095" calcext:value-type="float">
            <text:p>-0.661095</text:p>
          </table:table-cell>
          <table:table-cell table:formula="of:=[.$N$1]*[.D166]" office:value-type="float" office:value="-0.550210278934161" calcext:value-type="float">
            <text:p>-0.550210278934161</text:p>
          </table:table-cell>
          <table:table-cell table:number-columns-repeated="9"/>
        </table:table-row>
        <table:table-row table:style-name="ro1">
          <table:table-cell office:value-type="time" office:time-value="PT15H07M34.966S" calcext:value-type="time">
            <text:p>15:07:34.9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010362" calcext:value-type="float">
            <text:p>-6.01E-10</text:p>
          </table:table-cell>
          <table:table-cell table:formula="of:=[.C167]*10^9" office:value-type="float" office:value="-0.6010362" calcext:value-type="float">
            <text:p>-0.6010362</text:p>
          </table:table-cell>
          <table:table-cell table:formula="of:=[.$N$1]*[.D167]" office:value-type="float" office:value="-0.500225073932685" calcext:value-type="float">
            <text:p>-0.500225073932685</text:p>
          </table:table-cell>
          <table:table-cell table:number-columns-repeated="9"/>
        </table:table-row>
        <table:table-row table:style-name="ro1">
          <table:table-cell office:value-type="time" office:time-value="PT15H07M35.349S" calcext:value-type="time">
            <text:p>15:07:35.3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708539" calcext:value-type="float">
            <text:p>-4.71E-10</text:p>
          </table:table-cell>
          <table:table-cell table:formula="of:=[.C168]*10^9" office:value-type="float" office:value="-0.4708539" calcext:value-type="float">
            <text:p>-0.4708539</text:p>
          </table:table-cell>
          <table:table-cell table:formula="of:=[.$N$1]*[.D168]" office:value-type="float" office:value="-0.391878104744761" calcext:value-type="float">
            <text:p>-0.391878104744761</text:p>
          </table:table-cell>
          <table:table-cell table:number-columns-repeated="9"/>
        </table:table-row>
        <table:table-row table:style-name="ro1">
          <table:table-cell office:value-type="time" office:time-value="PT15H07M35.733S" calcext:value-type="time">
            <text:p>15:07:35.7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454279" calcext:value-type="float">
            <text:p>-5.45E-10</text:p>
          </table:table-cell>
          <table:table-cell table:formula="of:=[.C169]*10^9" office:value-type="float" office:value="-0.5454279" calcext:value-type="float">
            <text:p>-0.5454279</text:p>
          </table:table-cell>
          <table:table-cell table:formula="of:=[.$N$1]*[.D169]" office:value-type="float" office:value="-0.453943891570007" calcext:value-type="float">
            <text:p>-0.453943891570007</text:p>
          </table:table-cell>
          <table:table-cell table:number-columns-repeated="9"/>
        </table:table-row>
        <table:table-row table:style-name="ro1">
          <table:table-cell office:value-type="time" office:time-value="PT15H07M36.117S" calcext:value-type="time">
            <text:p>15:07:36.1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515855" calcext:value-type="float">
            <text:p>-8.52E-10</text:p>
          </table:table-cell>
          <table:table-cell table:formula="of:=[.C170]*10^9" office:value-type="float" office:value="-0.8515855" calcext:value-type="float">
            <text:p>-0.8515855</text:p>
          </table:table-cell>
          <table:table-cell table:formula="of:=[.$N$1]*[.D170]" office:value-type="float" office:value="-0.708750021541968" calcext:value-type="float">
            <text:p>-0.708750021541968</text:p>
          </table:table-cell>
          <table:table-cell/>
          <table:table-cell office:value-type="float" office:value="-165" calcext:value-type="float">
            <text:p>-165</text:p>
          </table:table-cell>
          <table:table-cell office:value-type="float" office:value="0.05" calcext:value-type="float">
            <text:p>0.05</text:p>
          </table:table-cell>
          <table:table-cell table:formula="of:=AVERAGE([.E169:.E173])" office:value-type="float" office:value="-0.573326642703071" calcext:value-type="float">
            <text:p>-0.573326642703071</text:p>
          </table:table-cell>
          <table:table-cell table:formula="of:=(MAX([.E169:.E173])-MIN([.E169:.E173]))/2" office:value-type="float" office:value="0.12740306498598" calcext:value-type="float">
            <text:p>0.12740306498598</text:p>
          </table:table-cell>
          <table:table-cell table:number-columns-repeated="4"/>
        </table:table-row>
        <table:table-row table:style-name="ro1">
          <table:table-cell office:value-type="time" office:time-value="PT15H07M36.502S" calcext:value-type="time">
            <text:p>15:07:36.5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435588" calcext:value-type="float">
            <text:p>-8.44E-10</text:p>
          </table:table-cell>
          <table:table-cell table:formula="of:=[.C171]*10^9" office:value-type="float" office:value="-0.8435588" calcext:value-type="float">
            <text:p>-0.8435588</text:p>
          </table:table-cell>
          <table:table-cell table:formula="of:=[.$N$1]*[.D171]" office:value-type="float" office:value="-0.702069630908366" calcext:value-type="float">
            <text:p>-0.702069630908366</text:p>
          </table:table-cell>
          <table:table-cell table:number-columns-repeated="9"/>
        </table:table-row>
        <table:table-row table:style-name="ro1">
          <table:table-cell office:value-type="time" office:time-value="PT15H07M36.885S" calcext:value-type="time">
            <text:p>15:07:36.8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6424623" calcext:value-type="float">
            <text:p>-6.42E-10</text:p>
          </table:table-cell>
          <table:table-cell table:formula="of:=[.C172]*10^9" office:value-type="float" office:value="-0.6424623" calcext:value-type="float">
            <text:p>-0.6424623</text:p>
          </table:table-cell>
          <table:table-cell table:formula="of:=[.$N$1]*[.D172]" office:value-type="float" office:value="-0.534702820755993" calcext:value-type="float">
            <text:p>-0.534702820755993</text:p>
          </table:table-cell>
          <table:table-cell table:number-columns-repeated="9"/>
        </table:table-row>
        <table:table-row table:style-name="ro1">
          <table:table-cell office:value-type="time" office:time-value="PT15H07M37.269S" calcext:value-type="time">
            <text:p>15:07:37.2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613157" calcext:value-type="float">
            <text:p>-5.61E-10</text:p>
          </table:table-cell>
          <table:table-cell table:formula="of:=[.C173]*10^9" office:value-type="float" office:value="-0.5613157" calcext:value-type="float">
            <text:p>-0.5613157</text:p>
          </table:table-cell>
          <table:table-cell table:formula="of:=[.$N$1]*[.D173]" office:value-type="float" office:value="-0.467166848739023" calcext:value-type="float">
            <text:p>-0.467166848739023</text:p>
          </table:table-cell>
          <table:table-cell table:number-columns-repeated="9"/>
        </table:table-row>
        <table:table-row table:style-name="ro1">
          <table:table-cell office:value-type="time" office:time-value="PT15H07M37.653S" calcext:value-type="time">
            <text:p>15:07:37.6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679999" calcext:value-type="float">
            <text:p>-6.68E-10</text:p>
          </table:table-cell>
          <table:table-cell table:formula="of:=[.C174]*10^9" office:value-type="float" office:value="-0.6679999" calcext:value-type="float">
            <text:p>-0.6679999</text:p>
          </table:table-cell>
          <table:table-cell table:formula="of:=[.$N$1]*[.D174]" office:value-type="float" office:value="-0.555957027820498" calcext:value-type="float">
            <text:p>-0.555957027820498</text:p>
          </table:table-cell>
          <table:table-cell table:number-columns-repeated="9"/>
        </table:table-row>
        <table:table-row table:style-name="ro1">
          <table:table-cell office:value-type="time" office:time-value="PT15H07M38.036S" calcext:value-type="time">
            <text:p>15:07:38.0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500881" calcext:value-type="float">
            <text:p>-8.50E-10</text:p>
          </table:table-cell>
          <table:table-cell table:formula="of:=[.C175]*10^9" office:value-type="float" office:value="-0.8500881" calcext:value-type="float">
            <text:p>-0.8500881</text:p>
          </table:table-cell>
          <table:table-cell table:formula="of:=[.$N$1]*[.D175]" office:value-type="float" office:value="-0.707503778760407" calcext:value-type="float">
            <text:p>-0.707503778760407</text:p>
          </table:table-cell>
          <table:table-cell/>
          <table:table-cell office:value-type="float" office:value="-170" calcext:value-type="float">
            <text:p>-170</text:p>
          </table:table-cell>
          <table:table-cell office:value-type="float" office:value="0.05" calcext:value-type="float">
            <text:p>0.05</text:p>
          </table:table-cell>
          <table:table-cell table:formula="of:=AVERAGE([.E174:.E178])" office:value-type="float" office:value="-0.621366214206373" calcext:value-type="float">
            <text:p>-0.621366214206373</text:p>
          </table:table-cell>
          <table:table-cell table:formula="of:=(MAX([.E174:.E178])-MIN([.E174:.E178]))/2" office:value-type="float" office:value="0.0965782809679942" calcext:value-type="float">
            <text:p>0.096578280967994</text:p>
          </table:table-cell>
          <table:table-cell table:number-columns-repeated="4"/>
        </table:table-row>
        <table:table-row table:style-name="ro1">
          <table:table-cell office:value-type="time" office:time-value="PT15H07M38.412S" calcext:value-type="time">
            <text:p>15:07:38.4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131547" calcext:value-type="float">
            <text:p>-8.13E-10</text:p>
          </table:table-cell>
          <table:table-cell table:formula="of:=[.C176]*10^9" office:value-type="float" office:value="-0.8131547" calcext:value-type="float">
            <text:p>-0.8131547</text:p>
          </table:table-cell>
          <table:table-cell table:formula="of:=[.$N$1]*[.D176]" office:value-type="float" office:value="-0.676765176417345" calcext:value-type="float">
            <text:p>-0.676765176417345</text:p>
          </table:table-cell>
          <table:table-cell table:number-columns-repeated="9"/>
        </table:table-row>
        <table:table-row table:style-name="ro1">
          <table:table-cell office:value-type="time" office:time-value="PT15H07M38.789S" calcext:value-type="time">
            <text:p>15:07:38.7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837084" calcext:value-type="float">
            <text:p>-7.84E-10</text:p>
          </table:table-cell>
          <table:table-cell table:formula="of:=[.C177]*10^9" office:value-type="float" office:value="-0.7837084" calcext:value-type="float">
            <text:p>-0.7837084</text:p>
          </table:table-cell>
          <table:table-cell table:formula="of:=[.$N$1]*[.D177]" office:value-type="float" office:value="-0.652257871209199" calcext:value-type="float">
            <text:p>-0.652257871209199</text:p>
          </table:table-cell>
          <table:table-cell table:number-columns-repeated="9"/>
        </table:table-row>
        <table:table-row table:style-name="ro1">
          <table:table-cell office:value-type="time" office:time-value="PT15H07M39.173S" calcext:value-type="time">
            <text:p>15:07:39.1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180044" calcext:value-type="float">
            <text:p>-6.18E-10</text:p>
          </table:table-cell>
          <table:table-cell table:formula="of:=[.C178]*10^9" office:value-type="float" office:value="-0.6180044" calcext:value-type="float">
            <text:p>-0.6180044</text:p>
          </table:table-cell>
          <table:table-cell table:formula="of:=[.$N$1]*[.D178]" office:value-type="float" office:value="-0.514347216824419" calcext:value-type="float">
            <text:p>-0.514347216824419</text:p>
          </table:table-cell>
          <table:table-cell table:number-columns-repeated="9"/>
        </table:table-row>
        <table:table-row table:style-name="ro1">
          <table:table-cell office:value-type="time" office:time-value="PT15H07M39.557S" calcext:value-type="time">
            <text:p>15:07:39.5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668212" calcext:value-type="float">
            <text:p>-7.67E-10</text:p>
          </table:table-cell>
          <table:table-cell table:formula="of:=[.C179]*10^9" office:value-type="float" office:value="-0.7668212" calcext:value-type="float">
            <text:p>-0.7668212</text:p>
          </table:table-cell>
          <table:table-cell table:formula="of:=[.$N$1]*[.D179]" office:value-type="float" office:value="-0.638203142278536" calcext:value-type="float">
            <text:p>-0.638203142278536</text:p>
          </table:table-cell>
          <table:table-cell table:number-columns-repeated="9"/>
        </table:table-row>
        <table:table-row table:style-name="ro1">
          <table:table-cell office:value-type="time" office:time-value="PT15H07M39.939S" calcext:value-type="time">
            <text:p>15:07:39.9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61" calcext:value-type="float">
            <text:p>-1.06E-09</text:p>
          </table:table-cell>
          <table:table-cell table:formula="of:=[.C180]*10^9" office:value-type="float" office:value="-1.061" calcext:value-type="float">
            <text:p>-1.061</text:p>
          </table:table-cell>
          <table:table-cell table:formula="of:=[.$N$1]*[.D180]" office:value-type="float" office:value="-0.883039662906459" calcext:value-type="float">
            <text:p>-0.883039662906459</text:p>
          </table:table-cell>
          <table:table-cell/>
          <table:table-cell office:value-type="float" office:value="-175" calcext:value-type="float">
            <text:p>-175</text:p>
          </table:table-cell>
          <table:table-cell office:value-type="float" office:value="0.05" calcext:value-type="float">
            <text:p>0.05</text:p>
          </table:table-cell>
          <table:table-cell table:formula="of:=AVERAGE([.E179:.E183])" office:value-type="float" office:value="-0.729470975851697" calcext:value-type="float">
            <text:p>-0.729470975851697</text:p>
          </table:table-cell>
          <table:table-cell table:formula="of:=(MAX([.E179:.E183])-MIN([.E179:.E183]))/2" office:value-type="float" office:value="0.128926037916379" calcext:value-type="float">
            <text:p>0.128926037916379</text:p>
          </table:table-cell>
          <table:table-cell table:number-columns-repeated="4"/>
        </table:table-row>
        <table:table-row table:style-name="ro1">
          <table:table-cell office:value-type="time" office:time-value="PT15H07M40.323S" calcext:value-type="time">
            <text:p>15:07:40.3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642995" calcext:value-type="float">
            <text:p>-9.64E-10</text:p>
          </table:table-cell>
          <table:table-cell table:formula="of:=[.C181]*10^9" office:value-type="float" office:value="-0.9642995" calcext:value-type="float">
            <text:p>-0.9642995</text:p>
          </table:table-cell>
          <table:table-cell table:formula="of:=[.$N$1]*[.D181]" office:value-type="float" office:value="-0.802558629048884" calcext:value-type="float">
            <text:p>-0.802558629048884</text:p>
          </table:table-cell>
          <table:table-cell table:number-columns-repeated="9"/>
        </table:table-row>
        <table:table-row table:style-name="ro1">
          <table:table-cell office:value-type="time" office:time-value="PT15H07M40.707S" calcext:value-type="time">
            <text:p>15:07:40.7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511826" calcext:value-type="float">
            <text:p>-7.51E-10</text:p>
          </table:table-cell>
          <table:table-cell table:formula="of:=[.C182]*10^9" office:value-type="float" office:value="-0.7511826" calcext:value-type="float">
            <text:p>-0.7511826</text:p>
          </table:table-cell>
          <table:table-cell table:formula="of:=[.$N$1]*[.D182]" office:value-type="float" office:value="-0.625187587073701" calcext:value-type="float">
            <text:p>-0.625187587073701</text:p>
          </table:table-cell>
          <table:table-cell table:number-columns-repeated="9"/>
        </table:table-row>
        <table:table-row table:style-name="ro1">
          <table:table-cell office:value-type="time" office:time-value="PT15H07M41.091S" calcext:value-type="time">
            <text:p>15:07:41.0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391086" calcext:value-type="float">
            <text:p>-8.39E-10</text:p>
          </table:table-cell>
          <table:table-cell table:formula="of:=[.C183]*10^9" office:value-type="float" office:value="-0.8391086" calcext:value-type="float">
            <text:p>-0.8391086</text:p>
          </table:table-cell>
          <table:table-cell table:formula="of:=[.$N$1]*[.D183]" office:value-type="float" office:value="-0.698365857950905" calcext:value-type="float">
            <text:p>-0.698365857950905</text:p>
          </table:table-cell>
          <table:table-cell table:number-columns-repeated="9"/>
        </table:table-row>
        <table:table-row table:style-name="ro1">
          <table:table-cell office:value-type="time" office:time-value="PT15H07M41.476S" calcext:value-type="time">
            <text:p>15:07:41.4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11173" calcext:value-type="float">
            <text:p>-1.01E-09</text:p>
          </table:table-cell>
          <table:table-cell table:formula="of:=[.C184]*10^9" office:value-type="float" office:value="-1.011173" calcext:value-type="float">
            <text:p>-1.011173</text:p>
          </table:table-cell>
          <table:table-cell table:formula="of:=[.$N$1]*[.D184]" office:value-type="float" office:value="-0.841570089594828" calcext:value-type="float">
            <text:p>-0.841570089594828</text:p>
          </table:table-cell>
          <table:table-cell table:number-columns-repeated="9"/>
        </table:table-row>
        <table:table-row table:style-name="ro1">
          <table:table-cell office:value-type="time" office:time-value="PT15H07M41.858S" calcext:value-type="time">
            <text:p>15:07:41.8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165187" calcext:value-type="float">
            <text:p>-1.17E-09</text:p>
          </table:table-cell>
          <table:table-cell table:formula="of:=[.C185]*10^9" office:value-type="float" office:value="-1.165187" calcext:value-type="float">
            <text:p>-1.165187</text:p>
          </table:table-cell>
          <table:table-cell table:formula="of:=[.$N$1]*[.D185]" office:value-type="float" office:value="-0.969751494536275" calcext:value-type="float">
            <text:p>-0.969751494536275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float" office:value="0.05" calcext:value-type="float">
            <text:p>0.05</text:p>
          </table:table-cell>
          <table:table-cell table:formula="of:=AVERAGE([.E184:.E188])" office:value-type="float" office:value="-0.868930320344617" calcext:value-type="float">
            <text:p>-0.868930320344617</text:p>
          </table:table-cell>
          <table:table-cell table:formula="of:=(MAX([.E184:.E188])-MIN([.E184:.E188]))/2" office:value-type="float" office:value="0.098723626245161" calcext:value-type="float">
            <text:p>0.098723626245161</text:p>
          </table:table-cell>
          <table:table-cell table:number-columns-repeated="4"/>
        </table:table-row>
        <table:table-row table:style-name="ro1">
          <table:table-cell office:value-type="time" office:time-value="PT15H07M42.242S" calcext:value-type="time">
            <text:p>15:07:42.2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75683" calcext:value-type="float">
            <text:p>-1.08E-09</text:p>
          </table:table-cell>
          <table:table-cell table:formula="of:=[.C186]*10^9" office:value-type="float" office:value="-1.075683" calcext:value-type="float">
            <text:p>-1.075683</text:p>
          </table:table-cell>
          <table:table-cell table:formula="of:=[.$N$1]*[.D186]" office:value-type="float" office:value="-0.89525989982489" calcext:value-type="float">
            <text:p>-0.89525989982489</text:p>
          </table:table-cell>
          <table:table-cell table:number-columns-repeated="9"/>
        </table:table-row>
        <table:table-row table:style-name="ro1">
          <table:table-cell office:value-type="time" office:time-value="PT15H07M42.626S" calcext:value-type="time">
            <text:p>15:07:42.6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279479" calcext:value-type="float">
            <text:p>-9.28E-10</text:p>
          </table:table-cell>
          <table:table-cell table:formula="of:=[.C187]*10^9" office:value-type="float" office:value="-0.9279479" calcext:value-type="float">
            <text:p>-0.9279479</text:p>
          </table:table-cell>
          <table:table-cell table:formula="of:=[.$N$1]*[.D187]" office:value-type="float" office:value="-0.772304242045953" calcext:value-type="float">
            <text:p>-0.772304242045953</text:p>
          </table:table-cell>
          <table:table-cell table:number-columns-repeated="9"/>
        </table:table-row>
        <table:table-row table:style-name="ro1">
          <table:table-cell office:value-type="time" office:time-value="PT15H07M43.01S" calcext:value-type="time">
            <text:p>15:07:43.0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40245" calcext:value-type="float">
            <text:p>-1.04E-09</text:p>
          </table:table-cell>
          <table:table-cell table:formula="of:=[.C188]*10^9" office:value-type="float" office:value="-1.040245" calcext:value-type="float">
            <text:p>-1.040245</text:p>
          </table:table-cell>
          <table:table-cell table:formula="of:=[.$N$1]*[.D188]" office:value-type="float" office:value="-0.86576587572114" calcext:value-type="float">
            <text:p>-0.86576587572114</text:p>
          </table:table-cell>
          <table:table-cell table:number-columns-repeated="9"/>
        </table:table-row>
        <table:table-row table:style-name="ro1">
          <table:table-cell office:value-type="time" office:time-value="PT15H07M43.394S" calcext:value-type="time">
            <text:p>15:07:43.3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442275" calcext:value-type="float">
            <text:p>-1.44E-09</text:p>
          </table:table-cell>
          <table:table-cell table:formula="of:=[.C189]*10^9" office:value-type="float" office:value="-1.442275" calcext:value-type="float">
            <text:p>-1.442275</text:p>
          </table:table-cell>
          <table:table-cell table:formula="of:=[.$N$1]*[.D189]" office:value-type="float" office:value="-1.20036383583262" calcext:value-type="float">
            <text:p>-1.20036383583262</text:p>
          </table:table-cell>
          <table:table-cell table:number-columns-repeated="9"/>
        </table:table-row>
        <table:table-row table:style-name="ro1">
          <table:table-cell office:value-type="time" office:time-value="PT15H07M43.777S" calcext:value-type="time">
            <text:p>15:07:43.7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578068" calcext:value-type="float">
            <text:p>-1.58E-09</text:p>
          </table:table-cell>
          <table:table-cell table:formula="of:=[.C190]*10^9" office:value-type="float" office:value="-1.578068" calcext:value-type="float">
            <text:p>-1.578068</text:p>
          </table:table-cell>
          <table:table-cell table:formula="of:=[.$N$1]*[.D190]" office:value-type="float" office:value="-1.31338042861778" calcext:value-type="float">
            <text:p>-1.31338042861778</text:p>
          </table:table-cell>
          <table:table-cell/>
          <table:table-cell office:value-type="float" office:value="-185" calcext:value-type="float">
            <text:p>-185</text:p>
          </table:table-cell>
          <table:table-cell office:value-type="float" office:value="0.05" calcext:value-type="float">
            <text:p>0.05</text:p>
          </table:table-cell>
          <table:table-cell table:formula="of:=AVERAGE([.E189:.E193])" office:value-type="float" office:value="-1.18443250197084" calcext:value-type="float">
            <text:p>-1.18443250197084</text:p>
          </table:table-cell>
          <table:table-cell table:formula="of:=(MAX([.E189:.E193])-MIN([.E189:.E193]))/2" office:value-type="float" office:value="0.123507786442812" calcext:value-type="float">
            <text:p>0.123507786442812</text:p>
          </table:table-cell>
          <table:table-cell table:number-columns-repeated="4"/>
        </table:table-row>
        <table:table-row table:style-name="ro1">
          <table:table-cell office:value-type="time" office:time-value="PT15H07M44.161S" calcext:value-type="time">
            <text:p>15:07:44.1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366826" calcext:value-type="float">
            <text:p>-1.37E-09</text:p>
          </table:table-cell>
          <table:table-cell table:formula="of:=[.C191]*10^9" office:value-type="float" office:value="-1.366826" calcext:value-type="float">
            <text:p>-1.366826</text:p>
          </table:table-cell>
          <table:table-cell table:formula="of:=[.$N$1]*[.D191]" office:value-type="float" office:value="-1.13756981177359" calcext:value-type="float">
            <text:p>-1.13756981177359</text:p>
          </table:table-cell>
          <table:table-cell table:number-columns-repeated="9"/>
        </table:table-row>
        <table:table-row table:style-name="ro1">
          <table:table-cell office:value-type="time" office:time-value="PT15H07M44.545S" calcext:value-type="time">
            <text:p>15:07:44.5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281271" calcext:value-type="float">
            <text:p>-1.28E-09</text:p>
          </table:table-cell>
          <table:table-cell table:formula="of:=[.C192]*10^9" office:value-type="float" office:value="-1.281271" calcext:value-type="float">
            <text:p>-1.281271</text:p>
          </table:table-cell>
          <table:table-cell table:formula="of:=[.$N$1]*[.D192]" office:value-type="float" office:value="-1.06636485573216" calcext:value-type="float">
            <text:p>-1.06636485573216</text:p>
          </table:table-cell>
          <table:table-cell table:number-columns-repeated="9"/>
        </table:table-row>
        <table:table-row table:style-name="ro1">
          <table:table-cell office:value-type="time" office:time-value="PT15H07M44.929S" calcext:value-type="time">
            <text:p>15:07:44.9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447225" calcext:value-type="float">
            <text:p>-1.45E-09</text:p>
          </table:table-cell>
          <table:table-cell table:formula="of:=[.C193]*10^9" office:value-type="float" office:value="-1.447225" calcext:value-type="float">
            <text:p>-1.447225</text:p>
          </table:table-cell>
          <table:table-cell table:formula="of:=[.$N$1]*[.D193]" office:value-type="float" office:value="-1.20448357789802" calcext:value-type="float">
            <text:p>-1.20448357789802</text:p>
          </table:table-cell>
          <table:table-cell table:number-columns-repeated="9"/>
        </table:table-row>
        <table:table-row table:style-name="ro1">
          <table:table-cell office:value-type="time" office:time-value="PT15H07M45.314S" calcext:value-type="time">
            <text:p>15:07:45.3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169589" calcext:value-type="float">
            <text:p>-2.17E-09</text:p>
          </table:table-cell>
          <table:table-cell table:formula="of:=[.C194]*10^9" office:value-type="float" office:value="-2.169589" calcext:value-type="float">
            <text:p>-2.169589</text:p>
          </table:table-cell>
          <table:table-cell table:formula="of:=[.$N$1]*[.D194]" office:value-type="float" office:value="-1.80568627634831" calcext:value-type="float">
            <text:p>-1.80568627634831</text:p>
          </table:table-cell>
          <table:table-cell table:number-columns-repeated="9"/>
        </table:table-row>
        <table:table-row table:style-name="ro1">
          <table:table-cell office:value-type="time" office:time-value="PT15H07M45.697S" calcext:value-type="time">
            <text:p>15:07:45.7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299276" calcext:value-type="float">
            <text:p>-2.30E-09</text:p>
          </table:table-cell>
          <table:table-cell table:formula="of:=[.C195]*10^9" office:value-type="float" office:value="-2.299276" calcext:value-type="float">
            <text:p>-2.299276</text:p>
          </table:table-cell>
          <table:table-cell table:formula="of:=[.$N$1]*[.D195]" office:value-type="float" office:value="-1.91362102164836" calcext:value-type="float">
            <text:p>-1.91362102164836</text:p>
          </table:table-cell>
          <table:table-cell/>
          <table:table-cell office:value-type="float" office:value="-190" calcext:value-type="float">
            <text:p>-190</text:p>
          </table:table-cell>
          <table:table-cell office:value-type="float" office:value="0.05" calcext:value-type="float">
            <text:p>0.05</text:p>
          </table:table-cell>
          <table:table-cell table:formula="of:=AVERAGE([.E194:.E198])" office:value-type="float" office:value="-1.82583389572592" calcext:value-type="float">
            <text:p>-1.82583389572592</text:p>
          </table:table-cell>
          <table:table-cell table:formula="of:=(MAX([.E194:.E198])-MIN([.E194:.E198]))/2" office:value-type="float" office:value="0.116274518101323" calcext:value-type="float">
            <text:p>0.116274518101323</text:p>
          </table:table-cell>
          <table:table-cell table:number-columns-repeated="4"/>
        </table:table-row>
        <table:table-row table:style-name="ro1">
          <table:table-cell office:value-type="time" office:time-value="PT15H07M46.081S" calcext:value-type="time">
            <text:p>15:07:46.0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297235" calcext:value-type="float">
            <text:p>-2.30E-09</text:p>
          </table:table-cell>
          <table:table-cell table:formula="of:=[.C196]*10^9" office:value-type="float" office:value="-2.297235" calcext:value-type="float">
            <text:p>-2.297235</text:p>
          </table:table-cell>
          <table:table-cell table:formula="of:=[.$N$1]*[.D196]" office:value-type="float" office:value="-1.91192235628362" calcext:value-type="float">
            <text:p>-1.91192235628362</text:p>
          </table:table-cell>
          <table:table-cell table:number-columns-repeated="9"/>
        </table:table-row>
        <table:table-row table:style-name="ro1">
          <table:table-cell office:value-type="time" office:time-value="PT15H07M46.465S" calcext:value-type="time">
            <text:p>15:07:46.4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183024" calcext:value-type="float">
            <text:p>-2.18E-09</text:p>
          </table:table-cell>
          <table:table-cell table:formula="of:=[.C197]*10^9" office:value-type="float" office:value="-2.183024" calcext:value-type="float">
            <text:p>-2.183024</text:p>
          </table:table-cell>
          <table:table-cell table:formula="of:=[.$N$1]*[.D197]" office:value-type="float" office:value="-1.81686783890359" calcext:value-type="float">
            <text:p>-1.81686783890359</text:p>
          </table:table-cell>
          <table:table-cell table:number-columns-repeated="9"/>
        </table:table-row>
        <table:table-row table:style-name="ro1">
          <table:table-cell office:value-type="time" office:time-value="PT15H07M46.849S" calcext:value-type="time">
            <text:p>15:07:46.8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019861" calcext:value-type="float">
            <text:p>-2.02E-09</text:p>
          </table:table-cell>
          <table:table-cell table:formula="of:=[.C198]*10^9" office:value-type="float" office:value="-2.019861" calcext:value-type="float">
            <text:p>-2.019861</text:p>
          </table:table-cell>
          <table:table-cell table:formula="of:=[.$N$1]*[.D198]" office:value-type="float" office:value="-1.68107198544571" calcext:value-type="float">
            <text:p>-1.68107198544571</text:p>
          </table:table-cell>
          <table:table-cell table:number-columns-repeated="9"/>
        </table:table-row>
        <table:table-row table:style-name="ro1">
          <table:table-cell office:value-type="time" office:time-value="PT15H07M47.233S" calcext:value-type="time">
            <text:p>15:07:47.2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753656" calcext:value-type="float">
            <text:p>-3.75E-09</text:p>
          </table:table-cell>
          <table:table-cell table:formula="of:=[.C199]*10^9" office:value-type="float" office:value="-3.753656" calcext:value-type="float">
            <text:p>-3.753656</text:p>
          </table:table-cell>
          <table:table-cell table:formula="of:=[.$N$1]*[.D199]" office:value-type="float" office:value="-3.12405949944091" calcext:value-type="float">
            <text:p>-3.12405949944091</text:p>
          </table:table-cell>
          <table:table-cell table:number-columns-repeated="9"/>
        </table:table-row>
        <table:table-row table:style-name="ro1">
          <table:table-cell office:value-type="time" office:time-value="PT15H07M47.616S" calcext:value-type="time">
            <text:p>15:07:47.6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02804" calcext:value-type="float">
            <text:p>-4.03E-09</text:p>
          </table:table-cell>
          <table:table-cell table:formula="of:=[.C200]*10^9" office:value-type="float" office:value="-4.02804" calcext:value-type="float">
            <text:p>-4.02804</text:p>
          </table:table-cell>
          <table:table-cell table:formula="of:=[.$N$1]*[.D200]" office:value-type="float" office:value="-3.35242137961709" calcext:value-type="float">
            <text:p>-3.35242137961709</text:p>
          </table:table-cell>
          <table:table-cell/>
          <table:table-cell office:value-type="float" office:value="-195" calcext:value-type="float">
            <text:p>-195</text:p>
          </table:table-cell>
          <table:table-cell office:value-type="float" office:value="0.05" calcext:value-type="float">
            <text:p>0.05</text:p>
          </table:table-cell>
          <table:table-cell table:formula="of:=AVERAGE([.E199:.E203])" office:value-type="float" office:value="-3.28044773796523" calcext:value-type="float">
            <text:p>-3.28044773796523</text:p>
          </table:table-cell>
          <table:table-cell table:formula="of:=(MAX([.E199:.E203])-MIN([.E199:.E203]))/2" office:value-type="float" office:value="0.114249602455846" calcext:value-type="float">
            <text:p>0.114249602455846</text:p>
          </table:table-cell>
          <table:table-cell table:number-columns-repeated="4"/>
        </table:table-row>
        <table:table-row table:style-name="ro1">
          <table:table-cell office:value-type="time" office:time-value="PT15H07M48S" calcext:value-type="time">
            <text:p>15:07:48.0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028205" calcext:value-type="float">
            <text:p>-4.03E-09</text:p>
          </table:table-cell>
          <table:table-cell table:formula="of:=[.C201]*10^9" office:value-type="float" office:value="-4.028205" calcext:value-type="float">
            <text:p>-4.028205</text:p>
          </table:table-cell>
          <table:table-cell table:formula="of:=[.$N$1]*[.D201]" office:value-type="float" office:value="-3.3525587043526" calcext:value-type="float">
            <text:p>-3.3525587043526</text:p>
          </table:table-cell>
          <table:table-cell table:number-columns-repeated="9"/>
        </table:table-row>
        <table:table-row table:style-name="ro1">
          <table:table-cell office:value-type="time" office:time-value="PT15H07M48.384S" calcext:value-type="time">
            <text:p>15:07:48.3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021093" calcext:value-type="float">
            <text:p>-4.02E-09</text:p>
          </table:table-cell>
          <table:table-cell table:formula="of:=[.C202]*10^9" office:value-type="float" office:value="-4.021093" calcext:value-type="float">
            <text:p>-4.021093</text:p>
          </table:table-cell>
          <table:table-cell table:formula="of:=[.$N$1]*[.D202]" office:value-type="float" office:value="-3.34663959211642" calcext:value-type="float">
            <text:p>-3.34663959211642</text:p>
          </table:table-cell>
          <table:table-cell table:number-columns-repeated="9"/>
        </table:table-row>
        <table:table-row table:style-name="ro1">
          <table:table-cell office:value-type="time" office:time-value="PT15H07M48.768S" calcext:value-type="time">
            <text:p>15:07:48.7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876813" calcext:value-type="float">
            <text:p>-3.88E-09</text:p>
          </table:table-cell>
          <table:table-cell table:formula="of:=[.C203]*10^9" office:value-type="float" office:value="-3.876813" calcext:value-type="float">
            <text:p>-3.876813</text:p>
          </table:table-cell>
          <table:table-cell table:formula="of:=[.$N$1]*[.D203]" office:value-type="float" office:value="-3.22655951429913" calcext:value-type="float">
            <text:p>-3.22655951429913</text:p>
          </table:table-cell>
          <table:table-cell table:number-columns-repeated="9"/>
        </table:table-row>
        <table:table-row table:style-name="ro1">
          <table:table-cell office:value-type="time" office:time-value="PT15H07M49.152S" calcext:value-type="time">
            <text:p>15:07:49.1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087268" calcext:value-type="float">
            <text:p>-8.09E-09</text:p>
          </table:table-cell>
          <table:table-cell table:formula="of:=[.C204]*10^9" office:value-type="float" office:value="-8.087268" calcext:value-type="float">
            <text:p>-8.087268</text:p>
          </table:table-cell>
          <table:table-cell table:formula="of:=[.$N$1]*[.D204]" office:value-type="float" office:value="-6.73079963105956" calcext:value-type="float">
            <text:p>-6.73079963105956</text:p>
          </table:table-cell>
          <table:table-cell table:number-columns-repeated="9"/>
        </table:table-row>
        <table:table-row table:style-name="ro1">
          <table:table-cell office:value-type="time" office:time-value="PT15H07M49.535S" calcext:value-type="time">
            <text:p>15:07:49.5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066059" calcext:value-type="float">
            <text:p>-8.07E-09</text:p>
          </table:table-cell>
          <table:table-cell table:formula="of:=[.C205]*10^9" office:value-type="float" office:value="-8.066059" calcext:value-type="float">
            <text:p>-8.066059</text:p>
          </table:table-cell>
          <table:table-cell table:formula="of:=[.$N$1]*[.D205]" office:value-type="float" office:value="-6.7131479927838" calcext:value-type="float">
            <text:p>-6.7131479927838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0.05" calcext:value-type="float">
            <text:p>0.05</text:p>
          </table:table-cell>
          <table:table-cell table:formula="of:=AVERAGE([.E204:.E208])" office:value-type="float" office:value="-6.80181033502057" calcext:value-type="float">
            <text:p>-6.80181033502057</text:p>
          </table:table-cell>
          <table:table-cell table:formula="of:=(MAX([.E204:.E208])-MIN([.E204:.E208]))/2" office:value-type="float" office:value="0.0963253953868692" calcext:value-type="float">
            <text:p>0.096325395386869</text:p>
          </table:table-cell>
          <table:table-cell table:number-columns-repeated="4"/>
        </table:table-row>
        <table:table-row table:style-name="ro1">
          <table:table-cell office:value-type="time" office:time-value="PT15H07M49.919S" calcext:value-type="time">
            <text:p>15:07:49.9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188051" calcext:value-type="float">
            <text:p>-8.19E-09</text:p>
          </table:table-cell>
          <table:table-cell table:formula="of:=[.C206]*10^9" office:value-type="float" office:value="-8.188051" calcext:value-type="float">
            <text:p>-8.188051</text:p>
          </table:table-cell>
          <table:table-cell table:formula="of:=[.$N$1]*[.D206]" office:value-type="float" office:value="-6.81467841178218" calcext:value-type="float">
            <text:p>-6.81467841178218</text:p>
          </table:table-cell>
          <table:table-cell table:number-columns-repeated="9"/>
        </table:table-row>
        <table:table-row table:style-name="ro1">
          <table:table-cell office:value-type="time" office:time-value="PT15H07M50.295S" calcext:value-type="time">
            <text:p>15:07:50.3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297535" calcext:value-type="float">
            <text:p>-8.30E-09</text:p>
          </table:table-cell>
          <table:table-cell table:formula="of:=[.C207]*10^9" office:value-type="float" office:value="-8.297535" calcext:value-type="float">
            <text:p>-8.297535</text:p>
          </table:table-cell>
          <table:table-cell table:formula="of:=[.$N$1]*[.D207]" office:value-type="float" office:value="-6.90579878355753" calcext:value-type="float">
            <text:p>-6.90579878355753</text:p>
          </table:table-cell>
          <table:table-cell table:number-columns-repeated="9"/>
        </table:table-row>
        <table:table-row table:style-name="ro1">
          <table:table-cell office:value-type="time" office:time-value="PT15H07M50.671S" calcext:value-type="time">
            <text:p>15:07:50.6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224035" calcext:value-type="float">
            <text:p>-8.22E-09</text:p>
          </table:table-cell>
          <table:table-cell table:formula="of:=[.C208]*10^9" office:value-type="float" office:value="-8.224035" calcext:value-type="float">
            <text:p>-8.224035</text:p>
          </table:table-cell>
          <table:table-cell table:formula="of:=[.$N$1]*[.D208]" office:value-type="float" office:value="-6.84462685591981" calcext:value-type="float">
            <text:p>-6.84462685591981</text:p>
          </table:table-cell>
          <table:table-cell table:number-columns-repeated="9"/>
        </table:table-row>
        <table:table-row table:style-name="ro1">
          <table:table-cell office:value-type="time" office:time-value="PT15H07M51.055S" calcext:value-type="time">
            <text:p>15:07:51.0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848706" calcext:value-type="float">
            <text:p>-1.85E-08</text:p>
          </table:table-cell>
          <table:table-cell table:formula="of:=[.C209]*10^9" office:value-type="float" office:value="-18.48706" calcext:value-type="float">
            <text:p>-18.48706</text:p>
          </table:table-cell>
          <table:table-cell table:formula="of:=[.$N$1]*[.D209]" office:value-type="float" office:value="-15.3862462116225" calcext:value-type="float">
            <text:p>-15.3862462116225</text:p>
          </table:table-cell>
          <table:table-cell table:number-columns-repeated="9"/>
        </table:table-row>
        <table:table-row table:style-name="ro1">
          <table:table-cell office:value-type="time" office:time-value="PT15H07M51.438S" calcext:value-type="time">
            <text:p>15:07:51.4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831671" calcext:value-type="float">
            <text:p>-1.83E-08</text:p>
          </table:table-cell>
          <table:table-cell table:formula="of:=[.C210]*10^9" office:value-type="float" office:value="-18.31671" calcext:value-type="float">
            <text:p>-18.31671</text:p>
          </table:table-cell>
          <table:table-cell table:formula="of:=[.$N$1]*[.D210]" office:value-type="float" office:value="-15.2444688255941" calcext:value-type="float">
            <text:p>-15.2444688255941</text:p>
          </table:table-cell>
          <table:table-cell/>
          <table:table-cell office:value-type="float" office:value="-205" calcext:value-type="float">
            <text:p>-205</text:p>
          </table:table-cell>
          <table:table-cell office:value-type="float" office:value="0.05" calcext:value-type="float">
            <text:p>0.05</text:p>
          </table:table-cell>
          <table:table-cell table:formula="of:=AVERAGE([.E209:.E213])" office:value-type="float" office:value="-15.3270900446479" calcext:value-type="float">
            <text:p>-15.3270900446479</text:p>
          </table:table-cell>
          <table:table-cell table:formula="of:=(MAX([.E209:.E213])-MIN([.E209:.E213]))/2" office:value-type="float" office:value="0.110467346331362" calcext:value-type="float">
            <text:p>0.110467346331362</text:p>
          </table:table-cell>
          <table:table-cell table:number-columns-repeated="4"/>
        </table:table-row>
        <table:table-row table:style-name="ro1">
          <table:table-cell office:value-type="time" office:time-value="PT15H07M51.822S" calcext:value-type="time">
            <text:p>15:07:51.8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832162" calcext:value-type="float">
            <text:p>-1.83E-08</text:p>
          </table:table-cell>
          <table:table-cell table:formula="of:=[.C211]*10^9" office:value-type="float" office:value="-18.32162" calcext:value-type="float">
            <text:p>-18.32162</text:p>
          </table:table-cell>
          <table:table-cell table:formula="of:=[.$N$1]*[.D211]" office:value-type="float" office:value="-15.2485552768145" calcext:value-type="float">
            <text:p>-15.2485552768145</text:p>
          </table:table-cell>
          <table:table-cell table:number-columns-repeated="9"/>
        </table:table-row>
        <table:table-row table:style-name="ro1">
          <table:table-cell office:value-type="time" office:time-value="PT15H07M52.206S" calcext:value-type="time">
            <text:p>15:07:52.2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837235" calcext:value-type="float">
            <text:p>-1.84E-08</text:p>
          </table:table-cell>
          <table:table-cell table:formula="of:=[.C212]*10^9" office:value-type="float" office:value="-18.37235" calcext:value-type="float">
            <text:p>-18.37235</text:p>
          </table:table-cell>
          <table:table-cell table:formula="of:=[.$N$1]*[.D212]" office:value-type="float" office:value="-15.2907763909514" calcext:value-type="float">
            <text:p>-15.2907763909514</text:p>
          </table:table-cell>
          <table:table-cell table:number-columns-repeated="9"/>
        </table:table-row>
        <table:table-row table:style-name="ro1">
          <table:table-cell office:value-type="time" office:time-value="PT15H07M52.59S" calcext:value-type="time">
            <text:p>15:07:52.5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858217" calcext:value-type="float">
            <text:p>-1.86E-08</text:p>
          </table:table-cell>
          <table:table-cell table:formula="of:=[.C213]*10^9" office:value-type="float" office:value="-18.58217" calcext:value-type="float">
            <text:p>-18.58217</text:p>
          </table:table-cell>
          <table:table-cell table:formula="of:=[.$N$1]*[.D213]" office:value-type="float" office:value="-15.4654035182568" calcext:value-type="float">
            <text:p>-15.4654035182568</text:p>
          </table:table-cell>
          <table:table-cell table:number-columns-repeated="9"/>
        </table:table-row>
        <table:table-row table:style-name="ro1">
          <table:table-cell office:value-type="time" office:time-value="PT15H07M52.975S" calcext:value-type="time">
            <text:p>15:07:52.9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158246" calcext:value-type="float">
            <text:p>-4.16E-08</text:p>
          </table:table-cell>
          <table:table-cell table:formula="of:=[.C214]*10^9" office:value-type="float" office:value="-41.58246" calcext:value-type="float">
            <text:p>-41.58246</text:p>
          </table:table-cell>
          <table:table-cell table:formula="of:=[.$N$1]*[.D214]" office:value-type="float" office:value="-34.6078807363066" calcext:value-type="float">
            <text:p>-34.6078807363066</text:p>
          </table:table-cell>
          <table:table-cell table:number-columns-repeated="9"/>
        </table:table-row>
        <table:table-row table:style-name="ro1">
          <table:table-cell office:value-type="time" office:time-value="PT15H07M53.358S" calcext:value-type="time">
            <text:p>15:07:53.3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152316" calcext:value-type="float">
            <text:p>-4.15E-08</text:p>
          </table:table-cell>
          <table:table-cell table:formula="of:=[.C215]*10^9" office:value-type="float" office:value="-41.52316" calcext:value-type="float">
            <text:p>-41.52316</text:p>
          </table:table-cell>
          <table:table-cell table:formula="of:=[.$N$1]*[.D215]" office:value-type="float" office:value="-34.5585270586343" calcext:value-type="float">
            <text:p>-34.5585270586343</text:p>
          </table:table-cell>
          <table:table-cell/>
          <table:table-cell office:value-type="float" office:value="-210" calcext:value-type="float">
            <text:p>-210</text:p>
          </table:table-cell>
          <table:table-cell office:value-type="float" office:value="0.05" calcext:value-type="float">
            <text:p>0.05</text:p>
          </table:table-cell>
          <table:table-cell table:formula="of:=AVERAGE([.E214:.E218])" office:value-type="float" office:value="-34.4257481880021" calcext:value-type="float">
            <text:p>-34.4257481880021</text:p>
          </table:table-cell>
          <table:table-cell table:formula="of:=(MAX([.E214:.E218])-MIN([.E214:.E218]))/2" office:value-type="float" office:value="0.155339243999226" calcext:value-type="float">
            <text:p>0.155339243999226</text:p>
          </table:table-cell>
          <table:table-cell table:number-columns-repeated="4"/>
        </table:table-row>
        <table:table-row table:style-name="ro1">
          <table:table-cell office:value-type="time" office:time-value="PT15H07M53.742S" calcext:value-type="time">
            <text:p>15:07:53.7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126753" calcext:value-type="float">
            <text:p>-4.13E-08</text:p>
          </table:table-cell>
          <table:table-cell table:formula="of:=[.C216]*10^9" office:value-type="float" office:value="-41.26753" calcext:value-type="float">
            <text:p>-41.26753</text:p>
          </table:table-cell>
          <table:table-cell table:formula="of:=[.$N$1]*[.D216]" office:value-type="float" office:value="-34.3457735911236" calcext:value-type="float">
            <text:p>-34.3457735911236</text:p>
          </table:table-cell>
          <table:table-cell table:number-columns-repeated="9"/>
        </table:table-row>
        <table:table-row table:style-name="ro1">
          <table:table-cell office:value-type="time" office:time-value="PT15H07M54.126S" calcext:value-type="time">
            <text:p>15:07:54.1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123579" calcext:value-type="float">
            <text:p>-4.12E-08</text:p>
          </table:table-cell>
          <table:table-cell table:formula="of:=[.C217]*10^9" office:value-type="float" office:value="-41.23579" calcext:value-type="float">
            <text:p>-41.23579</text:p>
          </table:table-cell>
          <table:table-cell table:formula="of:=[.$N$1]*[.D217]" office:value-type="float" office:value="-34.3193573056376" calcext:value-type="float">
            <text:p>-34.3193573056376</text:p>
          </table:table-cell>
          <table:table-cell table:number-columns-repeated="9"/>
        </table:table-row>
        <table:table-row table:style-name="ro1">
          <table:table-cell office:value-type="time" office:time-value="PT15H07M54.51S" calcext:value-type="time">
            <text:p>15:07:54.5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120917" calcext:value-type="float">
            <text:p>-4.12E-08</text:p>
          </table:table-cell>
          <table:table-cell table:formula="of:=[.C218]*10^9" office:value-type="float" office:value="-41.20917" calcext:value-type="float">
            <text:p>-41.20917</text:p>
          </table:table-cell>
          <table:table-cell table:formula="of:=[.$N$1]*[.D218]" office:value-type="float" office:value="-34.2972022483082" calcext:value-type="float">
            <text:p>-34.297202248308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636290083872168" calcext:value-type="float">
            <text:p>0.000636290083872</text:p>
          </table:table-cell>
          <table:table-cell office:value-type="float" office:value="0.129315083053443" calcext:value-type="float">
            <text:p>0.129315083053443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5" calcext:value-type="float">
            <text:p>0.05</text:p>
          </table:table-cell>
          <table:table-cell office:value-type="float" office:value="-0.0632469759666456" calcext:value-type="float">
            <text:p>-0.063246975966646</text:p>
          </table:table-cell>
          <table:table-cell office:value-type="float" office:value="0.146729931871624" calcext:value-type="float">
            <text:p>0.14672993187162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office:value-type="float" office:value="-0.118318800695864" calcext:value-type="float">
            <text:p>-0.118318800695864</text:p>
          </table:table-cell>
          <table:table-cell office:value-type="float" office:value="0.135430278366517" calcext:value-type="float">
            <text:p>0.13543027836651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95963362441415" calcext:value-type="float">
            <text:p>-0.095963362441415</text:p>
          </table:table-cell>
          <table:table-cell office:value-type="float" office:value="0.125168204788037" calcext:value-type="float">
            <text:p>0.12516820478803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5" calcext:value-type="float">
            <text:p>0.05</text:p>
          </table:table-cell>
          <table:table-cell office:value-type="float" office:value="-0.126999273669135" calcext:value-type="float">
            <text:p>-0.126999273669135</text:p>
          </table:table-cell>
          <table:table-cell office:value-type="float" office:value="0.117173474949482" calcext:value-type="float">
            <text:p>0.11717347494948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" calcext:value-type="float">
            <text:p>0.05</text:p>
          </table:table-cell>
          <table:table-cell office:value-type="float" office:value="-0.0911648034015972" calcext:value-type="float">
            <text:p>-0.091164803401597</text:p>
          </table:table-cell>
          <table:table-cell office:value-type="float" office:value="0.0839945413133038" calcext:value-type="float">
            <text:p>0.08399454131330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5" calcext:value-type="float">
            <text:p>0.05</text:p>
          </table:table-cell>
          <table:table-cell office:value-type="float" office:value="-0.118726051763773" calcext:value-type="float">
            <text:p>-0.118726051763773</text:p>
          </table:table-cell>
          <table:table-cell office:value-type="float" office:value="0.0903807012170013" calcext:value-type="float">
            <text:p>0.09038070121700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5" calcext:value-type="float">
            <text:p>0.05</text:p>
          </table:table-cell>
          <table:table-cell office:value-type="float" office:value="-0.184128796204692" calcext:value-type="float">
            <text:p>-0.184128796204692</text:p>
          </table:table-cell>
          <table:table-cell office:value-type="float" office:value="0.133996202811721" calcext:value-type="float">
            <text:p>0.13399620281172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3705813243946" calcext:value-type="float">
            <text:p>-0.13705813243946</text:p>
          </table:table-cell>
          <table:table-cell office:value-type="float" office:value="0.125880237703029" calcext:value-type="float">
            <text:p>0.125880237703029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5" calcext:value-type="float">
            <text:p>0.05</text:p>
          </table:table-cell>
          <table:table-cell office:value-type="float" office:value="-0.190747155341039" calcext:value-type="float">
            <text:p>-0.190747155341039</text:p>
          </table:table-cell>
          <table:table-cell office:value-type="float" office:value="0.120514868736702" calcext:value-type="float">
            <text:p>0.12051486873670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5" calcext:value-type="float">
            <text:p>0.05</text:p>
          </table:table-cell>
          <table:table-cell office:value-type="float" office:value="-0.175550740185621" calcext:value-type="float">
            <text:p>-0.175550740185621</text:p>
          </table:table-cell>
          <table:table-cell office:value-type="float" office:value="0.122314704979318" calcext:value-type="float">
            <text:p>0.12231470497931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05" calcext:value-type="float">
            <text:p>0.05</text:p>
          </table:table-cell>
          <table:table-cell office:value-type="float" office:value="-0.155092820171107" calcext:value-type="float">
            <text:p>-0.155092820171107</text:p>
          </table:table-cell>
          <table:table-cell office:value-type="float" office:value="0.120150920735392" calcext:value-type="float">
            <text:p>0.12015092073539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05" calcext:value-type="float">
            <text:p>0.05</text:p>
          </table:table-cell>
          <table:table-cell office:value-type="float" office:value="-0.214355053442347" calcext:value-type="float">
            <text:p>-0.214355053442347</text:p>
          </table:table-cell>
          <table:table-cell office:value-type="float" office:value="0.13552067133333" calcext:value-type="float">
            <text:p>0.13552067133333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0.05" calcext:value-type="float">
            <text:p>0.05</text:p>
          </table:table-cell>
          <table:table-cell office:value-type="float" office:value="-0.209245727693791" calcext:value-type="float">
            <text:p>-0.209245727693791</text:p>
          </table:table-cell>
          <table:table-cell office:value-type="float" office:value="0.095002958183876" calcext:value-type="float">
            <text:p>0.095002958183876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05" calcext:value-type="float">
            <text:p>0.05</text:p>
          </table:table-cell>
          <table:table-cell office:value-type="float" office:value="-0.255166786340975" calcext:value-type="float">
            <text:p>-0.255166786340975</text:p>
          </table:table-cell>
          <table:table-cell office:value-type="float" office:value="0.129670587664198" calcext:value-type="float">
            <text:p>0.12967058766419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05" calcext:value-type="float">
            <text:p>0.05</text:p>
          </table:table-cell>
          <table:table-cell office:value-type="float" office:value="-0.181559992378195" calcext:value-type="float">
            <text:p>-0.181559992378195</text:p>
          </table:table-cell>
          <table:table-cell office:value-type="float" office:value="0.131799379068702" calcext:value-type="float">
            <text:p>0.13179937906870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05" calcext:value-type="float">
            <text:p>0.05</text:p>
          </table:table-cell>
          <table:table-cell office:value-type="float" office:value="-0.287615556035718" calcext:value-type="float">
            <text:p>-0.287615556035718</text:p>
          </table:table-cell>
          <table:table-cell office:value-type="float" office:value="0.0923894603992777" calcext:value-type="float">
            <text:p>0.09238946039927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.05" calcext:value-type="float">
            <text:p>0.05</text:p>
          </table:table-cell>
          <table:table-cell office:value-type="float" office:value="-0.225182637772111" calcext:value-type="float">
            <text:p>-0.225182637772111</text:p>
          </table:table-cell>
          <table:table-cell office:value-type="float" office:value="0.11173968081267" calcext:value-type="float">
            <text:p>0.1117396808126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05" calcext:value-type="float">
            <text:p>0.05</text:p>
          </table:table-cell>
          <table:table-cell office:value-type="float" office:value="-0.244712945011384" calcext:value-type="float">
            <text:p>-0.244712945011384</text:p>
          </table:table-cell>
          <table:table-cell office:value-type="float" office:value="0.123041797840304" calcext:value-type="float">
            <text:p>0.12304179784030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05" calcext:value-type="float">
            <text:p>0.05</text:p>
          </table:table-cell>
          <table:table-cell office:value-type="float" office:value="-0.30090790797108" calcext:value-type="float">
            <text:p>-0.30090790797108</text:p>
          </table:table-cell>
          <table:table-cell office:value-type="float" office:value="0.132405222510941" calcext:value-type="float">
            <text:p>0.13240522251094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05" calcext:value-type="float">
            <text:p>0.05</text:p>
          </table:table-cell>
          <table:table-cell office:value-type="float" office:value="-0.25754133908578" calcext:value-type="float">
            <text:p>-0.25754133908578</text:p>
          </table:table-cell>
          <table:table-cell office:value-type="float" office:value="0.131885718875139" calcext:value-type="float">
            <text:p>0.131885718875139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05" calcext:value-type="float">
            <text:p>0.05</text:p>
          </table:table-cell>
          <table:table-cell office:value-type="float" office:value="-0.385148726632782" calcext:value-type="float">
            <text:p>-0.385148726632782</text:p>
          </table:table-cell>
          <table:table-cell office:value-type="float" office:value="0.0501410477695058" calcext:value-type="float">
            <text:p>0.050141047769506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05" calcext:value-type="float">
            <text:p>0.05</text:p>
          </table:table-cell>
          <table:table-cell office:value-type="float" office:value="-0.26426389257454" calcext:value-type="float">
            <text:p>-0.26426389257454</text:p>
          </table:table-cell>
          <table:table-cell office:value-type="float" office:value="0.0933586401235515" calcext:value-type="float">
            <text:p>0.09335864012355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05" calcext:value-type="float">
            <text:p>0.05</text:p>
          </table:table-cell>
          <table:table-cell office:value-type="float" office:value="-0.281793137058759" calcext:value-type="float">
            <text:p>-0.281793137058759</text:p>
          </table:table-cell>
          <table:table-cell office:value-type="float" office:value="0.131055112293065" calcext:value-type="float">
            <text:p>0.13105511229306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.05" calcext:value-type="float">
            <text:p>0.05</text:p>
          </table:table-cell>
          <table:table-cell office:value-type="float" office:value="-0.334139062458954" calcext:value-type="float">
            <text:p>-0.334139062458954</text:p>
          </table:table-cell>
          <table:table-cell office:value-type="float" office:value="0.1251357919891" calcext:value-type="float">
            <text:p>0.125135791989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0.05" calcext:value-type="float">
            <text:p>0.05</text:p>
          </table:table-cell>
          <table:table-cell office:value-type="float" office:value="-0.353274723376496" calcext:value-type="float">
            <text:p>-0.353274723376496</text:p>
          </table:table-cell>
          <table:table-cell office:value-type="float" office:value="0.0856050358751358" calcext:value-type="float">
            <text:p>0.085605035875136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0.05" calcext:value-type="float">
            <text:p>0.05</text:p>
          </table:table-cell>
          <table:table-cell office:value-type="float" office:value="-0.342744562784804" calcext:value-type="float">
            <text:p>-0.342744562784804</text:p>
          </table:table-cell>
          <table:table-cell office:value-type="float" office:value="0.130968556096135" calcext:value-type="float">
            <text:p>0.13096855609613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0.05" calcext:value-type="float">
            <text:p>0.05</text:p>
          </table:table-cell>
          <table:table-cell office:value-type="float" office:value="-0.378197864529198" calcext:value-type="float">
            <text:p>-0.378197864529198</text:p>
          </table:table-cell>
          <table:table-cell office:value-type="float" office:value="0.129479706281834" calcext:value-type="float">
            <text:p>0.12947970628183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84172555831064" calcext:value-type="float">
            <text:p>-0.384172555831064</text:p>
          </table:table-cell>
          <table:table-cell office:value-type="float" office:value="0.107949476498948" calcext:value-type="float">
            <text:p>0.10794947649894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0.05" calcext:value-type="float">
            <text:p>0.05</text:p>
          </table:table-cell>
          <table:table-cell office:value-type="float" office:value="-0.432766037058448" calcext:value-type="float">
            <text:p>-0.432766037058448</text:p>
          </table:table-cell>
          <table:table-cell office:value-type="float" office:value="0.125741685367607" calcext:value-type="float">
            <text:p>0.12574168536760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05" calcext:value-type="float">
            <text:p>0.05</text:p>
          </table:table-cell>
          <table:table-cell office:value-type="float" office:value="-0.469153929339188" calcext:value-type="float">
            <text:p>-0.469153929339188</text:p>
          </table:table-cell>
          <table:table-cell office:value-type="float" office:value="0.0991735520149699" calcext:value-type="float">
            <text:p>0.0991735520149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05" calcext:value-type="float">
            <text:p>0.05</text:p>
          </table:table-cell>
          <table:table-cell office:value-type="float" office:value="-0.514839987911708" calcext:value-type="float">
            <text:p>-0.514839987911708</text:p>
          </table:table-cell>
          <table:table-cell office:value-type="float" office:value="0.118108552364437" calcext:value-type="float">
            <text:p>0.11810855236443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05" calcext:value-type="float">
            <text:p>0.05</text:p>
          </table:table-cell>
          <table:table-cell office:value-type="float" office:value="-0.513531491250047" calcext:value-type="float">
            <text:p>-0.513531491250047</text:p>
          </table:table-cell>
          <table:table-cell office:value-type="float" office:value="0.133599240279451" calcext:value-type="float">
            <text:p>0.13359924027945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05" calcext:value-type="float">
            <text:p>0.05</text:p>
          </table:table-cell>
          <table:table-cell office:value-type="float" office:value="-0.573326642703071" calcext:value-type="float">
            <text:p>-0.573326642703071</text:p>
          </table:table-cell>
          <table:table-cell office:value-type="float" office:value="0.12740306498598" calcext:value-type="float">
            <text:p>0.1274030649859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05" calcext:value-type="float">
            <text:p>0.05</text:p>
          </table:table-cell>
          <table:table-cell office:value-type="float" office:value="-0.621366214206373" calcext:value-type="float">
            <text:p>-0.621366214206373</text:p>
          </table:table-cell>
          <table:table-cell office:value-type="float" office:value="0.0965782809679942" calcext:value-type="float">
            <text:p>0.09657828096799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729470975851697" calcext:value-type="float">
            <text:p>-0.729470975851697</text:p>
          </table:table-cell>
          <table:table-cell office:value-type="float" office:value="0.128926037916379" calcext:value-type="float">
            <text:p>0.128926037916379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5" calcext:value-type="float">
            <text:p>0.05</text:p>
          </table:table-cell>
          <table:table-cell office:value-type="float" office:value="-0.868930320344617" calcext:value-type="float">
            <text:p>-0.868930320344617</text:p>
          </table:table-cell>
          <table:table-cell office:value-type="float" office:value="0.098723626245161" calcext:value-type="float">
            <text:p>0.09872362624516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0.05" calcext:value-type="float">
            <text:p>0.05</text:p>
          </table:table-cell>
          <table:table-cell office:value-type="float" office:value="-1.18443250197084" calcext:value-type="float">
            <text:p>-1.18443250197084</text:p>
          </table:table-cell>
          <table:table-cell office:value-type="float" office:value="0.123507786442812" calcext:value-type="float">
            <text:p>0.12350778644281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0.05" calcext:value-type="float">
            <text:p>0.05</text:p>
          </table:table-cell>
          <table:table-cell office:value-type="float" office:value="-1.82583389572592" calcext:value-type="float">
            <text:p>-1.82583389572592</text:p>
          </table:table-cell>
          <table:table-cell office:value-type="float" office:value="0.116274518101323" calcext:value-type="float">
            <text:p>0.116274518101323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0.05" calcext:value-type="float">
            <text:p>0.05</text:p>
          </table:table-cell>
          <table:table-cell office:value-type="float" office:value="-3.28044773796523" calcext:value-type="float">
            <text:p>-3.28044773796523</text:p>
          </table:table-cell>
          <table:table-cell office:value-type="float" office:value="0.114249602455846" calcext:value-type="float">
            <text:p>0.114249602455846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.05" calcext:value-type="float">
            <text:p>0.05</text:p>
          </table:table-cell>
          <table:table-cell office:value-type="float" office:value="-6.80181033502057" calcext:value-type="float">
            <text:p>-6.80181033502057</text:p>
          </table:table-cell>
          <table:table-cell office:value-type="float" office:value="0.0963253953868692" calcext:value-type="float">
            <text:p>0.096325395386869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0.05" calcext:value-type="float">
            <text:p>0.05</text:p>
          </table:table-cell>
          <table:table-cell office:value-type="float" office:value="-15.3270900446479" calcext:value-type="float">
            <text:p>-15.3270900446479</text:p>
          </table:table-cell>
          <table:table-cell office:value-type="float" office:value="0.110467346331362" calcext:value-type="float">
            <text:p>0.11046734633136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0.05" calcext:value-type="float">
            <text:p>0.05</text:p>
          </table:table-cell>
          <table:table-cell office:value-type="float" office:value="-34.4257481880021" calcext:value-type="float">
            <text:p>-34.4257481880021</text:p>
          </table:table-cell>
          <table:table-cell office:value-type="float" office:value="0.155339243999226" calcext:value-type="float">
            <text:p>0.155339243999226</text:p>
          </table:table-cell>
        </table:table-row>
      </table:table>
      <table:named-expressions/>
      <table:database-ranges>
        <table:database-range table:name="__Anonymous_Sheet_DB__1" table:target-range-address="Sheet2.A1:Sheet2.D2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7T17:47:16.696841161</dc:date>
    <meta:editing-duration>PT7M58S</meta:editing-duration>
    <meta:editing-cycles>2</meta:editing-cycles>
    <meta:generator>LibreOffice/5.3.5.2$Linux_X86_64 LibreOffice_project/30$Build-2</meta:generator>
    <meta:document-statistic meta:table-count="2" meta:cell-count="1442" meta:object-count="0"/>
  </office:meta>
</office:document-meta>
</file>